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008in"/>
    </style:style>
    <style:style style:name="co5" style:family="table-column">
      <style:table-column-properties fo:break-before="auto" style:column-width="1.3465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2.0984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160 bar" table:style-name="ta1">
        <table:shapes>
          <draw:frame draw:z-index="0" draw:style-name="gr1" draw:text-style-name="P1" svg:width="12.865in" svg:height="7.2587in" svg:x="5.0276in" svg:y="0.2413in">
            <draw:object draw:notify-on-update-of-ranges="'160 bar'.B3:'160 bar'.B176 '160 bar'.C2:'160 bar'.C2 '160 bar'.C3:'160 bar'.C1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\=== hp turbine first stage nozzle ===</text:p>
          </table:table-cell>
          <table:table-cell table:style-name="ce1" office:value-type="string" calcext:value-type="string">
            <text:p>High pressure turb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let pressure (Pa)</text:p>
          </table:table-cell>
          <table:table-cell office:value-type="string" calcext:value-type="string">
            <text:p>force bal(Newton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-798566.92062618" calcext:value-type="float">
            <text:p>-798566.92062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.4" calcext:value-type="float">
            <text:p>158.4</text:p>
          </table:table-cell>
          <table:table-cell office:value-type="float" office:value="-766600.756180932" calcext:value-type="float">
            <text:p>-766600.756180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.8" calcext:value-type="float">
            <text:p>156.8</text:p>
          </table:table-cell>
          <table:table-cell office:value-type="float" office:value="-734635.208290391" calcext:value-type="float">
            <text:p>-734635.2082903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.2" calcext:value-type="float">
            <text:p>155.2</text:p>
          </table:table-cell>
          <table:table-cell office:value-type="float" office:value="-702670.294558537" calcext:value-type="float">
            <text:p>-702670.294558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3.6" calcext:value-type="float">
            <text:p>153.6</text:p>
          </table:table-cell>
          <table:table-cell office:value-type="float" office:value="-670706.033279622" calcext:value-type="float">
            <text:p>-670706.03327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-638742.443472799" calcext:value-type="float">
            <text:p>-638742.443472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.4" calcext:value-type="float">
            <text:p>150.4</text:p>
          </table:table-cell>
          <table:table-cell office:value-type="float" office:value="-606779.544918863" calcext:value-type="float">
            <text:p>-606779.544918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.8" calcext:value-type="float">
            <text:p>148.8</text:p>
          </table:table-cell>
          <table:table-cell office:value-type="float" office:value="-574817.358199276" calcext:value-type="float">
            <text:p>-574817.3581992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.2" calcext:value-type="float">
            <text:p>147.2</text:p>
          </table:table-cell>
          <table:table-cell office:value-type="float" office:value="-542855.904737634" calcext:value-type="float">
            <text:p>-542855.904737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.6" calcext:value-type="float">
            <text:p>145.6</text:p>
          </table:table-cell>
          <table:table-cell office:value-type="float" office:value="-510895.206843751" calcext:value-type="float">
            <text:p>-510895.206843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478935.287760579" calcext:value-type="float">
            <text:p>-478935.287760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.4" calcext:value-type="float">
            <text:p>142.4</text:p>
          </table:table-cell>
          <table:table-cell office:value-type="float" office:value="-446976.171714148" calcext:value-type="float">
            <text:p>-446976.171714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.8" calcext:value-type="float">
            <text:p>140.8</text:p>
          </table:table-cell>
          <table:table-cell office:value-type="float" office:value="-415017.883966782" calcext:value-type="float">
            <text:p>-415017.883966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.2" calcext:value-type="float">
            <text:p>139.2</text:p>
          </table:table-cell>
          <table:table-cell office:value-type="float" office:value="-383060.450873834" calcext:value-type="float">
            <text:p>-383060.450873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.6" calcext:value-type="float">
            <text:p>137.6</text:p>
          </table:table-cell>
          <table:table-cell office:value-type="float" office:value="-351103.899944218" calcext:value-type="float">
            <text:p>-351103.899944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-319148.259905038" calcext:value-type="float">
            <text:p>-319148.259905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.4" calcext:value-type="float">
            <text:p>134.4</text:p>
          </table:table-cell>
          <table:table-cell office:value-type="float" office:value="-287193.560770643" calcext:value-type="float">
            <text:p>-287193.560770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.8" calcext:value-type="float">
            <text:p>132.8</text:p>
          </table:table-cell>
          <table:table-cell office:value-type="float" office:value="-255239.833916468" calcext:value-type="float">
            <text:p>-255239.8339164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.2" calcext:value-type="float">
            <text:p>131.2</text:p>
          </table:table-cell>
          <table:table-cell office:value-type="float" office:value="-223287.11215806" calcext:value-type="float">
            <text:p>-223287.112158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.6" calcext:value-type="float">
            <text:p>129.6</text:p>
          </table:table-cell>
          <table:table-cell office:value-type="float" office:value="-191335.429835702" calcext:value-type="float">
            <text:p>-191335.429835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159384.822905129" calcext:value-type="float">
            <text:p>-159384.8229051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.4" calcext:value-type="float">
            <text:p>126.4</text:p>
          </table:table-cell>
          <table:table-cell office:value-type="float" office:value="-127435.329034839" calcext:value-type="float">
            <text:p>-127435.3290348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.8" calcext:value-type="float">
            <text:p>124.8</text:p>
          </table:table-cell>
          <table:table-cell office:value-type="float" office:value="-95486.9877105788" calcext:value-type="float">
            <text:p>-95486.9877105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.2" calcext:value-type="float">
            <text:p>123.2</text:p>
          </table:table-cell>
          <table:table-cell office:value-type="float" office:value="-63539.8403476221" calcext:value-type="float">
            <text:p>-63539.8403476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.6" calcext:value-type="float">
            <text:p>121.6</text:p>
          </table:table-cell>
          <table:table-cell office:value-type="float" office:value="-31593.9304115376" calcext:value-type="float">
            <text:p>-31593.9304115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50.696451789234" calcext:value-type="float">
            <text:p>350.696451789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.4" calcext:value-type="float">
            <text:p>118.4</text:p>
          </table:table-cell>
          <table:table-cell office:value-type="float" office:value="32293.9922760474" calcext:value-type="float">
            <text:p>32293.9922760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.8" calcext:value-type="float">
            <text:p>116.8</text:p>
          </table:table-cell>
          <table:table-cell office:value-type="float" office:value="64235.9066233668" calcext:value-type="float">
            <text:p>64235.9066233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.2" calcext:value-type="float">
            <text:p>115.2</text:p>
          </table:table-cell>
          <table:table-cell office:value-type="float" office:value="96176.3864211272" calcext:value-type="float">
            <text:p>96176.3864211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.6" calcext:value-type="float">
            <text:p>113.6</text:p>
          </table:table-cell>
          <table:table-cell office:value-type="float" office:value="128115.375785572" calcext:value-type="float">
            <text:p>128115.375785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60052.815830954" calcext:value-type="float">
            <text:p>160052.815830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.4" calcext:value-type="float">
            <text:p>110.4</text:p>
          </table:table-cell>
          <table:table-cell office:value-type="float" office:value="191988.644462793" calcext:value-type="float">
            <text:p>191988.644462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.8" calcext:value-type="float">
            <text:p>108.8</text:p>
          </table:table-cell>
          <table:table-cell office:value-type="float" office:value="223922.796153682" calcext:value-type="float">
            <text:p>223922.7961536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.2" calcext:value-type="float">
            <text:p>107.2</text:p>
          </table:table-cell>
          <table:table-cell office:value-type="float" office:value="255855.201699873" calcext:value-type="float">
            <text:p>255855.20169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.6" calcext:value-type="float">
            <text:p>105.6</text:p>
          </table:table-cell>
          <table:table-cell office:value-type="float" office:value="287785.787956685" calcext:value-type="float">
            <text:p>287785.787956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19714.477550524" calcext:value-type="float">
            <text:p>319714.477550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.4" calcext:value-type="float">
            <text:p>102.4</text:p>
          </table:table-cell>
          <table:table-cell office:value-type="float" office:value="351641.188565059" calcext:value-type="float">
            <text:p>351641.188565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.8" calcext:value-type="float">
            <text:p>100.8</text:p>
          </table:table-cell>
          <table:table-cell office:value-type="float" office:value="383565.83419877" calcext:value-type="float">
            <text:p>383565.834198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.2" calcext:value-type="float">
            <text:p>99.2</text:p>
          </table:table-cell>
          <table:table-cell office:value-type="float" office:value="415488.322390734" calcext:value-type="float">
            <text:p>415488.322390734</text:p>
          </table:table-cell>
          <table:table-cell table:number-columns-repeated="2"/>
          <table:table-cell office:value-type="string" calcext:value-type="string">
            <text:p>it seems from this force balance that newton raphson method and bisection would be good!</text:p>
          </table:table-cell>
        </table:table-row>
        <table:table-row table:style-name="ro1">
          <table:table-cell/>
          <table:table-cell office:value-type="float" office:value="97.6" calcext:value-type="float">
            <text:p>97.6</text:p>
          </table:table-cell>
          <table:table-cell office:value-type="float" office:value="447408.555411148" calcext:value-type="float">
            <text:p>447408.555411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79326.429412568" calcext:value-type="float">
            <text:p>479326.429412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.4" calcext:value-type="float">
            <text:p>94.4</text:p>
          </table:table-cell>
          <table:table-cell office:value-type="float" office:value="511241.833937382" calcext:value-type="float">
            <text:p>511241.833937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.8" calcext:value-type="float">
            <text:p>92.8</text:p>
          </table:table-cell>
          <table:table-cell office:value-type="float" office:value="543154.651376349" calcext:value-type="float">
            <text:p>543154.651376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.2" calcext:value-type="float">
            <text:p>91.2</text:p>
          </table:table-cell>
          <table:table-cell office:value-type="float" office:value="575064.756372402" calcext:value-type="float">
            <text:p>575064.7563724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.6" calcext:value-type="float">
            <text:p>89.6</text:p>
          </table:table-cell>
          <table:table-cell office:value-type="float" office:value="606972.015163024" calcext:value-type="float">
            <text:p>606972.015163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638876.28485361" calcext:value-type="float">
            <text:p>638876.28485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.4" calcext:value-type="float">
            <text:p>86.4</text:p>
          </table:table-cell>
          <table:table-cell office:value-type="float" office:value="670777.412613067" calcext:value-type="float">
            <text:p>670777.412613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.8" calcext:value-type="float">
            <text:p>84.8</text:p>
          </table:table-cell>
          <table:table-cell office:value-type="float" office:value="702675.234781639" calcext:value-type="float">
            <text:p>702675.234781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.2" calcext:value-type="float">
            <text:p>83.2</text:p>
          </table:table-cell>
          <table:table-cell office:value-type="float" office:value="734569.575879419" calcext:value-type="float">
            <text:p>734569.5758794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office:value-type="float" office:value="766460.247502197" calcext:value-type="float">
            <text:p>766460.2475021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98347.04708924" calcext:value-type="float">
            <text:p>798347.04708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.4" calcext:value-type="float">
            <text:p>78.4</text:p>
          </table:table-cell>
          <table:table-cell office:value-type="float" office:value="830229.756545093" calcext:value-type="float">
            <text:p>830229.756545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.8" calcext:value-type="float">
            <text:p>76.8</text:p>
          </table:table-cell>
          <table:table-cell office:value-type="float" office:value="862108.140694579" calcext:value-type="float">
            <text:p>862108.140694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.2" calcext:value-type="float">
            <text:p>75.2</text:p>
          </table:table-cell>
          <table:table-cell office:value-type="float" office:value="893981.945546735" calcext:value-type="float">
            <text:p>893981.945546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.6" calcext:value-type="float">
            <text:p>73.6</text:p>
          </table:table-cell>
          <table:table-cell office:value-type="float" office:value="925850.896339304" calcext:value-type="float">
            <text:p>925850.896339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957714.695330568" calcext:value-type="float">
            <text:p>957714.695330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.4" calcext:value-type="float">
            <text:p>70.4</text:p>
          </table:table-cell>
          <table:table-cell office:value-type="float" office:value="989573.019299531" calcext:value-type="float">
            <text:p>989573.019299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.8" calcext:value-type="float">
            <text:p>68.8</text:p>
          </table:table-cell>
          <table:table-cell office:value-type="float" office:value="1021425.5167086" calcext:value-type="float">
            <text:p>1021425.5167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.2" calcext:value-type="float">
            <text:p>67.2</text:p>
          </table:table-cell>
          <table:table-cell office:value-type="float" office:value="1053271.8044748" calcext:value-type="float">
            <text:p>1053271.8044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.6" calcext:value-type="float">
            <text:p>65.6</text:p>
          </table:table-cell>
          <table:table-cell office:value-type="float" office:value="1085111.46428575" calcext:value-type="float">
            <text:p>1085111.46428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16944.03838536" calcext:value-type="float">
            <text:p>1116944.03838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.4" calcext:value-type="float">
            <text:p>62.4</text:p>
          </table:table-cell>
          <table:table-cell office:value-type="float" office:value="1148769.02474004" calcext:value-type="float">
            <text:p>1148769.02474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.8" calcext:value-type="float">
            <text:p>60.8</text:p>
          </table:table-cell>
          <table:table-cell office:value-type="float" office:value="1180585.87148045" calcext:value-type="float">
            <text:p>1180585.87148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.2" calcext:value-type="float">
            <text:p>59.2</text:p>
          </table:table-cell>
          <table:table-cell office:value-type="float" office:value="1212393.97049358" calcext:value-type="float">
            <text:p>1212393.97049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office:value-type="float" office:value="1244192.6500168" calcext:value-type="float">
            <text:p>1244192.650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275981.16605604" calcext:value-type="float">
            <text:p>1275981.16605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4" calcext:value-type="float">
            <text:p>54.4</text:p>
          </table:table-cell>
          <table:table-cell office:value-type="float" office:value="1307758.69241339" calcext:value-type="float">
            <text:p>1307758.692413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.8" calcext:value-type="float">
            <text:p>52.8</text:p>
          </table:table-cell>
          <table:table-cell office:value-type="float" office:value="1339524.30905982" calcext:value-type="float">
            <text:p>1339524.30905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.2" calcext:value-type="float">
            <text:p>51.2</text:p>
          </table:table-cell>
          <table:table-cell office:value-type="float" office:value="1371276.98851827" calcext:value-type="float">
            <text:p>1371276.98851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 office:value-type="float" office:value="1403015.57981143" calcext:value-type="float">
            <text:p>1403015.57981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434738.78934214" calcext:value-type="float">
            <text:p>1434738.78934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.4" calcext:value-type="float">
            <text:p>46.4</text:p>
          </table:table-cell>
          <table:table-cell office:value-type="float" office:value="1466445.15773322" calcext:value-type="float">
            <text:p>1466445.15773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.8" calcext:value-type="float">
            <text:p>44.8</text:p>
          </table:table-cell>
          <table:table-cell office:value-type="float" office:value="1498133.03099918" calcext:value-type="float">
            <text:p>1498133.03099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.2" calcext:value-type="float">
            <text:p>43.2</text:p>
          </table:table-cell>
          <table:table-cell office:value-type="float" office:value="1529800.52311958" calcext:value-type="float">
            <text:p>1529800.52311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.6" calcext:value-type="float">
            <text:p>41.6</text:p>
          </table:table-cell>
          <table:table-cell office:value-type="float" office:value="1561445.46442702" calcext:value-type="float">
            <text:p>1561445.46442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593065.33084044" calcext:value-type="float">
            <text:p>1593065.33084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office:value-type="float" office:value="1624657.3848951" calcext:value-type="float">
            <text:p>1624657.3848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office:value-type="float" office:value="1656218.17363282" calcext:value-type="float">
            <text:p>1656218.17363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office:value-type="float" office:value="1687743.78238386" calcext:value-type="float">
            <text:p>1687743.78238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6" calcext:value-type="float">
            <text:p>33.6</text:p>
          </table:table-cell>
          <table:table-cell office:value-type="float" office:value="1719229.5983295" calcext:value-type="float">
            <text:p>1719229.5983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750670.14512526" calcext:value-type="float">
            <text:p>1750670.145125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office:value-type="float" office:value="1782058.86755797" calcext:value-type="float">
            <text:p>1782058.867557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office:value-type="float" office:value="1813387.84745488" calcext:value-type="float">
            <text:p>1813387.84745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office:value-type="float" office:value="1844647.42341696" calcext:value-type="float">
            <text:p>1844647.423416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 office:value-type="float" office:value="1875825.67347718" calcext:value-type="float">
            <text:p>1875825.67347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06907.6982504" calcext:value-type="float">
            <text:p>1906907.6982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office:value-type="float" office:value="1937874.60671376" calcext:value-type="float">
            <text:p>1937874.60671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1968702.04655998" calcext:value-type="float">
            <text:p>1968702.04655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office:value-type="float" office:value="1999358.01502531" calcext:value-type="float">
            <text:p>1999358.01502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office:value-type="float" office:value="2029799.49160228" calcext:value-type="float">
            <text:p>2029799.491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59967.06065524" calcext:value-type="float">
            <text:p>2059967.06065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2089775.93411953" calcext:value-type="float">
            <text:p>2089775.934119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office:value-type="float" office:value="2119068.79235818" calcext:value-type="float">
            <text:p>2119068.792358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2147250.51417156" calcext:value-type="float">
            <text:p>2147250.51417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2174248.45142324" calcext:value-type="float">
            <text:p>2174248.45142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199387.33039917" calcext:value-type="float">
            <text:p>2199387.330399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2221343.87393576" calcext:value-type="float">
            <text:p>2221343.87393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2237106.50453637" calcext:value-type="float">
            <text:p>2237106.50453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2237930.8388176" calcext:value-type="float">
            <text:p>2237930.8388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84" calcext:value-type="float">
            <text:p>1.584</text:p>
          </table:table-cell>
          <table:table-cell office:value-type="float" office:value="2180839.71079529" calcext:value-type="float">
            <text:p>2180839.71079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68" calcext:value-type="float">
            <text:p>1.568</text:p>
          </table:table-cell>
          <table:table-cell office:value-type="float" office:value="2179414.79614652" calcext:value-type="float">
            <text:p>2179414.79614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52" calcext:value-type="float">
            <text:p>1.552</text:p>
          </table:table-cell>
          <table:table-cell office:value-type="float" office:value="2177955.85848009" calcext:value-type="float">
            <text:p>2177955.85848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36" calcext:value-type="float">
            <text:p>1.536</text:p>
          </table:table-cell>
          <table:table-cell office:value-type="float" office:value="2176461.87184801" calcext:value-type="float">
            <text:p>2176461.871848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2" calcext:value-type="float">
            <text:p>1.52</text:p>
          </table:table-cell>
          <table:table-cell office:value-type="float" office:value="2174931.76821795" calcext:value-type="float">
            <text:p>2174931.76821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04" calcext:value-type="float">
            <text:p>1.504</text:p>
          </table:table-cell>
          <table:table-cell office:value-type="float" office:value="2173364.43528021" calcext:value-type="float">
            <text:p>2173364.43528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88" calcext:value-type="float">
            <text:p>1.488</text:p>
          </table:table-cell>
          <table:table-cell office:value-type="float" office:value="2171758.7141157" calcext:value-type="float">
            <text:p>2171758.7141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72" calcext:value-type="float">
            <text:p>1.472</text:p>
          </table:table-cell>
          <table:table-cell office:value-type="float" office:value="2170113.39671425" calcext:value-type="float">
            <text:p>2170113.396714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56" calcext:value-type="float">
            <text:p>1.456</text:p>
          </table:table-cell>
          <table:table-cell office:value-type="float" office:value="2168427.22333218" calcext:value-type="float">
            <text:p>2168427.22333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4" calcext:value-type="float">
            <text:p>1.44</text:p>
          </table:table-cell>
          <table:table-cell office:value-type="float" office:value="2166698.87967656" calcext:value-type="float">
            <text:p>2166698.87967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24" calcext:value-type="float">
            <text:p>1.424</text:p>
          </table:table-cell>
          <table:table-cell office:value-type="float" office:value="2164926.99390287" calcext:value-type="float">
            <text:p>2164926.993902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08" calcext:value-type="float">
            <text:p>1.408</text:p>
          </table:table-cell>
          <table:table-cell office:value-type="float" office:value="2163110.13341138" calcext:value-type="float">
            <text:p>2163110.133411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92" calcext:value-type="float">
            <text:p>1.392</text:p>
          </table:table-cell>
          <table:table-cell office:value-type="float" office:value="2161246.80142632" calcext:value-type="float">
            <text:p>2161246.801426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76" calcext:value-type="float">
            <text:p>1.376</text:p>
          </table:table-cell>
          <table:table-cell office:value-type="float" office:value="2159335.43334035" calcext:value-type="float">
            <text:p>2159335.43334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6" calcext:value-type="float">
            <text:p>1.36</text:p>
          </table:table-cell>
          <table:table-cell office:value-type="float" office:value="2157374.39280531" calcext:value-type="float">
            <text:p>2157374.39280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44" calcext:value-type="float">
            <text:p>1.344</text:p>
          </table:table-cell>
          <table:table-cell office:value-type="float" office:value="2155361.96754847" calcext:value-type="float">
            <text:p>2155361.967548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28" calcext:value-type="float">
            <text:p>1.328</text:p>
          </table:table-cell>
          <table:table-cell office:value-type="float" office:value="2153296.36489134" calcext:value-type="float">
            <text:p>2153296.36489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12" calcext:value-type="float">
            <text:p>1.312</text:p>
          </table:table-cell>
          <table:table-cell office:value-type="float" office:value="2151175.7069461" calcext:value-type="float">
            <text:p>2151175.7069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96" calcext:value-type="float">
            <text:p>1.296</text:p>
          </table:table-cell>
          <table:table-cell office:value-type="float" office:value="2148998.02546216" calcext:value-type="float">
            <text:p>2148998.02546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8" calcext:value-type="float">
            <text:p>1.28</text:p>
          </table:table-cell>
          <table:table-cell office:value-type="float" office:value="2146761.25629269" calcext:value-type="float">
            <text:p>2146761.25629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64" calcext:value-type="float">
            <text:p>1.264</text:p>
          </table:table-cell>
          <table:table-cell office:value-type="float" office:value="2144463.23344787" calcext:value-type="float">
            <text:p>2144463.233447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48" calcext:value-type="float">
            <text:p>1.248</text:p>
          </table:table-cell>
          <table:table-cell office:value-type="float" office:value="2142101.68269835" calcext:value-type="float">
            <text:p>2142101.68269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32" calcext:value-type="float">
            <text:p>1.232</text:p>
          </table:table-cell>
          <table:table-cell office:value-type="float" office:value="2139674.21468865" calcext:value-type="float">
            <text:p>2139674.214688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16" calcext:value-type="float">
            <text:p>1.216</text:p>
          </table:table-cell>
          <table:table-cell office:value-type="float" office:value="2137178.31751589" calcext:value-type="float">
            <text:p>2137178.317515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2134611.34872475" calcext:value-type="float">
            <text:p>2134611.34872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84" calcext:value-type="float">
            <text:p>1.184</text:p>
          </table:table-cell>
          <table:table-cell office:value-type="float" office:value="2131970.52666423" calcext:value-type="float">
            <text:p>2131970.526664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68" calcext:value-type="float">
            <text:p>1.168</text:p>
          </table:table-cell>
          <table:table-cell office:value-type="float" office:value="2129252.92114578" calcext:value-type="float">
            <text:p>2129252.92114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52" calcext:value-type="float">
            <text:p>1.152</text:p>
          </table:table-cell>
          <table:table-cell office:value-type="float" office:value="2126455.44333598" calcext:value-type="float">
            <text:p>2126455.44333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36" calcext:value-type="float">
            <text:p>1.136</text:p>
          </table:table-cell>
          <table:table-cell office:value-type="float" office:value="2123574.83480928" calcext:value-type="float">
            <text:p>2123574.83480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2120607.65567806" calcext:value-type="float">
            <text:p>2120607.655678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04" calcext:value-type="float">
            <text:p>1.104</text:p>
          </table:table-cell>
          <table:table-cell office:value-type="float" office:value="2117550.27170764" calcext:value-type="float">
            <text:p>2117550.27170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88" calcext:value-type="float">
            <text:p>1.088</text:p>
          </table:table-cell>
          <table:table-cell office:value-type="float" office:value="2114398.84031339" calcext:value-type="float">
            <text:p>2114398.840313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72" calcext:value-type="float">
            <text:p>1.072</text:p>
          </table:table-cell>
          <table:table-cell office:value-type="float" office:value="2111149.29532461" calcext:value-type="float">
            <text:p>2111149.29532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56" calcext:value-type="float">
            <text:p>1.056</text:p>
          </table:table-cell>
          <table:table-cell office:value-type="float" office:value="2107797.33038645" calcext:value-type="float">
            <text:p>2107797.330386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4" calcext:value-type="float">
            <text:p>1.04</text:p>
          </table:table-cell>
          <table:table-cell office:value-type="float" office:value="2104338.38085509" calcext:value-type="float">
            <text:p>2104338.38085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24" calcext:value-type="float">
            <text:p>1.024</text:p>
          </table:table-cell>
          <table:table-cell office:value-type="float" office:value="2100767.60402381" calcext:value-type="float">
            <text:p>2100767.60402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08" calcext:value-type="float">
            <text:p>1.008</text:p>
          </table:table-cell>
          <table:table-cell office:value-type="float" office:value="2097079.85749718" calcext:value-type="float">
            <text:p>2097079.85749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2" calcext:value-type="float">
            <text:p>0.992</text:p>
          </table:table-cell>
          <table:table-cell office:value-type="float" office:value="2093269.67550711" calcext:value-type="float">
            <text:p>2093269.67550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6" calcext:value-type="float">
            <text:p>0.976</text:p>
          </table:table-cell>
          <table:table-cell office:value-type="float" office:value="2089331.242938" calcext:value-type="float">
            <text:p>2089331.2429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2085258.36679765" calcext:value-type="float">
            <text:p>2085258.36679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4" calcext:value-type="float">
            <text:p>0.944</text:p>
          </table:table-cell>
          <table:table-cell office:value-type="float" office:value="2081044.44483484" calcext:value-type="float">
            <text:p>2081044.444834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28" calcext:value-type="float">
            <text:p>0.928</text:p>
          </table:table-cell>
          <table:table-cell office:value-type="float" office:value="2076682.43096448" calcext:value-type="float">
            <text:p>2076682.43096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2" calcext:value-type="float">
            <text:p>0.912</text:p>
          </table:table-cell>
          <table:table-cell office:value-type="float" office:value="2072164.79711358" calcext:value-type="float">
            <text:p>2072164.79711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6" calcext:value-type="float">
            <text:p>0.896</text:p>
          </table:table-cell>
          <table:table-cell office:value-type="float" office:value="2067483.49104699" calcext:value-type="float">
            <text:p>2067483.49104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2062629.88966874" calcext:value-type="float">
            <text:p>2062629.88966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4" calcext:value-type="float">
            <text:p>0.864</text:p>
          </table:table-cell>
          <table:table-cell office:value-type="float" office:value="2057594.7472204" calcext:value-type="float">
            <text:p>2057594.7472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8" calcext:value-type="float">
            <text:p>0.848</text:p>
          </table:table-cell>
          <table:table-cell office:value-type="float" office:value="2052368.13771242" calcext:value-type="float">
            <text:p>2052368.13771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8" calcext:value-type="float">
            <text:p>0.448</text:p>
          </table:table-cell>
          <table:table-cell office:value-type="float" office:value="1802551.50521973" calcext:value-type="float">
            <text:p>1802551.50521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2" calcext:value-type="float">
            <text:p>0.432</text:p>
          </table:table-cell>
          <table:table-cell office:value-type="float" office:value="1783236.32254855" calcext:value-type="float">
            <text:p>1783236.32254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6" calcext:value-type="float">
            <text:p>0.416</text:p>
          </table:table-cell>
          <table:table-cell office:value-type="float" office:value="1762487.68959018" calcext:value-type="float">
            <text:p>1762487.68959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740139.32897467" calcext:value-type="float">
            <text:p>1740139.32897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4" calcext:value-type="float">
            <text:p>0.384</text:p>
          </table:table-cell>
          <table:table-cell office:value-type="float" office:value="1715997.94090868" calcext:value-type="float">
            <text:p>1715997.940908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8" calcext:value-type="float">
            <text:p>0.368</text:p>
          </table:table-cell>
          <table:table-cell office:value-type="float" office:value="1689837.44623286" calcext:value-type="float">
            <text:p>1689837.44623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2" calcext:value-type="float">
            <text:p>0.352</text:p>
          </table:table-cell>
          <table:table-cell office:value-type="float" office:value="1661391.68579037" calcext:value-type="float">
            <text:p>1661391.685790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6" calcext:value-type="float">
            <text:p>0.336</text:p>
          </table:table-cell>
          <table:table-cell office:value-type="float" office:value="1630345.06904384" calcext:value-type="float">
            <text:p>1630345.06904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1596320.46467861" calcext:value-type="float">
            <text:p>1596320.46467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4" calcext:value-type="float">
            <text:p>0.304</text:p>
          </table:table-cell>
          <table:table-cell office:value-type="float" office:value="1558863.33200952" calcext:value-type="float">
            <text:p>1558863.33200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8" calcext:value-type="float">
            <text:p>0.288</text:p>
          </table:table-cell>
          <table:table-cell office:value-type="float" office:value="1517420.65285965" calcext:value-type="float">
            <text:p>1517420.65285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2" calcext:value-type="float">
            <text:p>0.272</text:p>
          </table:table-cell>
          <table:table-cell office:value-type="float" office:value="1471312.55469983" calcext:value-type="float">
            <text:p>1471312.5546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6" calcext:value-type="float">
            <text:p>0.256</text:p>
          </table:table-cell>
          <table:table-cell office:value-type="float" office:value="1419693.4752159" calcext:value-type="float">
            <text:p>1419693.4752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1361498.06101841" calcext:value-type="float">
            <text:p>1361498.061018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4" calcext:value-type="float">
            <text:p>0.224</text:p>
          </table:table-cell>
          <table:table-cell office:value-type="float" office:value="1295364.28325786" calcext:value-type="float">
            <text:p>1295364.283257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8" calcext:value-type="float">
            <text:p>0.208</text:p>
          </table:table-cell>
          <table:table-cell office:value-type="float" office:value="1219521.69001785" calcext:value-type="float">
            <text:p>1219521.69001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2" calcext:value-type="float">
            <text:p>0.192</text:p>
          </table:table-cell>
          <table:table-cell office:value-type="float" office:value="1131624.77317748" calcext:value-type="float">
            <text:p>1131624.77317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6" calcext:value-type="float">
            <text:p>0.176</text:p>
          </table:table-cell>
          <table:table-cell office:value-type="float" office:value="1028497.06986083" calcext:value-type="float">
            <text:p>1028497.06986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905724.506953756" calcext:value-type="float">
            <text:p>905724.506953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4" calcext:value-type="float">
            <text:p>0.144</text:p>
          </table:table-cell>
          <table:table-cell office:value-type="float" office:value="756982.634002108" calcext:value-type="float">
            <text:p>756982.634002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8" calcext:value-type="float">
            <text:p>0.128</text:p>
          </table:table-cell>
          <table:table-cell office:value-type="float" office:value="572868.758028656" calcext:value-type="float">
            <text:p>572868.758028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2" calcext:value-type="float">
            <text:p>0.112</text:p>
          </table:table-cell>
          <table:table-cell office:value-type="float" office:value="338752.328190458" calcext:value-type="float">
            <text:p>338752.328190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6" calcext:value-type="float">
            <text:p>0.096</text:p>
          </table:table-cell>
          <table:table-cell office:value-type="float" office:value="30518.454421368" calcext:value-type="float">
            <text:p>30518.454421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-394690.333535832" calcext:value-type="float">
            <text:p>-394690.333535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4" calcext:value-type="float">
            <text:p>0.064</text:p>
          </table:table-cell>
          <table:table-cell office:value-type="float" office:value="-1021313.80509558" calcext:value-type="float">
            <text:p>-1021313.80509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8" calcext:value-type="float">
            <text:p>0.048</text:p>
          </table:table-cell>
          <table:table-cell office:value-type="float" office:value="-2042794.74539709" calcext:value-type="float">
            <text:p>-2042794.74539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-4025645.99544805" calcext:value-type="float">
            <text:p>-4025645.995448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-9699145.91396231" calcext:value-type="float">
            <text:p>-9699145.91396231</text:p>
          </table:table-cell>
          <table:table-cell table:number-columns-repeated="3"/>
        </table:table-row>
      </table:table>
      <table:table table:name="40 ba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\=== ip turbine nozzle ===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let pressure (Bar)</text:p>
          </table:table-cell>
          <table:table-cell office:value-type="string" calcext:value-type="string">
            <text:p>force bal(Newton)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397203.27762691" calcext:value-type="float">
            <text:p>-397203.27762691</text:p>
          </table:table-cell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 office:value-type="float" office:value="-381269.469811703" calcext:value-type="float">
            <text:p>-381269.469811703</text:p>
          </table:table-cell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office:value-type="float" office:value="-365336.855898612" calcext:value-type="float">
            <text:p>-365336.855898612</text:p>
          </table:table-cell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 office:value-type="float" office:value="-349405.469861734" calcext:value-type="float">
            <text:p>-349405.469861734</text:p>
          </table:table-cell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office:value-type="float" office:value="-333475.3470046" calcext:value-type="float">
            <text:p>-333475.347004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317546.524026708" calcext:value-type="float">
            <text:p>-317546.524026708</text:p>
          </table:table-cell>
        </table:table-row>
        <table:table-row table:style-name="ro1">
          <table:table-cell/>
          <table:table-cell office:value-type="float" office:value="37.6" calcext:value-type="float">
            <text:p>37.6</text:p>
          </table:table-cell>
          <table:table-cell office:value-type="float" office:value="-301619.039094117" calcext:value-type="float">
            <text:p>-301619.039094117</text:p>
          </table:table-cell>
        </table:table-row>
        <table:table-row table:style-name="ro1">
          <table:table-cell/>
          <table:table-cell office:value-type="float" office:value="37.2" calcext:value-type="float">
            <text:p>37.2</text:p>
          </table:table-cell>
          <table:table-cell office:value-type="float" office:value="-285692.931914414" calcext:value-type="float">
            <text:p>-285692.931914414</text:p>
          </table:table-cell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office:value-type="float" office:value="-269768.243816361" calcext:value-type="float">
            <text:p>-269768.243816361</text:p>
          </table:table-cell>
        </table:table-row>
        <table:table-row table:style-name="ro1">
          <table:table-cell/>
          <table:table-cell office:value-type="float" office:value="36.4" calcext:value-type="float">
            <text:p>36.4</text:p>
          </table:table-cell>
          <table:table-cell office:value-type="float" office:value="-253845.017834586" calcext:value-type="float">
            <text:p>-253845.01783458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237923.298799672" calcext:value-type="float">
            <text:p>-237923.298799672</text:p>
          </table:table-cell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 office:value-type="float" office:value="-222003.133434086" calcext:value-type="float">
            <text:p>-222003.133434086</text:p>
          </table:table-cell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office:value-type="float" office:value="-206084.570454356" calcext:value-type="float">
            <text:p>-206084.570454356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office:value-type="float" office:value="-190167.660680023" calcext:value-type="float">
            <text:p>-190167.660680023</text:p>
          </table:table-cell>
        </table:table-row>
        <table:table-row table:style-name="ro1">
          <table:table-cell/>
          <table:table-cell office:value-type="float" office:value="34.4" calcext:value-type="float">
            <text:p>34.4</text:p>
          </table:table-cell>
          <table:table-cell office:value-type="float" office:value="-174252.457149863" calcext:value-type="float">
            <text:p>-174252.45714986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158339.015245985" calcext:value-type="float">
            <text:p>-158339.015245985</text:p>
          </table:table-cell>
        </table:table-row>
        <table:table-row table:style-name="ro1">
          <table:table-cell/>
          <table:table-cell office:value-type="float" office:value="33.6" calcext:value-type="float">
            <text:p>33.6</text:p>
          </table:table-cell>
          <table:table-cell office:value-type="float" office:value="-142427.392826413" calcext:value-type="float">
            <text:p>-142427.392826413</text:p>
          </table:table-cell>
        </table:table-row>
        <table:table-row table:style-name="ro1">
          <table:table-cell/>
          <table:table-cell office:value-type="float" office:value="33.2" calcext:value-type="float">
            <text:p>33.2</text:p>
          </table:table-cell>
          <table:table-cell office:value-type="float" office:value="-126517.650366859" calcext:value-type="float">
            <text:p>-126517.650366859</text:p>
          </table:table-cell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 office:value-type="float" office:value="-110609.851112445" calcext:value-type="float">
            <text:p>-110609.851112445</text:p>
          </table:table-cell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office:value-type="float" office:value="-94704.061240186" calcext:value-type="float">
            <text:p>-94704.06124018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78800.350033154" calcext:value-type="float">
            <text:p>-78800.350033154</text:p>
          </table:table-cell>
        </table:table-row>
        <table:table-row table:style-name="ro1">
          <table:table-cell/>
          <table:table-cell office:value-type="float" office:value="31.6" calcext:value-type="float">
            <text:p>31.6</text:p>
          </table:table-cell>
          <table:table-cell office:value-type="float" office:value="-62898.7900673244" calcext:value-type="float">
            <text:p>-62898.7900673244</text:p>
          </table:table-cell>
        </table:table-row>
        <table:table-row table:style-name="ro1">
          <table:table-cell/>
          <table:table-cell office:value-type="float" office:value="31.2" calcext:value-type="float">
            <text:p>31.2</text:p>
          </table:table-cell>
          <table:table-cell office:value-type="float" office:value="-46999.4574121914" calcext:value-type="float">
            <text:p>-46999.4574121914</text:p>
          </table:table-cell>
        </table:table-row>
        <table:table-row table:style-name="ro1">
          <table:table-cell/>
          <table:table-cell office:value-type="float" office:value="30.8" calcext:value-type="float">
            <text:p>30.8</text:p>
          </table:table-cell>
          <table:table-cell office:value-type="float" office:value="-31102.4318463644" calcext:value-type="float">
            <text:p>-31102.4318463644</text:p>
          </table:table-cell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office:value-type="float" office:value="-15207.7970894768" calcext:value-type="float">
            <text:p>-15207.797089476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84.358948127134" calcext:value-type="float">
            <text:p>684.358948127134</text:p>
          </table:table-cell>
        </table:table-row>
        <table:table-row table:style-name="ro1">
          <table:table-cell/>
          <table:table-cell office:value-type="float" office:value="29.6" calcext:value-type="float">
            <text:p>29.6</text:p>
          </table:table-cell>
          <table:table-cell office:value-type="float" office:value="16573.9438963067" calcext:value-type="float">
            <text:p>16573.9438963067</text:p>
          </table:table-cell>
        </table:table-row>
        <table:table-row table:style-name="ro1">
          <table:table-cell/>
          <table:table-cell office:value-type="float" office:value="29.2" calcext:value-type="float">
            <text:p>29.2</text:p>
          </table:table-cell>
          <table:table-cell office:value-type="float" office:value="32460.8606348464" calcext:value-type="float">
            <text:p>32460.8606348464</text:p>
          </table:table-cell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office:value-type="float" office:value="48345.0069799987" calcext:value-type="float">
            <text:p>48345.0069799987</text:p>
          </table:table-cell>
        </table:table-row>
        <table:table-row table:style-name="ro1">
          <table:table-cell/>
          <table:table-cell office:value-type="float" office:value="28.4" calcext:value-type="float">
            <text:p>28.4</text:p>
          </table:table-cell>
          <table:table-cell office:value-type="float" office:value="64226.2753456458" calcext:value-type="float">
            <text:p>64226.275345645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0104.5523766337" calcext:value-type="float">
            <text:p>80104.5523766337</text:p>
          </table:table-cell>
        </table:table-row>
        <table:table-row table:style-name="ro1">
          <table:table-cell/>
          <table:table-cell office:value-type="float" office:value="27.6" calcext:value-type="float">
            <text:p>27.6</text:p>
          </table:table-cell>
          <table:table-cell office:value-type="float" office:value="95979.7185515587" calcext:value-type="float">
            <text:p>95979.7185515587</text:p>
          </table:table-cell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office:value-type="float" office:value="111851.647751973" calcext:value-type="float">
            <text:p>111851.647751973</text:p>
          </table:table-cell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 office:value-type="float" office:value="127720.206794629" calcext:value-type="float">
            <text:p>127720.206794629</text:p>
          </table:table-cell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office:value-type="float" office:value="143585.254922993" calcext:value-type="float">
            <text:p>143585.25492299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9446.643253777" calcext:value-type="float">
            <text:p>159446.643253777</text:p>
          </table:table-cell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 office:value-type="float" office:value="175304.214173783" calcext:value-type="float">
            <text:p>175304.214173783</text:p>
          </table:table-cell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 office:value-type="float" office:value="191157.800681703" calcext:value-type="float">
            <text:p>191157.800681703</text:p>
          </table:table-cell>
        </table:table-row>
        <table:table-row table:style-name="ro1">
          <table:table-cell/>
          <table:table-cell office:value-type="float" office:value="24.8" calcext:value-type="float">
            <text:p>24.8</text:p>
          </table:table-cell>
          <table:table-cell office:value-type="float" office:value="207007.225668916" calcext:value-type="float">
            <text:p>207007.225668916</text:p>
          </table:table-cell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 office:value-type="float" office:value="222852.301132515" calcext:value-type="float">
            <text:p>222852.30113251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8692.82731296" calcext:value-type="float">
            <text:p>238692.82731296</text:p>
          </table:table-cell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office:value-type="float" office:value="254528.591747733" calcext:value-type="float">
            <text:p>254528.591747733</text:p>
          </table:table-cell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 office:value-type="float" office:value="270359.368231231" calcext:value-type="float">
            <text:p>270359.368231231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office:value-type="float" office:value="286184.915669797" calcext:value-type="float">
            <text:p>286184.915669797</text:p>
          </table:table-cell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office:value-type="float" office:value="302004.976819273" calcext:value-type="float">
            <text:p>302004.97681927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17819.276890658" calcext:value-type="float">
            <text:p>317819.276890658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office:value-type="float" office:value="333627.52200741" calcext:value-type="float">
            <text:p>333627.52200741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office:value-type="float" office:value="349429.397495512" calcext:value-type="float">
            <text:p>349429.397495512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365224.565984615" calcext:value-type="float">
            <text:p>365224.565984615</text:p>
          </table:table-cell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office:value-type="float" office:value="381012.665295296" calcext:value-type="float">
            <text:p>381012.66529529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96793.306083564" calcext:value-type="float">
            <text:p>396793.306083564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office:value-type="float" office:value="412566.069209248" calcext:value-type="float">
            <text:p>412566.069209248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office:value-type="float" office:value="428330.50278946" calcext:value-type="float">
            <text:p>428330.50278946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office:value-type="float" office:value="444086.118891981" calcext:value-type="float">
            <text:p>444086.118891981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office:value-type="float" office:value="459832.389815803" calcext:value-type="float">
            <text:p>459832.38981580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75568.743896991" calcext:value-type="float">
            <text:p>475568.743896991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office:value-type="float" office:value="491294.560767153" calcext:value-type="float">
            <text:p>491294.560767153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office:value-type="float" office:value="507009.165978744" calcext:value-type="float">
            <text:p>507009.165978744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office:value-type="float" office:value="522711.824895587" calcext:value-type="float">
            <text:p>522711.824895587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office:value-type="float" office:value="538401.735727888" calcext:value-type="float">
            <text:p>538401.73572788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54078.021567611" calcext:value-type="float">
            <text:p>554078.021567611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office:value-type="float" office:value="569739.721251547" calcext:value-type="float">
            <text:p>569739.721251547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office:value-type="float" office:value="585385.778844258" calcext:value-type="float">
            <text:p>585385.778844258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601015.031489631" calcext:value-type="float">
            <text:p>601015.031489631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616626.19532583" calcext:value-type="float">
            <text:p>616626.1953258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2217.84909102" calcext:value-type="float">
            <text:p>632217.84909102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office:value-type="float" office:value="647788.414962509" calcext:value-type="float">
            <text:p>647788.414962509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office:value-type="float" office:value="663336.136064827" calcext:value-type="float">
            <text:p>663336.136064827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office:value-type="float" office:value="678859.049945949" calcext:value-type="float">
            <text:p>678859.049945949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694354.957146162" calcext:value-type="float">
            <text:p>694354.95714616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09821.38375859" calcext:value-type="float">
            <text:p>709821.38375859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725255.536587099" calcext:value-type="float">
            <text:p>725255.536587099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740654.249122608" calcext:value-type="float">
            <text:p>740654.249122608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office:value-type="float" office:value="756013.916049973" calcext:value-type="float">
            <text:p>756013.916049973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office:value-type="float" office:value="771330.413318013" calcext:value-type="float">
            <text:p>771330.4133180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86598.999888695" calcext:value-type="float">
            <text:p>786598.999888695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801814.196031984" calcext:value-type="float">
            <text:p>801814.196031984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office:value-type="float" office:value="816969.631309749" calcext:value-type="float">
            <text:p>816969.631309749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office:value-type="float" office:value="832057.852986271" calcext:value-type="float">
            <text:p>832057.852986271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847070.082198296" calcext:value-type="float">
            <text:p>847070.08219829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61995.900329091" calcext:value-type="float">
            <text:p>861995.900329091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float" office:value="876822.840899159" calcext:value-type="float">
            <text:p>876822.840899159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891535.851699674" calcext:value-type="float">
            <text:p>891535.851699674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906116.575876107" calcext:value-type="float">
            <text:p>906116.575876107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920542.375914955" calcext:value-type="float">
            <text:p>920542.3759149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34784.985322996" calcext:value-type="float">
            <text:p>934784.985322996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948808.609181942" calcext:value-type="float">
            <text:p>948808.609181942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962567.18835815" calcext:value-type="float">
            <text:p>962567.18835815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976000.358085282" calcext:value-type="float">
            <text:p>976000.358085282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989027.300799345" calcext:value-type="float">
            <text:p>989027.3007993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1537.07159651" calcext:value-type="float">
            <text:p>1001537.07159651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1013372.7457603" calcext:value-type="float">
            <text:p>1013372.7457603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1024304.15866869" calcext:value-type="float">
            <text:p>1024304.15866869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1033978.21014655" calcext:value-type="float">
            <text:p>1033978.21014655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float" office:value="1040981.10242051" calcext:value-type="float">
            <text:p>1040981.1024205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44115.42409818" calcext:value-type="float">
            <text:p>1044115.42409818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1041260.96120881" calcext:value-type="float">
            <text:p>1041260.96120881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026733.03526668" calcext:value-type="float">
            <text:p>1026733.0352666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983994.17047729" calcext:value-type="float">
            <text:p>983994.17047729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834164.346404599" calcext:value-type="float">
            <text:p>834164.346404599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834164.346404599" calcext:value-type="float">
            <text:p>834164.346404599</text:p>
          </table:table-cell>
        </table:table-row>
        <table:table-row table:style-name="ro1">
          <table:table-cell/>
          <table:table-cell office:value-type="float" office:value="0.396" calcext:value-type="float">
            <text:p>0.396</text:p>
          </table:table-cell>
          <table:table-cell office:value-type="float" office:value="831080.924879074" calcext:value-type="float">
            <text:p>831080.924879074</text:p>
          </table:table-cell>
        </table:table-row>
        <table:table-row table:style-name="ro1">
          <table:table-cell/>
          <table:table-cell office:value-type="float" office:value="0.392" calcext:value-type="float">
            <text:p>0.392</text:p>
          </table:table-cell>
          <table:table-cell office:value-type="float" office:value="827934.700194269" calcext:value-type="float">
            <text:p>827934.700194269</text:p>
          </table:table-cell>
        </table:table-row>
        <table:table-row table:style-name="ro1">
          <table:table-cell/>
          <table:table-cell office:value-type="float" office:value="0.388" calcext:value-type="float">
            <text:p>0.388</text:p>
          </table:table-cell>
          <table:table-cell office:value-type="float" office:value="824723.794096966" calcext:value-type="float">
            <text:p>824723.794096966</text:p>
          </table:table-cell>
        </table:table-row>
        <table:table-row table:style-name="ro1">
          <table:table-cell/>
          <table:table-cell office:value-type="float" office:value="0.384" calcext:value-type="float">
            <text:p>0.384</text:p>
          </table:table-cell>
          <table:table-cell office:value-type="float" office:value="821446.251973725" calcext:value-type="float">
            <text:p>821446.251973725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818100.038909019" calcext:value-type="float">
            <text:p>818100.038909019</text:p>
          </table:table-cell>
        </table:table-row>
        <table:table-row table:style-name="ro1">
          <table:table-cell/>
          <table:table-cell office:value-type="float" office:value="0.376" calcext:value-type="float">
            <text:p>0.376</text:p>
          </table:table-cell>
          <table:table-cell office:value-type="float" office:value="814683.03549575" calcext:value-type="float">
            <text:p>814683.03549575</text:p>
          </table:table-cell>
        </table:table-row>
        <table:table-row table:style-name="ro1">
          <table:table-cell/>
          <table:table-cell office:value-type="float" office:value="0.372" calcext:value-type="float">
            <text:p>0.372</text:p>
          </table:table-cell>
          <table:table-cell office:value-type="float" office:value="811193.033379754" calcext:value-type="float">
            <text:p>811193.033379754</text:p>
          </table:table-cell>
        </table:table-row>
        <table:table-row table:style-name="ro1">
          <table:table-cell/>
          <table:table-cell office:value-type="float" office:value="0.368" calcext:value-type="float">
            <text:p>0.368</text:p>
          </table:table-cell>
          <table:table-cell office:value-type="float" office:value="807627.73051833" calcext:value-type="float">
            <text:p>807627.73051833</text:p>
          </table:table-cell>
        </table:table-row>
        <table:table-row table:style-name="ro1">
          <table:table-cell/>
          <table:table-cell office:value-type="float" office:value="0.364" calcext:value-type="float">
            <text:p>0.364</text:p>
          </table:table-cell>
          <table:table-cell office:value-type="float" office:value="803984.726131101" calcext:value-type="float">
            <text:p>803984.726131101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800261.515319586" calcext:value-type="float">
            <text:p>800261.515319586</text:p>
          </table:table-cell>
        </table:table-row>
        <table:table-row table:style-name="ro1">
          <table:table-cell/>
          <table:table-cell office:value-type="float" office:value="0.356" calcext:value-type="float">
            <text:p>0.356</text:p>
          </table:table-cell>
          <table:table-cell office:value-type="float" office:value="796455.483329781" calcext:value-type="float">
            <text:p>796455.483329781</text:p>
          </table:table-cell>
        </table:table-row>
        <table:table-row table:style-name="ro1">
          <table:table-cell/>
          <table:table-cell office:value-type="float" office:value="0.352" calcext:value-type="float">
            <text:p>0.352</text:p>
          </table:table-cell>
          <table:table-cell office:value-type="float" office:value="792563.899429753" calcext:value-type="float">
            <text:p>792563.899429753</text:p>
          </table:table-cell>
        </table:table-row>
        <table:table-row table:style-name="ro1">
          <table:table-cell/>
          <table:table-cell office:value-type="float" office:value="0.348" calcext:value-type="float">
            <text:p>0.348</text:p>
          </table:table-cell>
          <table:table-cell office:value-type="float" office:value="788583.910371652" calcext:value-type="float">
            <text:p>788583.910371652</text:p>
          </table:table-cell>
        </table:table-row>
        <table:table-row table:style-name="ro1">
          <table:table-cell/>
          <table:table-cell office:value-type="float" office:value="0.344" calcext:value-type="float">
            <text:p>0.344</text:p>
          </table:table-cell>
          <table:table-cell office:value-type="float" office:value="784512.533404812" calcext:value-type="float">
            <text:p>784512.533404812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780346.648803434" calcext:value-type="float">
            <text:p>780346.648803434</text:p>
          </table:table-cell>
        </table:table-row>
        <table:table-row table:style-name="ro1">
          <table:table-cell/>
          <table:table-cell office:value-type="float" office:value="0.336" calcext:value-type="float">
            <text:p>0.336</text:p>
          </table:table-cell>
          <table:table-cell office:value-type="float" office:value="776082.991868972" calcext:value-type="float">
            <text:p>776082.991868972</text:p>
          </table:table-cell>
        </table:table-row>
        <table:table-row table:style-name="ro1">
          <table:table-cell/>
          <table:table-cell office:value-type="float" office:value="0.332" calcext:value-type="float">
            <text:p>0.332</text:p>
          </table:table-cell>
          <table:table-cell office:value-type="float" office:value="771718.144363491" calcext:value-type="float">
            <text:p>771718.144363491</text:p>
          </table:table-cell>
        </table:table-row>
        <table:table-row table:style-name="ro1">
          <table:table-cell/>
          <table:table-cell office:value-type="float" office:value="0.328" calcext:value-type="float">
            <text:p>0.328</text:p>
          </table:table-cell>
          <table:table-cell office:value-type="float" office:value="767248.5253261" calcext:value-type="float">
            <text:p>767248.5253261</text:p>
          </table:table-cell>
        </table:table-row>
        <table:table-row table:style-name="ro1">
          <table:table-cell/>
          <table:table-cell office:value-type="float" office:value="0.324" calcext:value-type="float">
            <text:p>0.324</text:p>
          </table:table-cell>
          <table:table-cell office:value-type="float" office:value="762670.381219846" calcext:value-type="float">
            <text:p>762670.381219846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757979.775351271" calcext:value-type="float">
            <text:p>757979.775351271</text:p>
          </table:table-cell>
        </table:table-row>
        <table:table-row table:style-name="ro1">
          <table:table-cell/>
          <table:table-cell office:value-type="float" office:value="0.316" calcext:value-type="float">
            <text:p>0.316</text:p>
          </table:table-cell>
          <table:table-cell office:value-type="float" office:value="753172.576499067" calcext:value-type="float">
            <text:p>753172.576499067</text:p>
          </table:table-cell>
        </table:table-row>
        <table:table-row table:style-name="ro1">
          <table:table-cell/>
          <table:table-cell office:value-type="float" office:value="0.288" calcext:value-type="float">
            <text:p>0.288</text:p>
          </table:table-cell>
          <table:table-cell office:value-type="float" office:value="715863.593135096" calcext:value-type="float">
            <text:p>715863.593135096</text:p>
          </table:table-cell>
        </table:table-row>
        <table:table-row table:style-name="ro1">
          <table:table-cell/>
          <table:table-cell office:value-type="float" office:value="0.284" calcext:value-type="float">
            <text:p>0.284</text:p>
          </table:table-cell>
          <table:table-cell office:value-type="float" office:value="709947.070486992" calcext:value-type="float">
            <text:p>709947.070486992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703865.648274046" calcext:value-type="float">
            <text:p>703865.648274046</text:p>
          </table:table-cell>
        </table:table-row>
        <table:table-row table:style-name="ro1">
          <table:table-cell/>
          <table:table-cell office:value-type="float" office:value="0.276" calcext:value-type="float">
            <text:p>0.276</text:p>
          </table:table-cell>
          <table:table-cell office:value-type="float" office:value="697612.389590015" calcext:value-type="float">
            <text:p>697612.389590015</text:p>
          </table:table-cell>
        </table:table-row>
        <table:table-row table:style-name="ro1">
          <table:table-cell/>
          <table:table-cell office:value-type="float" office:value="0.272" calcext:value-type="float">
            <text:p>0.272</text:p>
          </table:table-cell>
          <table:table-cell office:value-type="float" office:value="691179.95924034" calcext:value-type="float">
            <text:p>691179.95924034</text:p>
          </table:table-cell>
        </table:table-row>
        <table:table-row table:style-name="ro1">
          <table:table-cell/>
          <table:table-cell office:value-type="float" office:value="0.268" calcext:value-type="float">
            <text:p>0.268</text:p>
          </table:table-cell>
          <table:table-cell office:value-type="float" office:value="684560.594582422" calcext:value-type="float">
            <text:p>684560.594582422</text:p>
          </table:table-cell>
        </table:table-row>
        <table:table-row table:style-name="ro1">
          <table:table-cell/>
          <table:table-cell office:value-type="float" office:value="0.264" calcext:value-type="float">
            <text:p>0.264</text:p>
          </table:table-cell>
          <table:table-cell office:value-type="float" office:value="677746.073756608" calcext:value-type="float">
            <text:p>677746.073756608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670727.681030667" calcext:value-type="float">
            <text:p>670727.681030667</text:p>
          </table:table-cell>
        </table:table-row>
        <table:table-row table:style-name="ro1">
          <table:table-cell/>
          <table:table-cell office:value-type="float" office:value="0.256" calcext:value-type="float">
            <text:p>0.256</text:p>
          </table:table-cell>
          <table:table-cell office:value-type="float" office:value="663496.168946258" calcext:value-type="float">
            <text:p>663496.168946258</text:p>
          </table:table-cell>
        </table:table-row>
        <table:table-row table:style-name="ro1">
          <table:table-cell/>
          <table:table-cell office:value-type="float" office:value="0.252" calcext:value-type="float">
            <text:p>0.252</text:p>
          </table:table-cell>
          <table:table-cell office:value-type="float" office:value="656041.716916838" calcext:value-type="float">
            <text:p>656041.716916838</text:p>
          </table:table-cell>
        </table:table-row>
        <table:table-row table:style-name="ro1">
          <table:table-cell/>
          <table:table-cell office:value-type="float" office:value="0.248" calcext:value-type="float">
            <text:p>0.248</text:p>
          </table:table-cell>
          <table:table-cell office:value-type="float" office:value="648353.885881711" calcext:value-type="float">
            <text:p>648353.885881711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640421.568569715" calcext:value-type="float">
            <text:p>640421.56856971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632232.934867205" calcext:value-type="float">
            <text:p>632232.934867205</text:p>
          </table:table-cell>
        </table:table-row>
        <table:table-row table:style-name="ro1">
          <table:table-cell/>
          <table:table-cell office:value-type="float" office:value="0.236" calcext:value-type="float">
            <text:p>0.236</text:p>
          </table:table-cell>
          <table:table-cell office:value-type="float" office:value="623775.371717245" calcext:value-type="float">
            <text:p>623775.371717245</text:p>
          </table:table-cell>
        </table:table-row>
        <table:table-row table:style-name="ro1">
          <table:table-cell/>
          <table:table-cell office:value-type="float" office:value="0.232" calcext:value-type="float">
            <text:p>0.232</text:p>
          </table:table-cell>
          <table:table-cell office:value-type="float" office:value="615035.416898832" calcext:value-type="float">
            <text:p>615035.416898832</text:p>
          </table:table-cell>
        </table:table-row>
        <table:table-row table:style-name="ro1">
          <table:table-cell/>
          <table:table-cell office:value-type="float" office:value="0.228" calcext:value-type="float">
            <text:p>0.228</text:p>
          </table:table-cell>
          <table:table-cell office:value-type="float" office:value="605998.685944635" calcext:value-type="float">
            <text:p>605998.685944635</text:p>
          </table:table-cell>
        </table:table-row>
        <table:table-row table:style-name="ro1">
          <table:table-cell/>
          <table:table-cell office:value-type="float" office:value="0.224" calcext:value-type="float">
            <text:p>0.224</text:p>
          </table:table-cell>
          <table:table-cell office:value-type="float" office:value="596649.791351044" calcext:value-type="float">
            <text:p>596649.791351044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586972.253112675" calcext:value-type="float">
            <text:p>586972.253112675</text:p>
          </table:table-cell>
        </table:table-row>
        <table:table-row table:style-name="ro1">
          <table:table-cell/>
          <table:table-cell office:value-type="float" office:value="0.216" calcext:value-type="float">
            <text:p>0.216</text:p>
          </table:table-cell>
          <table:table-cell office:value-type="float" office:value="576948.399471783" calcext:value-type="float">
            <text:p>576948.399471783</text:p>
          </table:table-cell>
        </table:table-row>
        <table:table-row table:style-name="ro1">
          <table:table-cell/>
          <table:table-cell office:value-type="float" office:value="0.212" calcext:value-type="float">
            <text:p>0.212</text:p>
          </table:table-cell>
          <table:table-cell office:value-type="float" office:value="566559.256607507" calcext:value-type="float">
            <text:p>566559.256607507</text:p>
          </table:table-cell>
        </table:table-row>
        <table:table-row table:style-name="ro1">
          <table:table-cell/>
          <table:table-cell office:value-type="float" office:value="0.208" calcext:value-type="float">
            <text:p>0.208</text:p>
          </table:table-cell>
          <table:table-cell office:value-type="float" office:value="555784.425795997" calcext:value-type="float">
            <text:p>555784.425795997</text:p>
          </table:table-cell>
        </table:table-row>
        <table:table-row table:style-name="ro1">
          <table:table-cell/>
          <table:table-cell office:value-type="float" office:value="0.204" calcext:value-type="float">
            <text:p>0.204</text:p>
          </table:table-cell>
          <table:table-cell office:value-type="float" office:value="544601.946344769" calcext:value-type="float">
            <text:p>544601.94634476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532988.142336323" calcext:value-type="float">
            <text:p>532988.142336323</text:p>
          </table:table-cell>
        </table:table-row>
        <table:table-row table:style-name="ro1">
          <table:table-cell/>
          <table:table-cell office:value-type="float" office:value="0.196" calcext:value-type="float">
            <text:p>0.196</text:p>
          </table:table-cell>
          <table:table-cell office:value-type="float" office:value="520917.450899034" calcext:value-type="float">
            <text:p>520917.450899034</text:p>
          </table:table-cell>
        </table:table-row>
        <table:table-row table:style-name="ro1">
          <table:table-cell/>
          <table:table-cell office:value-type="float" office:value="0.192" calcext:value-type="float">
            <text:p>0.192</text:p>
          </table:table-cell>
          <table:table-cell office:value-type="float" office:value="508362.229347419" calcext:value-type="float">
            <text:p>508362.229347419</text:p>
          </table:table-cell>
        </table:table-row>
        <table:table-row table:style-name="ro1">
          <table:table-cell/>
          <table:table-cell office:value-type="float" office:value="0.188" calcext:value-type="float">
            <text:p>0.188</text:p>
          </table:table-cell>
          <table:table-cell office:value-type="float" office:value="495292.538086835" calcext:value-type="float">
            <text:p>495292.538086835</text:p>
          </table:table-cell>
        </table:table-row>
        <table:table-row table:style-name="ro1">
          <table:table-cell/>
          <table:table-cell office:value-type="float" office:value="0.184" calcext:value-type="float">
            <text:p>0.184</text:p>
          </table:table-cell>
          <table:table-cell office:value-type="float" office:value="481675.89564392" calcext:value-type="float">
            <text:p>481675.8956439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467477.001544908" calcext:value-type="float">
            <text:p>467477.001544908</text:p>
          </table:table-cell>
        </table:table-row>
        <table:table-row table:style-name="ro1">
          <table:table-cell/>
          <table:table-cell office:value-type="float" office:value="0.176" calcext:value-type="float">
            <text:p>0.176</text:p>
          </table:table-cell>
          <table:table-cell office:value-type="float" office:value="452657.421995179" calcext:value-type="float">
            <text:p>452657.421995179</text:p>
          </table:table-cell>
        </table:table-row>
        <table:table-row table:style-name="ro1">
          <table:table-cell/>
          <table:table-cell office:value-type="float" office:value="0.172" calcext:value-type="float">
            <text:p>0.172</text:p>
          </table:table-cell>
          <table:table-cell office:value-type="float" office:value="437175.232385604" calcext:value-type="float">
            <text:p>437175.232385604</text:p>
          </table:table-cell>
        </table:table-row>
        <table:table-row table:style-name="ro1">
          <table:table-cell/>
          <table:table-cell office:value-type="float" office:value="0.168" calcext:value-type="float">
            <text:p>0.168</text:p>
          </table:table-cell>
          <table:table-cell office:value-type="float" office:value="420984.609526588" calcext:value-type="float">
            <text:p>420984.609526588</text:p>
          </table:table-cell>
        </table:table-row>
        <table:table-row table:style-name="ro1">
          <table:table-cell/>
          <table:table-cell office:value-type="float" office:value="0.164" calcext:value-type="float">
            <text:p>0.164</text:p>
          </table:table-cell>
          <table:table-cell office:value-type="float" office:value="404035.36514182" calcext:value-type="float">
            <text:p>404035.36514182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386272.410480065" calcext:value-type="float">
            <text:p>386272.410480065</text:p>
          </table:table-cell>
        </table:table-row>
        <table:table-row table:style-name="ro1">
          <table:table-cell/>
          <table:table-cell office:value-type="float" office:value="0.156" calcext:value-type="float">
            <text:p>0.156</text:p>
          </table:table-cell>
          <table:table-cell office:value-type="float" office:value="367635.139847503" calcext:value-type="float">
            <text:p>367635.139847503</text:p>
          </table:table-cell>
        </table:table-row>
        <table:table-row table:style-name="ro1">
          <table:table-cell/>
          <table:table-cell office:value-type="float" office:value="0.152" calcext:value-type="float">
            <text:p>0.152</text:p>
          </table:table-cell>
          <table:table-cell office:value-type="float" office:value="348056.71832546" calcext:value-type="float">
            <text:p>348056.71832546</text:p>
          </table:table-cell>
        </table:table-row>
        <table:table-row table:style-name="ro1">
          <table:table-cell/>
          <table:table-cell office:value-type="float" office:value="0.148" calcext:value-type="float">
            <text:p>0.148</text:p>
          </table:table-cell>
          <table:table-cell office:value-type="float" office:value="327463.255790003" calcext:value-type="float">
            <text:p>327463.255790003</text:p>
          </table:table-cell>
        </table:table-row>
        <table:table-row table:style-name="ro1">
          <table:table-cell/>
          <table:table-cell office:value-type="float" office:value="0.144" calcext:value-type="float">
            <text:p>0.144</text:p>
          </table:table-cell>
          <table:table-cell office:value-type="float" office:value="305772.84542264" calcext:value-type="float">
            <text:p>305772.84542264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282894.43997501" calcext:value-type="float">
            <text:p>282894.43997501</text:p>
          </table:table-cell>
        </table:table-row>
        <table:table-row table:style-name="ro1">
          <table:table-cell/>
          <table:table-cell office:value-type="float" office:value="0.136" calcext:value-type="float">
            <text:p>0.136</text:p>
          </table:table-cell>
          <table:table-cell office:value-type="float" office:value="258726.532833763" calcext:value-type="float">
            <text:p>258726.532833763</text:p>
          </table:table-cell>
        </table:table-row>
        <table:table-row table:style-name="ro1">
          <table:table-cell/>
          <table:table-cell office:value-type="float" office:value="0.132" calcext:value-type="float">
            <text:p>0.132</text:p>
          </table:table-cell>
          <table:table-cell office:value-type="float" office:value="233155.603037706" calcext:value-type="float">
            <text:p>233155.603037706</text:p>
          </table:table-cell>
        </table:table-row>
        <table:table-row table:style-name="ro1">
          <table:table-cell/>
          <table:table-cell office:value-type="float" office:value="0.128" calcext:value-type="float">
            <text:p>0.128</text:p>
          </table:table-cell>
          <table:table-cell office:value-type="float" office:value="206054.273308446" calcext:value-type="float">
            <text:p>206054.273308446</text:p>
          </table:table-cell>
        </table:table-row>
        <table:table-row table:style-name="ro1">
          <table:table-cell/>
          <table:table-cell office:value-type="float" office:value="0.124" calcext:value-type="float">
            <text:p>0.124</text:p>
          </table:table-cell>
          <table:table-cell office:value-type="float" office:value="177279.117166518" calcext:value-type="float">
            <text:p>177279.1171665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146668.034360369" calcext:value-type="float">
            <text:p>146668.034360369</text:p>
          </table:table-cell>
        </table:table-row>
        <table:table-row table:style-name="ro1">
          <table:table-cell/>
          <table:table-cell office:value-type="float" office:value="0.116" calcext:value-type="float">
            <text:p>0.116</text:p>
          </table:table-cell>
          <table:table-cell office:value-type="float" office:value="114037.091819232" calcext:value-type="float">
            <text:p>114037.091819232</text:p>
          </table:table-cell>
        </table:table-row>
        <table:table-row table:style-name="ro1">
          <table:table-cell/>
          <table:table-cell office:value-type="float" office:value="0.112" calcext:value-type="float">
            <text:p>0.112</text:p>
          </table:table-cell>
          <table:table-cell office:value-type="float" office:value="79176.6983235655" calcext:value-type="float">
            <text:p>79176.6983235655</text:p>
          </table:table-cell>
        </table:table-row>
        <table:table-row table:style-name="ro1">
          <table:table-cell/>
          <table:table-cell office:value-type="float" office:value="0.108" calcext:value-type="float">
            <text:p>0.108</text:p>
          </table:table-cell>
          <table:table-cell office:value-type="float" office:value="41846.9425006832" calcext:value-type="float">
            <text:p>41846.9425006832</text:p>
          </table:table-cell>
        </table:table-row>
        <table:table-row table:style-name="ro1">
          <table:table-cell/>
          <table:table-cell office:value-type="float" office:value="0.104" calcext:value-type="float">
            <text:p>0.104</text:p>
          </table:table-cell>
          <table:table-cell office:value-type="float" office:value="1771.87195429555" calcext:value-type="float">
            <text:p>1771.8719542955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-41367.5789086502" calcext:value-type="float">
            <text:p>-41367.5789086502</text:p>
          </table:table-cell>
        </table:table-row>
        <table:table-row table:style-name="ro1">
          <table:table-cell/>
          <table:table-cell office:value-type="float" office:value="0.096" calcext:value-type="float">
            <text:p>0.096</text:p>
          </table:table-cell>
          <table:table-cell office:value-type="float" office:value="-87942.4010922115" calcext:value-type="float">
            <text:p>-87942.4010922115</text:p>
          </table:table-cell>
        </table:table-row>
        <table:table-row table:style-name="ro1">
          <table:table-cell/>
          <table:table-cell office:value-type="float" office:value="0.092" calcext:value-type="float">
            <text:p>0.092</text:p>
          </table:table-cell>
          <table:table-cell office:value-type="float" office:value="-138386.585580444" calcext:value-type="float">
            <text:p>-138386.585580444</text:p>
          </table:table-cell>
        </table:table-row>
        <table:table-row table:style-name="ro1">
          <table:table-cell/>
          <table:table-cell office:value-type="float" office:value="0.096" calcext:value-type="float">
            <text:p>0.096</text:p>
          </table:table-cell>
          <table:table-cell office:value-type="float" office:value="-87942.4010922115" calcext:value-type="float">
            <text:p>-87942.4010922115</text:p>
          </table:table-cell>
        </table:table-row>
        <table:table-row table:style-name="ro1">
          <table:table-cell/>
          <table:table-cell office:value-type="float" office:value="0.092" calcext:value-type="float">
            <text:p>0.092</text:p>
          </table:table-cell>
          <table:table-cell office:value-type="float" office:value="-138386.585580444" calcext:value-type="float">
            <text:p>-138386.585580444</text:p>
          </table:table-cell>
        </table:table-row>
        <table:table-row table:style-name="ro1">
          <table:table-cell/>
          <table:table-cell office:value-type="float" office:value="0.088" calcext:value-type="float">
            <text:p>0.088</text:p>
          </table:table-cell>
          <table:table-cell office:value-type="float" office:value="-193211.170197437" calcext:value-type="float">
            <text:p>-193211.170197437</text:p>
          </table:table-cell>
        </table:table-row>
        <table:table-row table:style-name="ro1">
          <table:table-cell/>
          <table:table-cell office:value-type="float" office:value="0.084" calcext:value-type="float">
            <text:p>0.084</text:p>
          </table:table-cell>
          <table:table-cell office:value-type="float" office:value="-253022.235844515" calcext:value-type="float">
            <text:p>-253022.235844515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-318544.215241173" calcext:value-type="float">
            <text:p>-318544.215241173</text:p>
          </table:table-cell>
        </table:table-row>
        <table:table-row table:style-name="ro1">
          <table:table-cell/>
          <table:table-cell office:value-type="float" office:value="0.076" calcext:value-type="float">
            <text:p>0.076</text:p>
          </table:table-cell>
          <table:table-cell office:value-type="float" office:value="-390650.444168346" calcext:value-type="float">
            <text:p>-390650.444168346</text:p>
          </table:table-cell>
        </table:table-row>
        <table:table-row table:style-name="ro1">
          <table:table-cell/>
          <table:table-cell office:value-type="float" office:value="0.072" calcext:value-type="float">
            <text:p>0.072</text:p>
          </table:table-cell>
          <table:table-cell office:value-type="float" office:value="-470403.732353637" calcext:value-type="float">
            <text:p>-470403.732353637</text:p>
          </table:table-cell>
        </table:table-row>
        <table:table-row table:style-name="ro1">
          <table:table-cell/>
          <table:table-cell office:value-type="float" office:value="0.068" calcext:value-type="float">
            <text:p>0.068</text:p>
          </table:table-cell>
          <table:table-cell office:value-type="float" office:value="-559111.021717198" calcext:value-type="float">
            <text:p>-559111.021717198</text:p>
          </table:table-cell>
        </table:table-row>
        <table:table-row table:style-name="ro1">
          <table:table-cell/>
          <table:table-cell office:value-type="float" office:value="0.064" calcext:value-type="float">
            <text:p>0.064</text:p>
          </table:table-cell>
          <table:table-cell office:value-type="float" office:value="-658398.207987431" calcext:value-type="float">
            <text:p>-658398.20798743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-770314.401154622" calcext:value-type="float">
            <text:p>-770314.401154622</text:p>
          </table:table-cell>
        </table:table-row>
        <table:table-row table:style-name="ro1">
          <table:table-cell/>
          <table:table-cell office:value-type="float" office:value="0.056" calcext:value-type="float">
            <text:p>0.056</text:p>
          </table:table-cell>
          <table:table-cell office:value-type="float" office:value="-897480.132666604" calcext:value-type="float">
            <text:p>-897480.132666604</text:p>
          </table:table-cell>
        </table:table-row>
        <table:table-row table:style-name="ro1">
          <table:table-cell/>
          <table:table-cell office:value-type="float" office:value="0.052" calcext:value-type="float">
            <text:p>0.052</text:p>
          </table:table-cell>
          <table:table-cell office:value-type="float" office:value="-1043302.82969598" calcext:value-type="float">
            <text:p>-1043302.82969598</text:p>
          </table:table-cell>
        </table:table-row>
        <table:table-row table:style-name="ro1">
          <table:table-cell/>
          <table:table-cell office:value-type="float" office:value="0.048" calcext:value-type="float">
            <text:p>0.048</text:p>
          </table:table-cell>
          <table:table-cell office:value-type="float" office:value="-1212298.21996884" calcext:value-type="float">
            <text:p>-1212298.21996884</text:p>
          </table:table-cell>
        </table:table-row>
        <table:table-row table:style-name="ro1">
          <table:table-cell/>
          <table:table-cell office:value-type="float" office:value="0.044" calcext:value-type="float">
            <text:p>0.044</text:p>
          </table:table-cell>
          <table:table-cell office:value-type="float" office:value="-1410584.07556134" calcext:value-type="float">
            <text:p>-1410584.07556134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-1646665.11168221" calcext:value-type="float">
            <text:p>-1646665.11168221</text:p>
          </table:table-cell>
        </table:table-row>
        <table:table-row table:style-name="ro1">
          <table:table-cell/>
          <table:table-cell office:value-type="float" office:value="0.036" calcext:value-type="float">
            <text:p>0.036</text:p>
          </table:table-cell>
          <table:table-cell office:value-type="float" office:value="-1932732.01075065" calcext:value-type="float">
            <text:p>-1932732.01075065</text:p>
          </table:table-cell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-2286917.35046119" calcext:value-type="float">
            <text:p>-2286917.35046119</text:p>
          </table:table-cell>
        </table:table-row>
        <table:table-row table:style-name="ro1">
          <table:table-cell/>
          <table:table-cell office:value-type="float" office:value="0.028" calcext:value-type="float">
            <text:p>0.028</text:p>
          </table:table-cell>
          <table:table-cell office:value-type="float" office:value="-2737449.84098592" calcext:value-type="float">
            <text:p>-2737449.84098592</text:p>
          </table:table-cell>
        </table:table-row>
        <table:table-row table:style-name="ro1">
          <table:table-cell/>
          <table:table-cell office:value-type="float" office:value="0.024" calcext:value-type="float">
            <text:p>0.024</text:p>
          </table:table-cell>
          <table:table-cell office:value-type="float" office:value="-3330884.36240621" calcext:value-type="float">
            <text:p>-3330884.36240621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-4150013.36352087" calcext:value-type="float">
            <text:p>-4150013.36352087</text:p>
          </table:table-cell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-5358083.1402426" calcext:value-type="float">
            <text:p>-5358083.1402426</text:p>
          </table:table-cell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float" office:value="-7329421.6101562" calcext:value-type="float">
            <text:p>-7329421.6101562</text:p>
          </table:table-cell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float" office:value="-11161604.1133401" calcext:value-type="float">
            <text:p>-11161604.1133401</text:p>
          </table:table-cell>
        </table:table-row>
      </table:table>
      <table:table table:name="1 bar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P turbin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oulet pressure (Bar)</text:p>
          </table:table-cell>
          <table:table-cell office:value-type="string" calcext:value-type="string">
            <text:p>force bal(Newton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34969.231507157" calcext:value-type="float">
            <text:p>-134969.231507157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-131622.818375755" calcext:value-type="float">
            <text:p>-131622.818375755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-128279.1570722" calcext:value-type="float">
            <text:p>-128279.1570722</text:p>
          </table:table-cell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office:value-type="float" office:value="-124938.326039343" calcext:value-type="float">
            <text:p>-124938.326039343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-121600.406808991" calcext:value-type="float">
            <text:p>-121600.406808991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-118265.484157493" calcext:value-type="float">
            <text:p>-118265.484157493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-114933.64627082" calcext:value-type="float">
            <text:p>-114933.64627082</text:p>
          </table:table-cell>
        </table:table-row>
        <table:table-row table:style-name="ro1">
          <table:table-cell/>
          <table:table-cell office:value-type="float" office:value="0.93" calcext:value-type="float">
            <text:p>0.93</text:p>
          </table:table-cell>
          <table:table-cell office:value-type="float" office:value="-111604.984919807" calcext:value-type="float">
            <text:p>-111604.984919807</text:p>
          </table:table-cell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office:value-type="float" office:value="-108279.595646262" calcext:value-type="float">
            <text:p>-108279.595646262</text:p>
          </table:table-cell>
        </table:table-row>
        <table:table-row table:style-name="ro1">
          <table:table-cell/>
          <table:table-cell office:value-type="float" office:value="0.91" calcext:value-type="float">
            <text:p>0.91</text:p>
          </table:table-cell>
          <table:table-cell office:value-type="float" office:value="-104957.577960714" calcext:value-type="float">
            <text:p>-104957.577960714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-101639.035552644" calcext:value-type="float">
            <text:p>-101639.035552644</text:p>
          </table:table-cell>
        </table:table-row>
        <table:table-row table:style-name="ro1">
          <table:table-cell/>
          <table:table-cell office:value-type="float" office:value="0.89" calcext:value-type="float">
            <text:p>0.89</text:p>
          </table:table-cell>
          <table:table-cell office:value-type="float" office:value="-98324.0765140646" calcext:value-type="float">
            <text:p>-98324.0765140646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-95012.8135774126" calcext:value-type="float">
            <text:p>-95012.813577412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-91705.3643687802" calcext:value-type="float">
            <text:p>-91705.3643687802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-88401.85167757" calcext:value-type="float">
            <text:p>-88401.85167757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-85102.4037437472" calcext:value-type="float">
            <text:p>-85102.4037437472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-81807.154563933" calcext:value-type="float">
            <text:p>-81807.154563933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-78516.244217664" calcext:value-type="float">
            <text:p>-78516.244217664</text:p>
          </table:table-cell>
        </table:table-row>
        <table:table-row table:style-name="ro1">
          <table:table-cell/>
          <table:table-cell office:value-type="float" office:value="0.82" calcext:value-type="float">
            <text:p>0.82</text:p>
          </table:table-cell>
          <table:table-cell office:value-type="float" office:value="-75235.3227125612" calcext:value-type="float">
            <text:p>-75235.3227125612</text:p>
          </table:table-cell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office:value-type="float" office:value="-71988.6299596892" calcext:value-type="float">
            <text:p>-71988.629959689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-68747.9194091509" calcext:value-type="float">
            <text:p>-68747.9194091509</text:p>
          </table:table-cell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office:value-type="float" office:value="-65513.4101394479" calcext:value-type="float">
            <text:p>-65513.4101394479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-62285.3321695899" calcext:value-type="float">
            <text:p>-62285.3321695899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-59063.9271548177" calcext:value-type="float">
            <text:p>-59063.9271548177</text:p>
          </table:table-cell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office:value-type="float" office:value="-55849.4491363131" calcext:value-type="float">
            <text:p>-55849.4491363131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-52642.1653498591" calcext:value-type="float">
            <text:p>-52642.1653498591</text:p>
          </table:table-cell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  <table:table-cell office:value-type="float" office:value="-49442.3570989488" calcext:value-type="float">
            <text:p>-49442.3570989488</text:p>
          </table:table-cell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office:value-type="float" office:value="-46250.3206984295" calcext:value-type="float">
            <text:p>-46250.3206984295</text:p>
          </table:table-cell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office:value-type="float" office:value="-43066.3684954432" calcext:value-type="float">
            <text:p>-43066.3684954432</text:p>
          </table:table-cell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  <table:table-cell office:value-type="float" office:value="-39890.8299751699" calcext:value-type="float">
            <text:p>-39890.8299751699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-36724.0529597337" calcext:value-type="float">
            <text:p>-36724.0529597337</text:p>
          </table:table-cell>
        </table:table-row>
        <table:table-row table:style-name="ro1">
          <table:table-cell/>
          <table:table-cell office:value-type="float" office:value="0.69" calcext:value-type="float">
            <text:p>0.69</text:p>
          </table:table-cell>
          <table:table-cell office:value-type="float" office:value="-33566.4049095834" calcext:value-type="float">
            <text:p>-33566.4049095834</text:p>
          </table:table-cell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-30418.2743377441" calcext:value-type="float">
            <text:p>-30418.2743377441</text:p>
          </table:table-cell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office:value-type="float" office:value="-27280.0723485605" calcext:value-type="float">
            <text:p>-27280.0723485605</text:p>
          </table:table-cell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office:value-type="float" office:value="-24152.2343139438" calcext:value-type="float">
            <text:p>-24152.2343139438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-21035.221701715" calcext:value-type="float">
            <text:p>-21035.221701715</text:p>
          </table:table-cell>
        </table:table-row>
        <table:table-row table:style-name="ro1">
          <table:table-cell/>
          <table:table-cell office:value-type="float" office:value="0.64" calcext:value-type="float">
            <text:p>0.64</text:p>
          </table:table-cell>
          <table:table-cell office:value-type="float" office:value="-17929.5240724385" calcext:value-type="float">
            <text:p>-17929.5240724385</text:p>
          </table:table-cell>
        </table:table-row>
        <table:table-row table:style-name="ro1">
          <table:table-cell/>
          <table:table-cell office:value-type="float" office:value="0.63" calcext:value-type="float">
            <text:p>0.63</text:p>
          </table:table-cell>
          <table:table-cell office:value-type="float" office:value="-14835.6612631954" calcext:value-type="float">
            <text:p>-14835.6612631954</text:p>
          </table:table-cell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office:value-type="float" office:value="-11754.1857790966" calcext:value-type="float">
            <text:p>-11754.1857790966</text:p>
          </table:table-cell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office:value-type="float" office:value="-8685.68541602671" calcext:value-type="float">
            <text:p>-8685.68541602671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-5630.78614120779" calcext:value-type="float">
            <text:p>-5630.78614120779</text:p>
          </table:table-cell>
        </table:table-row>
        <table:table-row table:style-name="ro1">
          <table:table-cell/>
          <table:table-cell office:value-type="float" office:value="0.59" calcext:value-type="float">
            <text:p>0.59</text:p>
          </table:table-cell>
          <table:table-cell office:value-type="float" office:value="-2590.15526172359" calcext:value-type="float">
            <text:p>-2590.15526172359</text:p>
          </table:table-cell>
        </table:table-row>
        <table:table-row table:style-name="ro1">
          <table:table-cell/>
          <table:table-cell office:value-type="float" office:value="0.58" calcext:value-type="float">
            <text:p>0.58</text:p>
          </table:table-cell>
          <table:table-cell office:value-type="float" office:value="435.495084742346" calcext:value-type="float">
            <text:p>435.495084742346</text:p>
          </table:table-cell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3445.40407796076" calcext:value-type="float">
            <text:p>3445.40407796076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6438.75795750596" calcext:value-type="float">
            <text:p>6438.75795750596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9414.68530851367" calcext:value-type="float">
            <text:p>9414.68530851367</text:p>
          </table:table-cell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office:value-type="float" office:value="12372.2518325183" calcext:value-type="float">
            <text:p>12372.2518325183</text:p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15310.4545363463" calcext:value-type="float">
            <text:p>15310.4545363463</text:p>
          </table:table-cell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18228.2152618638" calcext:value-type="float">
            <text:p>18228.2152618638</text:p>
          </table:table-cell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21124.3734674173" calcext:value-type="float">
            <text:p>21124.373467417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3997.6781577239" calcext:value-type="float">
            <text:p>23997.6781577239</text:p>
          </table:table-cell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6846.7788423234" calcext:value-type="float">
            <text:p>26846.7788423234</text:p>
          </table:table-cell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office:value-type="float" office:value="29670.215382978" calcext:value-type="float">
            <text:p>29670.215382978</text:p>
          </table:table-cell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32466.4065669409" calcext:value-type="float">
            <text:p>32466.4065669409</text:p>
          </table:table-cell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35233.637215016" calcext:value-type="float">
            <text:p>35233.637215016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37970.0435997894" calcext:value-type="float">
            <text:p>37970.0435997894</text:p>
          </table:table-cell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40673.5969090953" calcext:value-type="float">
            <text:p>40673.5969090953</text:p>
          </table:table-cell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office:value-type="float" office:value="43342.0844411118" calcext:value-type="float">
            <text:p>43342.0844411118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45973.088158508" calcext:value-type="float">
            <text:p>45973.088158508</text:p>
          </table:table-cell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48563.960157289" calcext:value-type="float">
            <text:p>48563.960157289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51111.7945182468" calcext:value-type="float">
            <text:p>51111.7945182468</text:p>
          </table:table-cell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float" office:value="53613.394901165" calcext:value-type="float">
            <text:p>53613.394901165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56065.2371089365" calcext:value-type="float">
            <text:p>56065.2371089365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58463.4256837829" calcext:value-type="float">
            <text:p>58463.4256837829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60803.6433920182" calcext:value-type="float">
            <text:p>60803.6433920182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63081.0921957572" calcext:value-type="float">
            <text:p>63081.0921957572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65290.4239843902" calcext:value-type="float">
            <text:p>65290.4239843902</text:p>
          </table:table-cell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float" office:value="67425.6589253" calcext:value-type="float">
            <text:p>67425.6589253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69480.0887650203" calcext:value-type="float">
            <text:p>69480.0887650203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71446.161732149" calcext:value-type="float">
            <text:p>71446.161732149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73315.3448118261" calcext:value-type="float">
            <text:p>73315.3448118261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75077.9580096587" calcext:value-type="float">
            <text:p>75077.9580096587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76722.9737050621" calcext:value-type="float">
            <text:p>76722.9737050621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78237.7721759599" calcext:value-type="float">
            <text:p>78237.772175959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79607.8416683188" calcext:value-type="float">
            <text:p>79607.8416683188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0816.4077118312" calcext:value-type="float">
            <text:p>80816.407711831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81843.9713499242" calcext:value-type="float">
            <text:p>81843.9713499242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82667.7289727498" calcext:value-type="float">
            <text:p>82667.7289727498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83260.8366406445" calcext:value-type="float">
            <text:p>83260.8366406445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83591.4678335829" calcext:value-type="float">
            <text:p>83591.467833582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83621.5934064447" calcext:value-type="float">
            <text:p>83621.5934064447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83305.382940962" calcext:value-type="float">
            <text:p>83305.38294096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82587.0824798328" calcext:value-type="float">
            <text:p>82587.0824798328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81398.1563039587" calcext:value-type="float">
            <text:p>81398.1563039587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79653.375681986" calcext:value-type="float">
            <text:p>79653.375681986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77245.3707255161" calcext:value-type="float">
            <text:p>77245.3707255161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74036.8887980339" calcext:value-type="float">
            <text:p>74036.8887980339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69849.5438394568" calcext:value-type="float">
            <text:p>69849.543839456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64447.0419714155" calcext:value-type="float">
            <text:p>64447.0419714155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57509.4245251108" calcext:value-type="float">
            <text:p>57509.424525110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8592.1428322241" calcext:value-type="float">
            <text:p>48592.1428322241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37058.3624804275" calcext:value-type="float">
            <text:p>37058.3624804275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21961.4692916016" calcext:value-type="float">
            <text:p>21961.4692916016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1828.84575418715" calcext:value-type="float">
            <text:p>1828.8457541871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-25766.1875238527" calcext:value-type="float">
            <text:p>-25766.187523852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-65135.2209593217" calcext:value-type="float">
            <text:p>-65135.2209593217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-124770.502083279" calcext:value-type="float">
            <text:p>-124770.502083279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-224119.554949829" calcext:value-type="float">
            <text:p>-224119.554949829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-420108.252565032" calcext:value-type="float">
            <text:p>-420108.25256503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986785.796388938" calcext:value-type="float">
            <text:p>-986785.796388938</text:p>
          </table:table-cell>
        </table:table-row>
      </table:table>
      <table:table table:name="combined" table:style-name="ta1">
        <table:shapes>
          <draw:frame draw:z-index="0" draw:style-name="gr1" draw:text-style-name="P1" svg:width="13.2343in" svg:height="7.4685in" svg:x="7.1551in" svg:y="0.2413in">
            <draw:object draw:notify-on-update-of-ranges="combined.G3:combined.G176 combined.H2:combined.H2 combined.H3:combined.H176 combined.D3:combined.D197 combined.E2:combined.E2 combined.E3:combined.E197 combined.A3:combined.A102 combined.B2:combined.B2 combined.B3:combined.B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let pressure (Bar)</text:p>
          </table:table-cell>
          <table:table-cell office:value-type="string" calcext:value-type="string">
            <text:p>force bal(Newton) 1 bar</text:p>
          </table:table-cell>
          <table:table-cell/>
          <table:table-cell office:value-type="string" calcext:value-type="string">
            <text:p>oulet pressure (Bar)</text:p>
          </table:table-cell>
          <table:table-cell office:value-type="string" calcext:value-type="string">
            <text:p>force bal(Newton) – 40 bar</text:p>
          </table:table-cell>
          <table:table-cell/>
          <table:table-cell office:value-type="string" calcext:value-type="string">
            <text:p>oulet pressure (Pa)</text:p>
          </table:table-cell>
          <table:table-cell office:value-type="string" calcext:value-type="string">
            <text:p>force bal(Newton) – 160 b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34969.231507157" calcext:value-type="float">
            <text:p>-134969.2315071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97203.27762691" calcext:value-type="float">
            <text:p>-397203.2776269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798566.92062618" calcext:value-type="float">
            <text:p>-798566.9206261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-131622.818375755" calcext:value-type="float">
            <text:p>-131622.818375755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-381269.469811703" calcext:value-type="float">
            <text:p>-381269.469811703</text:p>
          </table:table-cell>
          <table:table-cell/>
          <table:table-cell office:value-type="float" office:value="158.4" calcext:value-type="float">
            <text:p>158.4</text:p>
          </table:table-cell>
          <table:table-cell office:value-type="float" office:value="-766600.756180932" calcext:value-type="float">
            <text:p>-766600.75618093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-128279.1570722" calcext:value-type="float">
            <text:p>-128279.1570722</text:p>
          </table:table-cell>
          <table:table-cell/>
          <table:table-cell office:value-type="float" office:value="39.2" calcext:value-type="float">
            <text:p>39.2</text:p>
          </table:table-cell>
          <table:table-cell office:value-type="float" office:value="-365336.855898612" calcext:value-type="float">
            <text:p>-365336.855898612</text:p>
          </table:table-cell>
          <table:table-cell/>
          <table:table-cell office:value-type="float" office:value="156.8" calcext:value-type="float">
            <text:p>156.8</text:p>
          </table:table-cell>
          <table:table-cell office:value-type="float" office:value="-734635.208290391" calcext:value-type="float">
            <text:p>-734635.20829039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-124938.326039343" calcext:value-type="float">
            <text:p>-124938.326039343</text:p>
          </table:table-cell>
          <table:table-cell/>
          <table:table-cell office:value-type="float" office:value="38.8" calcext:value-type="float">
            <text:p>38.8</text:p>
          </table:table-cell>
          <table:table-cell office:value-type="float" office:value="-349405.469861734" calcext:value-type="float">
            <text:p>-349405.469861734</text:p>
          </table:table-cell>
          <table:table-cell/>
          <table:table-cell office:value-type="float" office:value="155.2" calcext:value-type="float">
            <text:p>155.2</text:p>
          </table:table-cell>
          <table:table-cell office:value-type="float" office:value="-702670.294558537" calcext:value-type="float">
            <text:p>-702670.29455853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121600.406808991" calcext:value-type="float">
            <text:p>-121600.406808991</text:p>
          </table:table-cell>
          <table:table-cell/>
          <table:table-cell office:value-type="float" office:value="38.4" calcext:value-type="float">
            <text:p>38.4</text:p>
          </table:table-cell>
          <table:table-cell office:value-type="float" office:value="-333475.3470046" calcext:value-type="float">
            <text:p>-333475.3470046</text:p>
          </table:table-cell>
          <table:table-cell/>
          <table:table-cell office:value-type="float" office:value="153.6" calcext:value-type="float">
            <text:p>153.6</text:p>
          </table:table-cell>
          <table:table-cell office:value-type="float" office:value="-670706.033279622" calcext:value-type="float">
            <text:p>-670706.03327962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118265.484157493" calcext:value-type="float">
            <text:p>-118265.48415749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317546.524026708" calcext:value-type="float">
            <text:p>-317546.52402670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638742.443472799" calcext:value-type="float">
            <text:p>-638742.44347279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-114933.64627082" calcext:value-type="float">
            <text:p>-114933.64627082</text:p>
          </table:table-cell>
          <table:table-cell/>
          <table:table-cell office:value-type="float" office:value="37.6" calcext:value-type="float">
            <text:p>37.6</text:p>
          </table:table-cell>
          <table:table-cell office:value-type="float" office:value="-301619.039094117" calcext:value-type="float">
            <text:p>-301619.039094117</text:p>
          </table:table-cell>
          <table:table-cell/>
          <table:table-cell office:value-type="float" office:value="150.4" calcext:value-type="float">
            <text:p>150.4</text:p>
          </table:table-cell>
          <table:table-cell office:value-type="float" office:value="-606779.544918863" calcext:value-type="float">
            <text:p>-606779.54491886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111604.984919807" calcext:value-type="float">
            <text:p>-111604.984919807</text:p>
          </table:table-cell>
          <table:table-cell/>
          <table:table-cell office:value-type="float" office:value="37.2" calcext:value-type="float">
            <text:p>37.2</text:p>
          </table:table-cell>
          <table:table-cell office:value-type="float" office:value="-285692.931914414" calcext:value-type="float">
            <text:p>-285692.931914414</text:p>
          </table:table-cell>
          <table:table-cell/>
          <table:table-cell office:value-type="float" office:value="148.8" calcext:value-type="float">
            <text:p>148.8</text:p>
          </table:table-cell>
          <table:table-cell office:value-type="float" office:value="-574817.358199276" calcext:value-type="float">
            <text:p>-574817.35819927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-108279.595646262" calcext:value-type="float">
            <text:p>-108279.595646262</text:p>
          </table:table-cell>
          <table:table-cell/>
          <table:table-cell office:value-type="float" office:value="36.8" calcext:value-type="float">
            <text:p>36.8</text:p>
          </table:table-cell>
          <table:table-cell office:value-type="float" office:value="-269768.243816361" calcext:value-type="float">
            <text:p>-269768.243816361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float" office:value="-542855.904737634" calcext:value-type="float">
            <text:p>-542855.90473763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-104957.577960714" calcext:value-type="float">
            <text:p>-104957.577960714</text:p>
          </table:table-cell>
          <table:table-cell/>
          <table:table-cell office:value-type="float" office:value="36.4" calcext:value-type="float">
            <text:p>36.4</text:p>
          </table:table-cell>
          <table:table-cell office:value-type="float" office:value="-253845.017834586" calcext:value-type="float">
            <text:p>-253845.017834586</text:p>
          </table:table-cell>
          <table:table-cell/>
          <table:table-cell office:value-type="float" office:value="145.6" calcext:value-type="float">
            <text:p>145.6</text:p>
          </table:table-cell>
          <table:table-cell office:value-type="float" office:value="-510895.206843751" calcext:value-type="float">
            <text:p>-510895.20684375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101639.035552644" calcext:value-type="float">
            <text:p>-101639.0355526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237923.298799672" calcext:value-type="float">
            <text:p>-237923.29879967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478935.287760579" calcext:value-type="float">
            <text:p>-478935.28776057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-98324.0765140646" calcext:value-type="float">
            <text:p>-98324.0765140646</text:p>
          </table:table-cell>
          <table:table-cell/>
          <table:table-cell office:value-type="float" office:value="35.6" calcext:value-type="float">
            <text:p>35.6</text:p>
          </table:table-cell>
          <table:table-cell office:value-type="float" office:value="-222003.133434086" calcext:value-type="float">
            <text:p>-222003.133434086</text:p>
          </table:table-cell>
          <table:table-cell/>
          <table:table-cell office:value-type="float" office:value="142.4" calcext:value-type="float">
            <text:p>142.4</text:p>
          </table:table-cell>
          <table:table-cell office:value-type="float" office:value="-446976.171714148" calcext:value-type="float">
            <text:p>-446976.17171414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95012.8135774126" calcext:value-type="float">
            <text:p>-95012.8135774126</text:p>
          </table:table-cell>
          <table:table-cell/>
          <table:table-cell office:value-type="float" office:value="35.2" calcext:value-type="float">
            <text:p>35.2</text:p>
          </table:table-cell>
          <table:table-cell office:value-type="float" office:value="-206084.570454356" calcext:value-type="float">
            <text:p>-206084.570454356</text:p>
          </table:table-cell>
          <table:table-cell/>
          <table:table-cell office:value-type="float" office:value="140.8" calcext:value-type="float">
            <text:p>140.8</text:p>
          </table:table-cell>
          <table:table-cell office:value-type="float" office:value="-415017.883966782" calcext:value-type="float">
            <text:p>-415017.88396678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91705.3643687802" calcext:value-type="float">
            <text:p>-91705.3643687802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-190167.660680023" calcext:value-type="float">
            <text:p>-190167.660680023</text:p>
          </table:table-cell>
          <table:table-cell/>
          <table:table-cell office:value-type="float" office:value="139.2" calcext:value-type="float">
            <text:p>139.2</text:p>
          </table:table-cell>
          <table:table-cell office:value-type="float" office:value="-383060.450873834" calcext:value-type="float">
            <text:p>-383060.45087383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88401.85167757" calcext:value-type="float">
            <text:p>-88401.85167757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-174252.457149863" calcext:value-type="float">
            <text:p>-174252.457149863</text:p>
          </table:table-cell>
          <table:table-cell/>
          <table:table-cell office:value-type="float" office:value="137.6" calcext:value-type="float">
            <text:p>137.6</text:p>
          </table:table-cell>
          <table:table-cell office:value-type="float" office:value="-351103.899944218" calcext:value-type="float">
            <text:p>-351103.8999442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85102.4037437472" calcext:value-type="float">
            <text:p>-85102.40374374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58339.015245985" calcext:value-type="float">
            <text:p>-158339.01524598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319148.259905038" calcext:value-type="float">
            <text:p>-319148.25990503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81807.154563933" calcext:value-type="float">
            <text:p>-81807.154563933</text:p>
          </table:table-cell>
          <table:table-cell/>
          <table:table-cell office:value-type="float" office:value="33.6" calcext:value-type="float">
            <text:p>33.6</text:p>
          </table:table-cell>
          <table:table-cell office:value-type="float" office:value="-142427.392826413" calcext:value-type="float">
            <text:p>-142427.392826413</text:p>
          </table:table-cell>
          <table:table-cell/>
          <table:table-cell office:value-type="float" office:value="134.4" calcext:value-type="float">
            <text:p>134.4</text:p>
          </table:table-cell>
          <table:table-cell office:value-type="float" office:value="-287193.560770643" calcext:value-type="float">
            <text:p>-287193.56077064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78516.244217664" calcext:value-type="float">
            <text:p>-78516.244217664</text:p>
          </table:table-cell>
          <table:table-cell/>
          <table:table-cell office:value-type="float" office:value="33.2" calcext:value-type="float">
            <text:p>33.2</text:p>
          </table:table-cell>
          <table:table-cell office:value-type="float" office:value="-126517.650366859" calcext:value-type="float">
            <text:p>-126517.650366859</text:p>
          </table:table-cell>
          <table:table-cell/>
          <table:table-cell office:value-type="float" office:value="132.8" calcext:value-type="float">
            <text:p>132.8</text:p>
          </table:table-cell>
          <table:table-cell office:value-type="float" office:value="-255239.833916468" calcext:value-type="float">
            <text:p>-255239.83391646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75235.3227125612" calcext:value-type="float">
            <text:p>-75235.3227125612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float" office:value="-110609.851112445" calcext:value-type="float">
            <text:p>-110609.851112445</text:p>
          </table:table-cell>
          <table:table-cell/>
          <table:table-cell office:value-type="float" office:value="131.2" calcext:value-type="float">
            <text:p>131.2</text:p>
          </table:table-cell>
          <table:table-cell office:value-type="float" office:value="-223287.11215806" calcext:value-type="float">
            <text:p>-223287.1121580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71988.6299596892" calcext:value-type="float">
            <text:p>-71988.6299596892</text:p>
          </table:table-cell>
          <table:table-cell/>
          <table:table-cell office:value-type="float" office:value="32.4" calcext:value-type="float">
            <text:p>32.4</text:p>
          </table:table-cell>
          <table:table-cell office:value-type="float" office:value="-94704.061240186" calcext:value-type="float">
            <text:p>-94704.061240186</text:p>
          </table:table-cell>
          <table:table-cell/>
          <table:table-cell office:value-type="float" office:value="129.6" calcext:value-type="float">
            <text:p>129.6</text:p>
          </table:table-cell>
          <table:table-cell office:value-type="float" office:value="-191335.429835702" calcext:value-type="float">
            <text:p>-191335.4298357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68747.9194091509" calcext:value-type="float">
            <text:p>-68747.91940915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78800.350033154" calcext:value-type="float">
            <text:p>-78800.35003315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159384.822905129" calcext:value-type="float">
            <text:p>-159384.82290512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65513.4101394479" calcext:value-type="float">
            <text:p>-65513.4101394479</text:p>
          </table:table-cell>
          <table:table-cell/>
          <table:table-cell office:value-type="float" office:value="31.6" calcext:value-type="float">
            <text:p>31.6</text:p>
          </table:table-cell>
          <table:table-cell office:value-type="float" office:value="-62898.7900673244" calcext:value-type="float">
            <text:p>-62898.7900673244</text:p>
          </table:table-cell>
          <table:table-cell/>
          <table:table-cell office:value-type="float" office:value="126.4" calcext:value-type="float">
            <text:p>126.4</text:p>
          </table:table-cell>
          <table:table-cell office:value-type="float" office:value="-127435.329034839" calcext:value-type="float">
            <text:p>-127435.32903483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62285.3321695899" calcext:value-type="float">
            <text:p>-62285.3321695899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-46999.4574121914" calcext:value-type="float">
            <text:p>-46999.4574121914</text:p>
          </table:table-cell>
          <table:table-cell/>
          <table:table-cell office:value-type="float" office:value="124.8" calcext:value-type="float">
            <text:p>124.8</text:p>
          </table:table-cell>
          <table:table-cell office:value-type="float" office:value="-95486.9877105788" calcext:value-type="float">
            <text:p>-95486.987710578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59063.9271548177" calcext:value-type="float">
            <text:p>-59063.9271548177</text:p>
          </table:table-cell>
          <table:table-cell/>
          <table:table-cell office:value-type="float" office:value="30.8" calcext:value-type="float">
            <text:p>30.8</text:p>
          </table:table-cell>
          <table:table-cell office:value-type="float" office:value="-31102.4318463644" calcext:value-type="float">
            <text:p>-31102.4318463644</text:p>
          </table:table-cell>
          <table:table-cell/>
          <table:table-cell office:value-type="float" office:value="123.2" calcext:value-type="float">
            <text:p>123.2</text:p>
          </table:table-cell>
          <table:table-cell office:value-type="float" office:value="-63539.8403476221" calcext:value-type="float">
            <text:p>-63539.8403476221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55849.4491363131" calcext:value-type="float">
            <text:p>-55849.4491363131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float" office:value="-15207.7970894768" calcext:value-type="float">
            <text:p>-15207.7970894768</text:p>
          </table:table-cell>
          <table:table-cell/>
          <table:table-cell office:value-type="float" office:value="121.6" calcext:value-type="float">
            <text:p>121.6</text:p>
          </table:table-cell>
          <table:table-cell office:value-type="float" office:value="-31593.9304115376" calcext:value-type="float">
            <text:p>-31593.930411537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52642.1653498591" calcext:value-type="float">
            <text:p>-52642.165349859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4.358948127134" calcext:value-type="float">
            <text:p>684.3589481271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50.696451789234" calcext:value-type="float">
            <text:p>350.69645178923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49442.3570989488" calcext:value-type="float">
            <text:p>-49442.3570989488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float" office:value="16573.9438963067" calcext:value-type="float">
            <text:p>16573.9438963067</text:p>
          </table:table-cell>
          <table:table-cell/>
          <table:table-cell office:value-type="float" office:value="118.4" calcext:value-type="float">
            <text:p>118.4</text:p>
          </table:table-cell>
          <table:table-cell office:value-type="float" office:value="32293.9922760474" calcext:value-type="float">
            <text:p>32293.992276047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46250.3206984295" calcext:value-type="float">
            <text:p>-46250.3206984295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32460.8606348464" calcext:value-type="float">
            <text:p>32460.8606348464</text:p>
          </table:table-cell>
          <table:table-cell/>
          <table:table-cell office:value-type="float" office:value="116.8" calcext:value-type="float">
            <text:p>116.8</text:p>
          </table:table-cell>
          <table:table-cell office:value-type="float" office:value="64235.9066233668" calcext:value-type="float">
            <text:p>64235.906623366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43066.3684954432" calcext:value-type="float">
            <text:p>-43066.3684954432</text:p>
          </table:table-cell>
          <table:table-cell/>
          <table:table-cell office:value-type="float" office:value="28.8" calcext:value-type="float">
            <text:p>28.8</text:p>
          </table:table-cell>
          <table:table-cell office:value-type="float" office:value="48345.0069799987" calcext:value-type="float">
            <text:p>48345.0069799987</text:p>
          </table:table-cell>
          <table:table-cell/>
          <table:table-cell office:value-type="float" office:value="115.2" calcext:value-type="float">
            <text:p>115.2</text:p>
          </table:table-cell>
          <table:table-cell office:value-type="float" office:value="96176.3864211272" calcext:value-type="float">
            <text:p>96176.386421127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39890.8299751699" calcext:value-type="float">
            <text:p>-39890.8299751699</text:p>
          </table:table-cell>
          <table:table-cell/>
          <table:table-cell office:value-type="float" office:value="28.4" calcext:value-type="float">
            <text:p>28.4</text:p>
          </table:table-cell>
          <table:table-cell office:value-type="float" office:value="64226.2753456458" calcext:value-type="float">
            <text:p>64226.2753456458</text:p>
          </table:table-cell>
          <table:table-cell/>
          <table:table-cell office:value-type="float" office:value="113.6" calcext:value-type="float">
            <text:p>113.6</text:p>
          </table:table-cell>
          <table:table-cell office:value-type="float" office:value="128115.375785572" calcext:value-type="float">
            <text:p>128115.37578557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36724.0529597337" calcext:value-type="float">
            <text:p>-36724.052959733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0104.5523766337" calcext:value-type="float">
            <text:p>80104.552376633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60052.815830954" calcext:value-type="float">
            <text:p>160052.81583095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33566.4049095834" calcext:value-type="float">
            <text:p>-33566.4049095834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95979.7185515587" calcext:value-type="float">
            <text:p>95979.7185515587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91988.644462793" calcext:value-type="float">
            <text:p>191988.64446279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30418.2743377441" calcext:value-type="float">
            <text:p>-30418.2743377441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111851.647751973" calcext:value-type="float">
            <text:p>111851.647751973</text:p>
          </table:table-cell>
          <table:table-cell/>
          <table:table-cell office:value-type="float" office:value="108.8" calcext:value-type="float">
            <text:p>108.8</text:p>
          </table:table-cell>
          <table:table-cell office:value-type="float" office:value="223922.796153682" calcext:value-type="float">
            <text:p>223922.79615368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27280.0723485605" calcext:value-type="float">
            <text:p>-27280.0723485605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27720.206794629" calcext:value-type="float">
            <text:p>127720.206794629</text:p>
          </table:table-cell>
          <table:table-cell/>
          <table:table-cell office:value-type="float" office:value="107.2" calcext:value-type="float">
            <text:p>107.2</text:p>
          </table:table-cell>
          <table:table-cell office:value-type="float" office:value="255855.201699873" calcext:value-type="float">
            <text:p>255855.20169987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24152.2343139438" calcext:value-type="float">
            <text:p>-24152.2343139438</text:p>
          </table:table-cell>
          <table:table-cell/>
          <table:table-cell office:value-type="float" office:value="26.4" calcext:value-type="float">
            <text:p>26.4</text:p>
          </table:table-cell>
          <table:table-cell office:value-type="float" office:value="143585.254922993" calcext:value-type="float">
            <text:p>143585.254922993</text:p>
          </table:table-cell>
          <table:table-cell/>
          <table:table-cell office:value-type="float" office:value="105.6" calcext:value-type="float">
            <text:p>105.6</text:p>
          </table:table-cell>
          <table:table-cell office:value-type="float" office:value="287785.787956685" calcext:value-type="float">
            <text:p>287785.78795668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21035.221701715" calcext:value-type="float">
            <text:p>-21035.2217017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59446.643253777" calcext:value-type="float">
            <text:p>159446.64325377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19714.477550524" calcext:value-type="float">
            <text:p>319714.47755052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17929.5240724385" calcext:value-type="float">
            <text:p>-17929.5240724385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75304.214173783" calcext:value-type="float">
            <text:p>175304.214173783</text:p>
          </table:table-cell>
          <table:table-cell/>
          <table:table-cell office:value-type="float" office:value="102.4" calcext:value-type="float">
            <text:p>102.4</text:p>
          </table:table-cell>
          <table:table-cell office:value-type="float" office:value="351641.188565059" calcext:value-type="float">
            <text:p>351641.18856505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14835.6612631954" calcext:value-type="float">
            <text:p>-14835.6612631954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91157.800681703" calcext:value-type="float">
            <text:p>191157.800681703</text:p>
          </table:table-cell>
          <table:table-cell/>
          <table:table-cell office:value-type="float" office:value="100.8" calcext:value-type="float">
            <text:p>100.8</text:p>
          </table:table-cell>
          <table:table-cell office:value-type="float" office:value="383565.83419877" calcext:value-type="float">
            <text:p>383565.8341987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11754.1857790966" calcext:value-type="float">
            <text:p>-11754.1857790966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207007.225668916" calcext:value-type="float">
            <text:p>207007.225668916</text:p>
          </table:table-cell>
          <table:table-cell/>
          <table:table-cell office:value-type="float" office:value="99.2" calcext:value-type="float">
            <text:p>99.2</text:p>
          </table:table-cell>
          <table:table-cell office:value-type="float" office:value="415488.322390734" calcext:value-type="float">
            <text:p>415488.32239073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8685.68541602671" calcext:value-type="float">
            <text:p>-8685.68541602671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222852.301132515" calcext:value-type="float">
            <text:p>222852.301132515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447408.555411148" calcext:value-type="float">
            <text:p>447408.5554111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5630.78614120779" calcext:value-type="float">
            <text:p>-5630.7861412077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8692.82731296" calcext:value-type="float">
            <text:p>238692.827312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79326.429412568" calcext:value-type="float">
            <text:p>479326.42941256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2590.15526172359" calcext:value-type="float">
            <text:p>-2590.15526172359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float" office:value="254528.591747733" calcext:value-type="float">
            <text:p>254528.591747733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511241.833937382" calcext:value-type="float">
            <text:p>511241.83393738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35.495084742346" calcext:value-type="float">
            <text:p>435.495084742346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270359.368231231" calcext:value-type="float">
            <text:p>270359.368231231</text:p>
          </table:table-cell>
          <table:table-cell/>
          <table:table-cell office:value-type="float" office:value="92.8" calcext:value-type="float">
            <text:p>92.8</text:p>
          </table:table-cell>
          <table:table-cell office:value-type="float" office:value="543154.651376349" calcext:value-type="float">
            <text:p>543154.651376349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445.40407796076" calcext:value-type="float">
            <text:p>3445.40407796076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286184.915669797" calcext:value-type="float">
            <text:p>286184.915669797</text:p>
          </table:table-cell>
          <table:table-cell/>
          <table:table-cell office:value-type="float" office:value="91.2" calcext:value-type="float">
            <text:p>91.2</text:p>
          </table:table-cell>
          <table:table-cell office:value-type="float" office:value="575064.756372402" calcext:value-type="float">
            <text:p>575064.75637240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38.75795750596" calcext:value-type="float">
            <text:p>6438.75795750596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302004.976819273" calcext:value-type="float">
            <text:p>302004.976819273</text:p>
          </table:table-cell>
          <table:table-cell/>
          <table:table-cell office:value-type="float" office:value="89.6" calcext:value-type="float">
            <text:p>89.6</text:p>
          </table:table-cell>
          <table:table-cell office:value-type="float" office:value="606972.015163024" calcext:value-type="float">
            <text:p>606972.01516302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9414.68530851367" calcext:value-type="float">
            <text:p>9414.685308513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17819.276890658" calcext:value-type="float">
            <text:p>317819.27689065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38876.28485361" calcext:value-type="float">
            <text:p>638876.2848536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372.2518325183" calcext:value-type="float">
            <text:p>12372.2518325183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333627.52200741" calcext:value-type="float">
            <text:p>333627.52200741</text:p>
          </table:table-cell>
          <table:table-cell/>
          <table:table-cell office:value-type="float" office:value="86.4" calcext:value-type="float">
            <text:p>86.4</text:p>
          </table:table-cell>
          <table:table-cell office:value-type="float" office:value="670777.412613067" calcext:value-type="float">
            <text:p>670777.41261306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5310.4545363463" calcext:value-type="float">
            <text:p>15310.4545363463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float" office:value="349429.397495512" calcext:value-type="float">
            <text:p>349429.397495512</text:p>
          </table:table-cell>
          <table:table-cell/>
          <table:table-cell office:value-type="float" office:value="84.8" calcext:value-type="float">
            <text:p>84.8</text:p>
          </table:table-cell>
          <table:table-cell office:value-type="float" office:value="702675.234781639" calcext:value-type="float">
            <text:p>702675.23478163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28.2152618638" calcext:value-type="float">
            <text:p>18228.2152618638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365224.565984615" calcext:value-type="float">
            <text:p>365224.565984615</text:p>
          </table:table-cell>
          <table:table-cell/>
          <table:table-cell office:value-type="float" office:value="83.2" calcext:value-type="float">
            <text:p>83.2</text:p>
          </table:table-cell>
          <table:table-cell office:value-type="float" office:value="734569.575879419" calcext:value-type="float">
            <text:p>734569.57587941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1124.3734674173" calcext:value-type="float">
            <text:p>21124.3734674173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381012.665295296" calcext:value-type="float">
            <text:p>381012.665295296</text:p>
          </table:table-cell>
          <table:table-cell/>
          <table:table-cell office:value-type="float" office:value="81.6" calcext:value-type="float">
            <text:p>81.6</text:p>
          </table:table-cell>
          <table:table-cell office:value-type="float" office:value="766460.247502197" calcext:value-type="float">
            <text:p>766460.24750219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997.6781577239" calcext:value-type="float">
            <text:p>23997.67815772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6793.306083564" calcext:value-type="float">
            <text:p>396793.3060835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98347.04708924" calcext:value-type="float">
            <text:p>798347.0470892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6846.7788423234" calcext:value-type="float">
            <text:p>26846.778842323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412566.069209248" calcext:value-type="float">
            <text:p>412566.069209248</text:p>
          </table:table-cell>
          <table:table-cell/>
          <table:table-cell office:value-type="float" office:value="78.4" calcext:value-type="float">
            <text:p>78.4</text:p>
          </table:table-cell>
          <table:table-cell office:value-type="float" office:value="830229.756545093" calcext:value-type="float">
            <text:p>830229.75654509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9670.215382978" calcext:value-type="float">
            <text:p>29670.215382978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428330.50278946" calcext:value-type="float">
            <text:p>428330.50278946</text:p>
          </table:table-cell>
          <table:table-cell/>
          <table:table-cell office:value-type="float" office:value="76.8" calcext:value-type="float">
            <text:p>76.8</text:p>
          </table:table-cell>
          <table:table-cell office:value-type="float" office:value="862108.140694579" calcext:value-type="float">
            <text:p>862108.14069457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32466.4065669409" calcext:value-type="float">
            <text:p>32466.4065669409</text:p>
          </table:table-cell>
          <table:table-cell/>
          <table:table-cell office:value-type="float" office:value="18.8" calcext:value-type="float">
            <text:p>18.8</text:p>
          </table:table-cell>
          <table:table-cell office:value-type="float" office:value="444086.118891981" calcext:value-type="float">
            <text:p>444086.118891981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893981.945546735" calcext:value-type="float">
            <text:p>893981.94554673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5233.637215016" calcext:value-type="float">
            <text:p>35233.637215016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459832.389815803" calcext:value-type="float">
            <text:p>459832.389815803</text:p>
          </table:table-cell>
          <table:table-cell/>
          <table:table-cell office:value-type="float" office:value="73.6" calcext:value-type="float">
            <text:p>73.6</text:p>
          </table:table-cell>
          <table:table-cell office:value-type="float" office:value="925850.896339304" calcext:value-type="float">
            <text:p>925850.89633930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7970.0435997894" calcext:value-type="float">
            <text:p>37970.04359978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75568.743896991" calcext:value-type="float">
            <text:p>475568.74389699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57714.695330568" calcext:value-type="float">
            <text:p>957714.69533056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40673.5969090953" calcext:value-type="float">
            <text:p>40673.5969090953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491294.560767153" calcext:value-type="float">
            <text:p>491294.560767153</text:p>
          </table:table-cell>
          <table:table-cell/>
          <table:table-cell office:value-type="float" office:value="70.4" calcext:value-type="float">
            <text:p>70.4</text:p>
          </table:table-cell>
          <table:table-cell office:value-type="float" office:value="989573.019299531" calcext:value-type="float">
            <text:p>989573.01929953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43342.0844411118" calcext:value-type="float">
            <text:p>43342.0844411118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507009.165978744" calcext:value-type="float">
            <text:p>507009.165978744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1021425.5167086" calcext:value-type="float">
            <text:p>1021425.516708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5973.088158508" calcext:value-type="float">
            <text:p>45973.088158508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float" office:value="522711.824895587" calcext:value-type="float">
            <text:p>522711.824895587</text:p>
          </table:table-cell>
          <table:table-cell/>
          <table:table-cell office:value-type="float" office:value="67.2" calcext:value-type="float">
            <text:p>67.2</text:p>
          </table:table-cell>
          <table:table-cell office:value-type="float" office:value="1053271.8044748" calcext:value-type="float">
            <text:p>1053271.8044748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48563.960157289" calcext:value-type="float">
            <text:p>48563.960157289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538401.735727888" calcext:value-type="float">
            <text:p>538401.735727888</text:p>
          </table:table-cell>
          <table:table-cell/>
          <table:table-cell office:value-type="float" office:value="65.6" calcext:value-type="float">
            <text:p>65.6</text:p>
          </table:table-cell>
          <table:table-cell office:value-type="float" office:value="1085111.46428575" calcext:value-type="float">
            <text:p>1085111.464285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1111.7945182468" calcext:value-type="float">
            <text:p>51111.79451824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54078.021567611" calcext:value-type="float">
            <text:p>554078.02156761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16944.03838536" calcext:value-type="float">
            <text:p>1116944.0383853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53613.394901165" calcext:value-type="float">
            <text:p>53613.394901165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569739.721251547" calcext:value-type="float">
            <text:p>569739.721251547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float" office:value="1148769.02474004" calcext:value-type="float">
            <text:p>1148769.0247400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6065.2371089365" calcext:value-type="float">
            <text:p>56065.2371089365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585385.778844258" calcext:value-type="float">
            <text:p>585385.778844258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1180585.87148045" calcext:value-type="float">
            <text:p>1180585.8714804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58463.4256837829" calcext:value-type="float">
            <text:p>58463.4256837829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601015.031489631" calcext:value-type="float">
            <text:p>601015.031489631</text:p>
          </table:table-cell>
          <table:table-cell/>
          <table:table-cell office:value-type="float" office:value="59.2" calcext:value-type="float">
            <text:p>59.2</text:p>
          </table:table-cell>
          <table:table-cell office:value-type="float" office:value="1212393.97049358" calcext:value-type="float">
            <text:p>1212393.9704935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0803.6433920182" calcext:value-type="float">
            <text:p>60803.6433920182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616626.19532583" calcext:value-type="float">
            <text:p>616626.19532583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1244192.6500168" calcext:value-type="float">
            <text:p>1244192.650016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3081.0921957572" calcext:value-type="float">
            <text:p>63081.092195757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32217.84909102" calcext:value-type="float">
            <text:p>632217.8490910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75981.16605604" calcext:value-type="float">
            <text:p>1275981.1660560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5290.4239843902" calcext:value-type="float">
            <text:p>65290.4239843902</text:p>
          </table:table-cell>
          <table:table-cell/>
          <table:table-cell office:value-type="float" office:value="13.6" calcext:value-type="float">
            <text:p>13.6</text:p>
          </table:table-cell>
          <table:table-cell office:value-type="float" office:value="647788.414962509" calcext:value-type="float">
            <text:p>647788.414962509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1307758.69241339" calcext:value-type="float">
            <text:p>1307758.6924133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67425.6589253" calcext:value-type="float">
            <text:p>67425.6589253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63336.136064827" calcext:value-type="float">
            <text:p>663336.136064827</text:p>
          </table:table-cell>
          <table:table-cell/>
          <table:table-cell office:value-type="float" office:value="52.8" calcext:value-type="float">
            <text:p>52.8</text:p>
          </table:table-cell>
          <table:table-cell office:value-type="float" office:value="1339524.30905982" calcext:value-type="float">
            <text:p>1339524.3090598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9480.0887650203" calcext:value-type="float">
            <text:p>69480.0887650203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678859.049945949" calcext:value-type="float">
            <text:p>678859.049945949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float" office:value="1371276.98851827" calcext:value-type="float">
            <text:p>1371276.9885182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1446.161732149" calcext:value-type="float">
            <text:p>71446.161732149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694354.957146162" calcext:value-type="float">
            <text:p>694354.957146162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float" office:value="1403015.57981143" calcext:value-type="float">
            <text:p>1403015.579811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3315.3448118261" calcext:value-type="float">
            <text:p>73315.34481182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09821.38375859" calcext:value-type="float">
            <text:p>709821.3837585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34738.78934214" calcext:value-type="float">
            <text:p>1434738.7893421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75077.9580096587" calcext:value-type="float">
            <text:p>75077.9580096587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725255.536587099" calcext:value-type="float">
            <text:p>725255.536587099</text:p>
          </table:table-cell>
          <table:table-cell/>
          <table:table-cell office:value-type="float" office:value="46.4" calcext:value-type="float">
            <text:p>46.4</text:p>
          </table:table-cell>
          <table:table-cell office:value-type="float" office:value="1466445.15773322" calcext:value-type="float">
            <text:p>1466445.1577332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6722.9737050621" calcext:value-type="float">
            <text:p>76722.9737050621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740654.249122608" calcext:value-type="float">
            <text:p>740654.249122608</text:p>
          </table:table-cell>
          <table:table-cell/>
          <table:table-cell office:value-type="float" office:value="44.8" calcext:value-type="float">
            <text:p>44.8</text:p>
          </table:table-cell>
          <table:table-cell office:value-type="float" office:value="1498133.03099918" calcext:value-type="float">
            <text:p>1498133.0309991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8237.7721759599" calcext:value-type="float">
            <text:p>78237.7721759599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756013.916049973" calcext:value-type="float">
            <text:p>756013.916049973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1529800.52311958" calcext:value-type="float">
            <text:p>1529800.5231195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9607.8416683188" calcext:value-type="float">
            <text:p>79607.8416683188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771330.413318013" calcext:value-type="float">
            <text:p>771330.413318013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float" office:value="1561445.46442702" calcext:value-type="float">
            <text:p>1561445.4644270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0816.4077118312" calcext:value-type="float">
            <text:p>80816.40771183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86598.999888695" calcext:value-type="float">
            <text:p>786598.99988869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93065.33084044" calcext:value-type="float">
            <text:p>1593065.3308404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1843.9713499242" calcext:value-type="float">
            <text:p>81843.971349924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801814.196031984" calcext:value-type="float">
            <text:p>801814.196031984</text:p>
          </table:table-cell>
          <table:table-cell/>
          <table:table-cell office:value-type="float" office:value="38.4" calcext:value-type="float">
            <text:p>38.4</text:p>
          </table:table-cell>
          <table:table-cell office:value-type="float" office:value="1624657.3848951" calcext:value-type="float">
            <text:p>1624657.384895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2667.7289727498" calcext:value-type="float">
            <text:p>82667.728972749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16969.631309749" calcext:value-type="float">
            <text:p>816969.631309749</text:p>
          </table:table-cell>
          <table:table-cell/>
          <table:table-cell office:value-type="float" office:value="36.8" calcext:value-type="float">
            <text:p>36.8</text:p>
          </table:table-cell>
          <table:table-cell office:value-type="float" office:value="1656218.17363282" calcext:value-type="float">
            <text:p>1656218.1736328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3260.8366406445" calcext:value-type="float">
            <text:p>83260.836640644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832057.852986271" calcext:value-type="float">
            <text:p>832057.852986271</text:p>
          </table:table-cell>
          <table:table-cell/>
          <table:table-cell office:value-type="float" office:value="35.2" calcext:value-type="float">
            <text:p>35.2</text:p>
          </table:table-cell>
          <table:table-cell office:value-type="float" office:value="1687743.78238386" calcext:value-type="float">
            <text:p>1687743.7823838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83591.4678335829" calcext:value-type="float">
            <text:p>83591.467833582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47070.082198296" calcext:value-type="float">
            <text:p>847070.082198296</text:p>
          </table:table-cell>
          <table:table-cell/>
          <table:table-cell office:value-type="float" office:value="33.6" calcext:value-type="float">
            <text:p>33.6</text:p>
          </table:table-cell>
          <table:table-cell office:value-type="float" office:value="1719229.5983295" calcext:value-type="float">
            <text:p>1719229.59832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3621.5934064447" calcext:value-type="float">
            <text:p>83621.59340644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61995.900329091" calcext:value-type="float">
            <text:p>861995.9003290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50670.14512526" calcext:value-type="float">
            <text:p>1750670.1451252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83305.382940962" calcext:value-type="float">
            <text:p>83305.38294096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876822.840899159" calcext:value-type="float">
            <text:p>876822.840899159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float" office:value="1782058.86755797" calcext:value-type="float">
            <text:p>1782058.8675579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2587.0824798328" calcext:value-type="float">
            <text:p>82587.082479832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891535.851699674" calcext:value-type="float">
            <text:p>891535.851699674</text:p>
          </table:table-cell>
          <table:table-cell/>
          <table:table-cell office:value-type="float" office:value="28.8" calcext:value-type="float">
            <text:p>28.8</text:p>
          </table:table-cell>
          <table:table-cell office:value-type="float" office:value="1813387.84745488" calcext:value-type="float">
            <text:p>1813387.8474548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81398.1563039587" calcext:value-type="float">
            <text:p>81398.156303958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6116.575876107" calcext:value-type="float">
            <text:p>906116.575876107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1844647.42341696" calcext:value-type="float">
            <text:p>1844647.4234169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9653.375681986" calcext:value-type="float">
            <text:p>79653.37568198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20542.375914955" calcext:value-type="float">
            <text:p>920542.375914955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875825.67347718" calcext:value-type="float">
            <text:p>1875825.6734771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7245.3707255161" calcext:value-type="float">
            <text:p>77245.37072551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4784.985322996" calcext:value-type="float">
            <text:p>934784.9853229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06907.6982504" calcext:value-type="float">
            <text:p>1906907.698250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4036.8887980339" calcext:value-type="float">
            <text:p>74036.888798033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8808.609181942" calcext:value-type="float">
            <text:p>948808.609181942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1937874.60671376" calcext:value-type="float">
            <text:p>1937874.6067137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69849.5438394568" calcext:value-type="float">
            <text:p>69849.543839456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62567.18835815" calcext:value-type="float">
            <text:p>962567.1883581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1968702.04655998" calcext:value-type="float">
            <text:p>1968702.0465599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4447.0419714155" calcext:value-type="float">
            <text:p>64447.041971415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76000.358085282" calcext:value-type="float">
            <text:p>976000.358085282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1999358.01502531" calcext:value-type="float">
            <text:p>1999358.0150253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57509.4245251108" calcext:value-type="float">
            <text:p>57509.424525110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89027.300799345" calcext:value-type="float">
            <text:p>989027.300799345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2029799.49160228" calcext:value-type="float">
            <text:p>2029799.4916022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592.1428322241" calcext:value-type="float">
            <text:p>48592.14283222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1537.07159651" calcext:value-type="float">
            <text:p>1001537.071596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59967.06065524" calcext:value-type="float">
            <text:p>2059967.0606552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7058.3624804275" calcext:value-type="float">
            <text:p>37058.362480427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013372.7457603" calcext:value-type="float">
            <text:p>1013372.7457603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2089775.93411953" calcext:value-type="float">
            <text:p>2089775.9341195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1961.4692916016" calcext:value-type="float">
            <text:p>21961.469291601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024304.15866869" calcext:value-type="float">
            <text:p>1024304.15866869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2119068.79235818" calcext:value-type="float">
            <text:p>2119068.7923581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828.84575418715" calcext:value-type="float">
            <text:p>1828.8457541871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033978.21014655" calcext:value-type="float">
            <text:p>1033978.21014655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2147250.51417156" calcext:value-type="float">
            <text:p>2147250.5141715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25766.1875238527" calcext:value-type="float">
            <text:p>-25766.187523852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040981.10242051" calcext:value-type="float">
            <text:p>1040981.1024205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2174248.45142324" calcext:value-type="float">
            <text:p>2174248.4514232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65135.2209593217" calcext:value-type="float">
            <text:p>-65135.22095932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44115.42409818" calcext:value-type="float">
            <text:p>1044115.424098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99387.33039917" calcext:value-type="float">
            <text:p>2199387.3303991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124770.502083279" calcext:value-type="float">
            <text:p>-124770.50208327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041260.96120881" calcext:value-type="float">
            <text:p>1041260.9612088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221343.87393576" calcext:value-type="float">
            <text:p>2221343.8739357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224119.554949829" calcext:value-type="float">
            <text:p>-224119.55494982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026733.03526668" calcext:value-type="float">
            <text:p>1026733.0352666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237106.50453637" calcext:value-type="float">
            <text:p>2237106.5045363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420108.252565032" calcext:value-type="float">
            <text:p>-420108.2525650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983994.17047729" calcext:value-type="float">
            <text:p>983994.1704772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2237930.8388176" calcext:value-type="float">
            <text:p>2237930.838817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986785.796388938" calcext:value-type="float">
            <text:p>-986785.79638893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834164.346404599" calcext:value-type="float">
            <text:p>834164.346404599</text:p>
          </table:table-cell>
          <table:table-cell/>
          <table:table-cell office:value-type="float" office:value="1.584" calcext:value-type="float">
            <text:p>1.584</text:p>
          </table:table-cell>
          <table:table-cell office:value-type="float" office:value="2180839.71079529" calcext:value-type="float">
            <text:p>2180839.71079529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834164.346404599" calcext:value-type="float">
            <text:p>834164.346404599</text:p>
          </table:table-cell>
          <table:table-cell/>
          <table:table-cell office:value-type="float" office:value="1.568" calcext:value-type="float">
            <text:p>1.568</text:p>
          </table:table-cell>
          <table:table-cell office:value-type="float" office:value="2179414.79614652" calcext:value-type="float">
            <text:p>2179414.79614652</text:p>
          </table:table-cell>
        </table:table-row>
        <table:table-row table:style-name="ro1">
          <table:table-cell table:number-columns-repeated="3"/>
          <table:table-cell office:value-type="float" office:value="0.396" calcext:value-type="float">
            <text:p>0.396</text:p>
          </table:table-cell>
          <table:table-cell office:value-type="float" office:value="831080.924879074" calcext:value-type="float">
            <text:p>831080.924879074</text:p>
          </table:table-cell>
          <table:table-cell/>
          <table:table-cell office:value-type="float" office:value="1.552" calcext:value-type="float">
            <text:p>1.552</text:p>
          </table:table-cell>
          <table:table-cell office:value-type="float" office:value="2177955.85848009" calcext:value-type="float">
            <text:p>2177955.85848009</text:p>
          </table:table-cell>
        </table:table-row>
        <table:table-row table:style-name="ro1">
          <table:table-cell table:number-columns-repeated="3"/>
          <table:table-cell office:value-type="float" office:value="0.392" calcext:value-type="float">
            <text:p>0.392</text:p>
          </table:table-cell>
          <table:table-cell office:value-type="float" office:value="827934.700194269" calcext:value-type="float">
            <text:p>827934.700194269</text:p>
          </table:table-cell>
          <table:table-cell/>
          <table:table-cell office:value-type="float" office:value="1.536" calcext:value-type="float">
            <text:p>1.536</text:p>
          </table:table-cell>
          <table:table-cell office:value-type="float" office:value="2176461.87184801" calcext:value-type="float">
            <text:p>2176461.87184801</text:p>
          </table:table-cell>
        </table:table-row>
        <table:table-row table:style-name="ro1">
          <table:table-cell table:number-columns-repeated="3"/>
          <table:table-cell office:value-type="float" office:value="0.388" calcext:value-type="float">
            <text:p>0.388</text:p>
          </table:table-cell>
          <table:table-cell office:value-type="float" office:value="824723.794096966" calcext:value-type="float">
            <text:p>824723.794096966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2174931.76821795" calcext:value-type="float">
            <text:p>2174931.76821795</text:p>
          </table:table-cell>
        </table:table-row>
        <table:table-row table:style-name="ro1">
          <table:table-cell table:number-columns-repeated="3"/>
          <table:table-cell office:value-type="float" office:value="0.384" calcext:value-type="float">
            <text:p>0.384</text:p>
          </table:table-cell>
          <table:table-cell office:value-type="float" office:value="821446.251973725" calcext:value-type="float">
            <text:p>821446.251973725</text:p>
          </table:table-cell>
          <table:table-cell/>
          <table:table-cell office:value-type="float" office:value="1.504" calcext:value-type="float">
            <text:p>1.504</text:p>
          </table:table-cell>
          <table:table-cell office:value-type="float" office:value="2173364.43528021" calcext:value-type="float">
            <text:p>2173364.43528021</text:p>
          </table:table-cell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float" office:value="818100.038909019" calcext:value-type="float">
            <text:p>818100.038909019</text:p>
          </table:table-cell>
          <table:table-cell/>
          <table:table-cell office:value-type="float" office:value="1.488" calcext:value-type="float">
            <text:p>1.488</text:p>
          </table:table-cell>
          <table:table-cell office:value-type="float" office:value="2171758.7141157" calcext:value-type="float">
            <text:p>2171758.7141157</text:p>
          </table:table-cell>
        </table:table-row>
        <table:table-row table:style-name="ro1">
          <table:table-cell table:number-columns-repeated="3"/>
          <table:table-cell office:value-type="float" office:value="0.376" calcext:value-type="float">
            <text:p>0.376</text:p>
          </table:table-cell>
          <table:table-cell office:value-type="float" office:value="814683.03549575" calcext:value-type="float">
            <text:p>814683.03549575</text:p>
          </table:table-cell>
          <table:table-cell/>
          <table:table-cell office:value-type="float" office:value="1.472" calcext:value-type="float">
            <text:p>1.472</text:p>
          </table:table-cell>
          <table:table-cell office:value-type="float" office:value="2170113.39671425" calcext:value-type="float">
            <text:p>2170113.39671425</text:p>
          </table:table-cell>
        </table:table-row>
        <table:table-row table:style-name="ro1">
          <table:table-cell table:number-columns-repeated="3"/>
          <table:table-cell office:value-type="float" office:value="0.372" calcext:value-type="float">
            <text:p>0.372</text:p>
          </table:table-cell>
          <table:table-cell office:value-type="float" office:value="811193.033379754" calcext:value-type="float">
            <text:p>811193.033379754</text:p>
          </table:table-cell>
          <table:table-cell/>
          <table:table-cell office:value-type="float" office:value="1.456" calcext:value-type="float">
            <text:p>1.456</text:p>
          </table:table-cell>
          <table:table-cell office:value-type="float" office:value="2168427.22333218" calcext:value-type="float">
            <text:p>2168427.22333218</text:p>
          </table:table-cell>
        </table:table-row>
        <table:table-row table:style-name="ro1">
          <table:table-cell table:number-columns-repeated="3"/>
          <table:table-cell office:value-type="float" office:value="0.368" calcext:value-type="float">
            <text:p>0.368</text:p>
          </table:table-cell>
          <table:table-cell office:value-type="float" office:value="807627.73051833" calcext:value-type="float">
            <text:p>807627.73051833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2166698.87967656" calcext:value-type="float">
            <text:p>2166698.87967656</text:p>
          </table:table-cell>
        </table:table-row>
        <table:table-row table:style-name="ro1">
          <table:table-cell table:number-columns-repeated="3"/>
          <table:table-cell office:value-type="float" office:value="0.364" calcext:value-type="float">
            <text:p>0.364</text:p>
          </table:table-cell>
          <table:table-cell office:value-type="float" office:value="803984.726131101" calcext:value-type="float">
            <text:p>803984.726131101</text:p>
          </table:table-cell>
          <table:table-cell/>
          <table:table-cell office:value-type="float" office:value="1.424" calcext:value-type="float">
            <text:p>1.424</text:p>
          </table:table-cell>
          <table:table-cell office:value-type="float" office:value="2164926.99390287" calcext:value-type="float">
            <text:p>2164926.99390287</text:p>
          </table:table-cell>
        </table:table-row>
        <table:table-row table:style-name="ro1"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800261.515319586" calcext:value-type="float">
            <text:p>800261.515319586</text:p>
          </table:table-cell>
          <table:table-cell/>
          <table:table-cell office:value-type="float" office:value="1.408" calcext:value-type="float">
            <text:p>1.408</text:p>
          </table:table-cell>
          <table:table-cell office:value-type="float" office:value="2163110.13341138" calcext:value-type="float">
            <text:p>2163110.13341138</text:p>
          </table:table-cell>
        </table:table-row>
        <table:table-row table:style-name="ro1">
          <table:table-cell table:number-columns-repeated="3"/>
          <table:table-cell office:value-type="float" office:value="0.356" calcext:value-type="float">
            <text:p>0.356</text:p>
          </table:table-cell>
          <table:table-cell office:value-type="float" office:value="796455.483329781" calcext:value-type="float">
            <text:p>796455.483329781</text:p>
          </table:table-cell>
          <table:table-cell/>
          <table:table-cell office:value-type="float" office:value="1.392" calcext:value-type="float">
            <text:p>1.392</text:p>
          </table:table-cell>
          <table:table-cell office:value-type="float" office:value="2161246.80142632" calcext:value-type="float">
            <text:p>2161246.80142632</text:p>
          </table:table-cell>
        </table:table-row>
        <table:table-row table:style-name="ro1">
          <table:table-cell table:number-columns-repeated="3"/>
          <table:table-cell office:value-type="float" office:value="0.352" calcext:value-type="float">
            <text:p>0.352</text:p>
          </table:table-cell>
          <table:table-cell office:value-type="float" office:value="792563.899429753" calcext:value-type="float">
            <text:p>792563.899429753</text:p>
          </table:table-cell>
          <table:table-cell/>
          <table:table-cell office:value-type="float" office:value="1.376" calcext:value-type="float">
            <text:p>1.376</text:p>
          </table:table-cell>
          <table:table-cell office:value-type="float" office:value="2159335.43334035" calcext:value-type="float">
            <text:p>2159335.43334035</text:p>
          </table:table-cell>
        </table:table-row>
        <table:table-row table:style-name="ro1">
          <table:table-cell table:number-columns-repeated="3"/>
          <table:table-cell office:value-type="float" office:value="0.348" calcext:value-type="float">
            <text:p>0.348</text:p>
          </table:table-cell>
          <table:table-cell office:value-type="float" office:value="788583.910371652" calcext:value-type="float">
            <text:p>788583.910371652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2157374.39280531" calcext:value-type="float">
            <text:p>2157374.39280531</text:p>
          </table:table-cell>
        </table:table-row>
        <table:table-row table:style-name="ro1">
          <table:table-cell table:number-columns-repeated="3"/>
          <table:table-cell office:value-type="float" office:value="0.344" calcext:value-type="float">
            <text:p>0.344</text:p>
          </table:table-cell>
          <table:table-cell office:value-type="float" office:value="784512.533404812" calcext:value-type="float">
            <text:p>784512.533404812</text:p>
          </table:table-cell>
          <table:table-cell/>
          <table:table-cell office:value-type="float" office:value="1.344" calcext:value-type="float">
            <text:p>1.344</text:p>
          </table:table-cell>
          <table:table-cell office:value-type="float" office:value="2155361.96754847" calcext:value-type="float">
            <text:p>2155361.96754847</text:p>
          </table:table-cell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office:value-type="float" office:value="780346.648803434" calcext:value-type="float">
            <text:p>780346.648803434</text:p>
          </table:table-cell>
          <table:table-cell/>
          <table:table-cell office:value-type="float" office:value="1.328" calcext:value-type="float">
            <text:p>1.328</text:p>
          </table:table-cell>
          <table:table-cell office:value-type="float" office:value="2153296.36489134" calcext:value-type="float">
            <text:p>2153296.36489134</text:p>
          </table:table-cell>
        </table:table-row>
        <table:table-row table:style-name="ro1">
          <table:table-cell table:number-columns-repeated="3"/>
          <table:table-cell office:value-type="float" office:value="0.336" calcext:value-type="float">
            <text:p>0.336</text:p>
          </table:table-cell>
          <table:table-cell office:value-type="float" office:value="776082.991868972" calcext:value-type="float">
            <text:p>776082.991868972</text:p>
          </table:table-cell>
          <table:table-cell/>
          <table:table-cell office:value-type="float" office:value="1.312" calcext:value-type="float">
            <text:p>1.312</text:p>
          </table:table-cell>
          <table:table-cell office:value-type="float" office:value="2151175.7069461" calcext:value-type="float">
            <text:p>2151175.7069461</text:p>
          </table:table-cell>
        </table:table-row>
        <table:table-row table:style-name="ro1">
          <table:table-cell table:number-columns-repeated="3"/>
          <table:table-cell office:value-type="float" office:value="0.332" calcext:value-type="float">
            <text:p>0.332</text:p>
          </table:table-cell>
          <table:table-cell office:value-type="float" office:value="771718.144363491" calcext:value-type="float">
            <text:p>771718.144363491</text:p>
          </table:table-cell>
          <table:table-cell/>
          <table:table-cell office:value-type="float" office:value="1.296" calcext:value-type="float">
            <text:p>1.296</text:p>
          </table:table-cell>
          <table:table-cell office:value-type="float" office:value="2148998.02546216" calcext:value-type="float">
            <text:p>2148998.02546216</text:p>
          </table:table-cell>
        </table:table-row>
        <table:table-row table:style-name="ro1">
          <table:table-cell table:number-columns-repeated="3"/>
          <table:table-cell office:value-type="float" office:value="0.328" calcext:value-type="float">
            <text:p>0.328</text:p>
          </table:table-cell>
          <table:table-cell office:value-type="float" office:value="767248.5253261" calcext:value-type="float">
            <text:p>767248.5253261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2146761.25629269" calcext:value-type="float">
            <text:p>2146761.25629269</text:p>
          </table:table-cell>
        </table:table-row>
        <table:table-row table:style-name="ro1">
          <table:table-cell table:number-columns-repeated="3"/>
          <table:table-cell office:value-type="float" office:value="0.324" calcext:value-type="float">
            <text:p>0.324</text:p>
          </table:table-cell>
          <table:table-cell office:value-type="float" office:value="762670.381219846" calcext:value-type="float">
            <text:p>762670.381219846</text:p>
          </table:table-cell>
          <table:table-cell/>
          <table:table-cell office:value-type="float" office:value="1.264" calcext:value-type="float">
            <text:p>1.264</text:p>
          </table:table-cell>
          <table:table-cell office:value-type="float" office:value="2144463.23344787" calcext:value-type="float">
            <text:p>2144463.23344787</text:p>
          </table:table-cell>
        </table:table-row>
        <table:table-row table:style-name="ro1"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757979.775351271" calcext:value-type="float">
            <text:p>757979.775351271</text:p>
          </table:table-cell>
          <table:table-cell/>
          <table:table-cell office:value-type="float" office:value="1.248" calcext:value-type="float">
            <text:p>1.248</text:p>
          </table:table-cell>
          <table:table-cell office:value-type="float" office:value="2142101.68269835" calcext:value-type="float">
            <text:p>2142101.68269835</text:p>
          </table:table-cell>
        </table:table-row>
        <table:table-row table:style-name="ro1">
          <table:table-cell table:number-columns-repeated="3"/>
          <table:table-cell office:value-type="float" office:value="0.316" calcext:value-type="float">
            <text:p>0.316</text:p>
          </table:table-cell>
          <table:table-cell office:value-type="float" office:value="753172.576499067" calcext:value-type="float">
            <text:p>753172.576499067</text:p>
          </table:table-cell>
          <table:table-cell/>
          <table:table-cell office:value-type="float" office:value="1.232" calcext:value-type="float">
            <text:p>1.232</text:p>
          </table:table-cell>
          <table:table-cell office:value-type="float" office:value="2139674.21468865" calcext:value-type="float">
            <text:p>2139674.21468865</text:p>
          </table:table-cell>
        </table:table-row>
        <table:table-row table:style-name="ro1">
          <table:table-cell table:number-columns-repeated="3"/>
          <table:table-cell office:value-type="float" office:value="0.288" calcext:value-type="float">
            <text:p>0.288</text:p>
          </table:table-cell>
          <table:table-cell office:value-type="float" office:value="715863.593135096" calcext:value-type="float">
            <text:p>715863.593135096</text:p>
          </table:table-cell>
          <table:table-cell/>
          <table:table-cell office:value-type="float" office:value="1.216" calcext:value-type="float">
            <text:p>1.216</text:p>
          </table:table-cell>
          <table:table-cell office:value-type="float" office:value="2137178.31751589" calcext:value-type="float">
            <text:p>2137178.31751589</text:p>
          </table:table-cell>
        </table:table-row>
        <table:table-row table:style-name="ro1">
          <table:table-cell table:number-columns-repeated="3"/>
          <table:table-cell office:value-type="float" office:value="0.284" calcext:value-type="float">
            <text:p>0.284</text:p>
          </table:table-cell>
          <table:table-cell office:value-type="float" office:value="709947.070486992" calcext:value-type="float">
            <text:p>709947.07048699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134611.34872475" calcext:value-type="float">
            <text:p>2134611.34872475</text:p>
          </table:table-cell>
        </table:table-row>
        <table:table-row table:style-name="ro1">
          <table:table-cell table:number-columns-repeated="3"/>
          <table:table-cell office:value-type="float" office:value="0.28" calcext:value-type="float">
            <text:p>0.28</text:p>
          </table:table-cell>
          <table:table-cell office:value-type="float" office:value="703865.648274046" calcext:value-type="float">
            <text:p>703865.648274046</text:p>
          </table:table-cell>
          <table:table-cell/>
          <table:table-cell office:value-type="float" office:value="1.184" calcext:value-type="float">
            <text:p>1.184</text:p>
          </table:table-cell>
          <table:table-cell office:value-type="float" office:value="2131970.52666423" calcext:value-type="float">
            <text:p>2131970.52666423</text:p>
          </table:table-cell>
        </table:table-row>
        <table:table-row table:style-name="ro1">
          <table:table-cell table:number-columns-repeated="3"/>
          <table:table-cell office:value-type="float" office:value="0.276" calcext:value-type="float">
            <text:p>0.276</text:p>
          </table:table-cell>
          <table:table-cell office:value-type="float" office:value="697612.389590015" calcext:value-type="float">
            <text:p>697612.389590015</text:p>
          </table:table-cell>
          <table:table-cell/>
          <table:table-cell office:value-type="float" office:value="1.168" calcext:value-type="float">
            <text:p>1.168</text:p>
          </table:table-cell>
          <table:table-cell office:value-type="float" office:value="2129252.92114578" calcext:value-type="float">
            <text:p>2129252.92114578</text:p>
          </table:table-cell>
        </table:table-row>
        <table:table-row table:style-name="ro1">
          <table:table-cell table:number-columns-repeated="3"/>
          <table:table-cell office:value-type="float" office:value="0.272" calcext:value-type="float">
            <text:p>0.272</text:p>
          </table:table-cell>
          <table:table-cell office:value-type="float" office:value="691179.95924034" calcext:value-type="float">
            <text:p>691179.95924034</text:p>
          </table:table-cell>
          <table:table-cell/>
          <table:table-cell office:value-type="float" office:value="1.152" calcext:value-type="float">
            <text:p>1.152</text:p>
          </table:table-cell>
          <table:table-cell office:value-type="float" office:value="2126455.44333598" calcext:value-type="float">
            <text:p>2126455.44333598</text:p>
          </table:table-cell>
        </table:table-row>
        <table:table-row table:style-name="ro1">
          <table:table-cell table:number-columns-repeated="3"/>
          <table:table-cell office:value-type="float" office:value="0.268" calcext:value-type="float">
            <text:p>0.268</text:p>
          </table:table-cell>
          <table:table-cell office:value-type="float" office:value="684560.594582422" calcext:value-type="float">
            <text:p>684560.594582422</text:p>
          </table:table-cell>
          <table:table-cell/>
          <table:table-cell office:value-type="float" office:value="1.136" calcext:value-type="float">
            <text:p>1.136</text:p>
          </table:table-cell>
          <table:table-cell office:value-type="float" office:value="2123574.83480928" calcext:value-type="float">
            <text:p>2123574.83480928</text:p>
          </table:table-cell>
        </table:table-row>
        <table:table-row table:style-name="ro1">
          <table:table-cell table:number-columns-repeated="3"/>
          <table:table-cell office:value-type="float" office:value="0.264" calcext:value-type="float">
            <text:p>0.264</text:p>
          </table:table-cell>
          <table:table-cell office:value-type="float" office:value="677746.073756608" calcext:value-type="float">
            <text:p>677746.073756608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2120607.65567806" calcext:value-type="float">
            <text:p>2120607.65567806</text:p>
          </table:table-cell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float" office:value="670727.681030667" calcext:value-type="float">
            <text:p>670727.681030667</text:p>
          </table:table-cell>
          <table:table-cell/>
          <table:table-cell office:value-type="float" office:value="1.104" calcext:value-type="float">
            <text:p>1.104</text:p>
          </table:table-cell>
          <table:table-cell office:value-type="float" office:value="2117550.27170764" calcext:value-type="float">
            <text:p>2117550.27170764</text:p>
          </table:table-cell>
        </table:table-row>
        <table:table-row table:style-name="ro1">
          <table:table-cell table:number-columns-repeated="3"/>
          <table:table-cell office:value-type="float" office:value="0.256" calcext:value-type="float">
            <text:p>0.256</text:p>
          </table:table-cell>
          <table:table-cell office:value-type="float" office:value="663496.168946258" calcext:value-type="float">
            <text:p>663496.168946258</text:p>
          </table:table-cell>
          <table:table-cell/>
          <table:table-cell office:value-type="float" office:value="1.088" calcext:value-type="float">
            <text:p>1.088</text:p>
          </table:table-cell>
          <table:table-cell office:value-type="float" office:value="2114398.84031339" calcext:value-type="float">
            <text:p>2114398.84031339</text:p>
          </table:table-cell>
        </table:table-row>
        <table:table-row table:style-name="ro1">
          <table:table-cell table:number-columns-repeated="3"/>
          <table:table-cell office:value-type="float" office:value="0.252" calcext:value-type="float">
            <text:p>0.252</text:p>
          </table:table-cell>
          <table:table-cell office:value-type="float" office:value="656041.716916838" calcext:value-type="float">
            <text:p>656041.716916838</text:p>
          </table:table-cell>
          <table:table-cell/>
          <table:table-cell office:value-type="float" office:value="1.072" calcext:value-type="float">
            <text:p>1.072</text:p>
          </table:table-cell>
          <table:table-cell office:value-type="float" office:value="2111149.29532461" calcext:value-type="float">
            <text:p>2111149.29532461</text:p>
          </table:table-cell>
        </table:table-row>
        <table:table-row table:style-name="ro1">
          <table:table-cell table:number-columns-repeated="3"/>
          <table:table-cell office:value-type="float" office:value="0.248" calcext:value-type="float">
            <text:p>0.248</text:p>
          </table:table-cell>
          <table:table-cell office:value-type="float" office:value="648353.885881711" calcext:value-type="float">
            <text:p>648353.885881711</text:p>
          </table:table-cell>
          <table:table-cell/>
          <table:table-cell office:value-type="float" office:value="1.056" calcext:value-type="float">
            <text:p>1.056</text:p>
          </table:table-cell>
          <table:table-cell office:value-type="float" office:value="2107797.33038645" calcext:value-type="float">
            <text:p>2107797.33038645</text:p>
          </table:table-cell>
        </table:table-row>
        <table:table-row table:style-name="ro1">
          <table:table-cell table:number-columns-repeated="3"/>
          <table:table-cell office:value-type="float" office:value="0.244" calcext:value-type="float">
            <text:p>0.244</text:p>
          </table:table-cell>
          <table:table-cell office:value-type="float" office:value="640421.568569715" calcext:value-type="float">
            <text:p>640421.568569715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2104338.38085509" calcext:value-type="float">
            <text:p>2104338.38085509</text:p>
          </table:table-cell>
        </table:table-row>
        <table:table-row table:style-name="ro1">
          <table:table-cell table:number-columns-repeated="3"/>
          <table:table-cell office:value-type="float" office:value="0.24" calcext:value-type="float">
            <text:p>0.24</text:p>
          </table:table-cell>
          <table:table-cell office:value-type="float" office:value="632232.934867205" calcext:value-type="float">
            <text:p>632232.934867205</text:p>
          </table:table-cell>
          <table:table-cell/>
          <table:table-cell office:value-type="float" office:value="1.024" calcext:value-type="float">
            <text:p>1.024</text:p>
          </table:table-cell>
          <table:table-cell office:value-type="float" office:value="2100767.60402381" calcext:value-type="float">
            <text:p>2100767.60402381</text:p>
          </table:table-cell>
        </table:table-row>
        <table:table-row table:style-name="ro1">
          <table:table-cell table:number-columns-repeated="3"/>
          <table:table-cell office:value-type="float" office:value="0.236" calcext:value-type="float">
            <text:p>0.236</text:p>
          </table:table-cell>
          <table:table-cell office:value-type="float" office:value="623775.371717245" calcext:value-type="float">
            <text:p>623775.371717245</text:p>
          </table:table-cell>
          <table:table-cell/>
          <table:table-cell office:value-type="float" office:value="1.008" calcext:value-type="float">
            <text:p>1.008</text:p>
          </table:table-cell>
          <table:table-cell office:value-type="float" office:value="2097079.85749718" calcext:value-type="float">
            <text:p>2097079.85749718</text:p>
          </table:table-cell>
        </table:table-row>
        <table:table-row table:style-name="ro1">
          <table:table-cell table:number-columns-repeated="3"/>
          <table:table-cell office:value-type="float" office:value="0.232" calcext:value-type="float">
            <text:p>0.232</text:p>
          </table:table-cell>
          <table:table-cell office:value-type="float" office:value="615035.416898832" calcext:value-type="float">
            <text:p>615035.416898832</text:p>
          </table:table-cell>
          <table:table-cell/>
          <table:table-cell office:value-type="float" office:value="0.992" calcext:value-type="float">
            <text:p>0.992</text:p>
          </table:table-cell>
          <table:table-cell office:value-type="float" office:value="2093269.67550711" calcext:value-type="float">
            <text:p>2093269.67550711</text:p>
          </table:table-cell>
        </table:table-row>
        <table:table-row table:style-name="ro1">
          <table:table-cell table:number-columns-repeated="3"/>
          <table:table-cell office:value-type="float" office:value="0.228" calcext:value-type="float">
            <text:p>0.228</text:p>
          </table:table-cell>
          <table:table-cell office:value-type="float" office:value="605998.685944635" calcext:value-type="float">
            <text:p>605998.685944635</text:p>
          </table:table-cell>
          <table:table-cell/>
          <table:table-cell office:value-type="float" office:value="0.976" calcext:value-type="float">
            <text:p>0.976</text:p>
          </table:table-cell>
          <table:table-cell office:value-type="float" office:value="2089331.242938" calcext:value-type="float">
            <text:p>2089331.242938</text:p>
          </table:table-cell>
        </table:table-row>
        <table:table-row table:style-name="ro1">
          <table:table-cell table:number-columns-repeated="3"/>
          <table:table-cell office:value-type="float" office:value="0.224" calcext:value-type="float">
            <text:p>0.224</text:p>
          </table:table-cell>
          <table:table-cell office:value-type="float" office:value="596649.791351044" calcext:value-type="float">
            <text:p>596649.79135104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085258.36679765" calcext:value-type="float">
            <text:p>2085258.36679765</text:p>
          </table:table-cell>
        </table:table-row>
        <table:table-row table:style-name="ro1">
          <table:table-cell table:number-columns-repeated="3"/>
          <table:table-cell office:value-type="float" office:value="0.22" calcext:value-type="float">
            <text:p>0.22</text:p>
          </table:table-cell>
          <table:table-cell office:value-type="float" office:value="586972.253112675" calcext:value-type="float">
            <text:p>586972.253112675</text:p>
          </table:table-cell>
          <table:table-cell/>
          <table:table-cell office:value-type="float" office:value="0.944" calcext:value-type="float">
            <text:p>0.944</text:p>
          </table:table-cell>
          <table:table-cell office:value-type="float" office:value="2081044.44483484" calcext:value-type="float">
            <text:p>2081044.44483484</text:p>
          </table:table-cell>
        </table:table-row>
        <table:table-row table:style-name="ro1">
          <table:table-cell table:number-columns-repeated="3"/>
          <table:table-cell office:value-type="float" office:value="0.216" calcext:value-type="float">
            <text:p>0.216</text:p>
          </table:table-cell>
          <table:table-cell office:value-type="float" office:value="576948.399471783" calcext:value-type="float">
            <text:p>576948.399471783</text:p>
          </table:table-cell>
          <table:table-cell/>
          <table:table-cell office:value-type="float" office:value="0.928" calcext:value-type="float">
            <text:p>0.928</text:p>
          </table:table-cell>
          <table:table-cell office:value-type="float" office:value="2076682.43096448" calcext:value-type="float">
            <text:p>2076682.43096448</text:p>
          </table:table-cell>
        </table:table-row>
        <table:table-row table:style-name="ro1">
          <table:table-cell table:number-columns-repeated="3"/>
          <table:table-cell office:value-type="float" office:value="0.212" calcext:value-type="float">
            <text:p>0.212</text:p>
          </table:table-cell>
          <table:table-cell office:value-type="float" office:value="566559.256607507" calcext:value-type="float">
            <text:p>566559.256607507</text:p>
          </table:table-cell>
          <table:table-cell/>
          <table:table-cell office:value-type="float" office:value="0.912" calcext:value-type="float">
            <text:p>0.912</text:p>
          </table:table-cell>
          <table:table-cell office:value-type="float" office:value="2072164.79711358" calcext:value-type="float">
            <text:p>2072164.79711358</text:p>
          </table:table-cell>
        </table:table-row>
        <table:table-row table:style-name="ro1">
          <table:table-cell table:number-columns-repeated="3"/>
          <table:table-cell office:value-type="float" office:value="0.208" calcext:value-type="float">
            <text:p>0.208</text:p>
          </table:table-cell>
          <table:table-cell office:value-type="float" office:value="555784.425795997" calcext:value-type="float">
            <text:p>555784.425795997</text:p>
          </table:table-cell>
          <table:table-cell/>
          <table:table-cell office:value-type="float" office:value="0.896" calcext:value-type="float">
            <text:p>0.896</text:p>
          </table:table-cell>
          <table:table-cell office:value-type="float" office:value="2067483.49104699" calcext:value-type="float">
            <text:p>2067483.49104699</text:p>
          </table:table-cell>
        </table:table-row>
        <table:table-row table:style-name="ro1">
          <table:table-cell table:number-columns-repeated="3"/>
          <table:table-cell office:value-type="float" office:value="0.204" calcext:value-type="float">
            <text:p>0.204</text:p>
          </table:table-cell>
          <table:table-cell office:value-type="float" office:value="544601.946344769" calcext:value-type="float">
            <text:p>544601.946344769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2062629.88966874" calcext:value-type="float">
            <text:p>2062629.88966874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532988.142336323" calcext:value-type="float">
            <text:p>532988.142336323</text:p>
          </table:table-cell>
          <table:table-cell/>
          <table:table-cell office:value-type="float" office:value="0.864" calcext:value-type="float">
            <text:p>0.864</text:p>
          </table:table-cell>
          <table:table-cell office:value-type="float" office:value="2057594.7472204" calcext:value-type="float">
            <text:p>2057594.7472204</text:p>
          </table:table-cell>
        </table:table-row>
        <table:table-row table:style-name="ro1">
          <table:table-cell table:number-columns-repeated="3"/>
          <table:table-cell office:value-type="float" office:value="0.196" calcext:value-type="float">
            <text:p>0.196</text:p>
          </table:table-cell>
          <table:table-cell office:value-type="float" office:value="520917.450899034" calcext:value-type="float">
            <text:p>520917.450899034</text:p>
          </table:table-cell>
          <table:table-cell/>
          <table:table-cell office:value-type="float" office:value="0.848" calcext:value-type="float">
            <text:p>0.848</text:p>
          </table:table-cell>
          <table:table-cell office:value-type="float" office:value="2052368.13771242" calcext:value-type="float">
            <text:p>2052368.13771242</text:p>
          </table:table-cell>
        </table:table-row>
        <table:table-row table:style-name="ro1">
          <table:table-cell table:number-columns-repeated="3"/>
          <table:table-cell office:value-type="float" office:value="0.192" calcext:value-type="float">
            <text:p>0.192</text:p>
          </table:table-cell>
          <table:table-cell office:value-type="float" office:value="508362.229347419" calcext:value-type="float">
            <text:p>508362.229347419</text:p>
          </table:table-cell>
          <table:table-cell/>
          <table:table-cell office:value-type="float" office:value="0.448" calcext:value-type="float">
            <text:p>0.448</text:p>
          </table:table-cell>
          <table:table-cell office:value-type="float" office:value="1802551.50521973" calcext:value-type="float">
            <text:p>1802551.50521973</text:p>
          </table:table-cell>
        </table:table-row>
        <table:table-row table:style-name="ro1">
          <table:table-cell table:number-columns-repeated="3"/>
          <table:table-cell office:value-type="float" office:value="0.188" calcext:value-type="float">
            <text:p>0.188</text:p>
          </table:table-cell>
          <table:table-cell office:value-type="float" office:value="495292.538086835" calcext:value-type="float">
            <text:p>495292.538086835</text:p>
          </table:table-cell>
          <table:table-cell/>
          <table:table-cell office:value-type="float" office:value="0.432" calcext:value-type="float">
            <text:p>0.432</text:p>
          </table:table-cell>
          <table:table-cell office:value-type="float" office:value="1783236.32254855" calcext:value-type="float">
            <text:p>1783236.32254855</text:p>
          </table:table-cell>
        </table:table-row>
        <table:table-row table:style-name="ro1">
          <table:table-cell table:number-columns-repeated="3"/>
          <table:table-cell office:value-type="float" office:value="0.184" calcext:value-type="float">
            <text:p>0.184</text:p>
          </table:table-cell>
          <table:table-cell office:value-type="float" office:value="481675.89564392" calcext:value-type="float">
            <text:p>481675.89564392</text:p>
          </table:table-cell>
          <table:table-cell/>
          <table:table-cell office:value-type="float" office:value="0.416" calcext:value-type="float">
            <text:p>0.416</text:p>
          </table:table-cell>
          <table:table-cell office:value-type="float" office:value="1762487.68959018" calcext:value-type="float">
            <text:p>1762487.68959018</text:p>
          </table:table-cell>
        </table:table-row>
        <table:table-row table:style-name="ro1">
          <table:table-cell table:number-columns-repeated="3"/>
          <table:table-cell office:value-type="float" office:value="0.18" calcext:value-type="float">
            <text:p>0.18</text:p>
          </table:table-cell>
          <table:table-cell office:value-type="float" office:value="467477.001544908" calcext:value-type="float">
            <text:p>467477.00154490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740139.32897467" calcext:value-type="float">
            <text:p>1740139.32897467</text:p>
          </table:table-cell>
        </table:table-row>
        <table:table-row table:style-name="ro1">
          <table:table-cell table:number-columns-repeated="3"/>
          <table:table-cell office:value-type="float" office:value="0.176" calcext:value-type="float">
            <text:p>0.176</text:p>
          </table:table-cell>
          <table:table-cell office:value-type="float" office:value="452657.421995179" calcext:value-type="float">
            <text:p>452657.421995179</text:p>
          </table:table-cell>
          <table:table-cell/>
          <table:table-cell office:value-type="float" office:value="0.384" calcext:value-type="float">
            <text:p>0.384</text:p>
          </table:table-cell>
          <table:table-cell office:value-type="float" office:value="1715997.94090868" calcext:value-type="float">
            <text:p>1715997.94090868</text:p>
          </table:table-cell>
        </table:table-row>
        <table:table-row table:style-name="ro1">
          <table:table-cell table:number-columns-repeated="3"/>
          <table:table-cell office:value-type="float" office:value="0.172" calcext:value-type="float">
            <text:p>0.172</text:p>
          </table:table-cell>
          <table:table-cell office:value-type="float" office:value="437175.232385604" calcext:value-type="float">
            <text:p>437175.232385604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1689837.44623286" calcext:value-type="float">
            <text:p>1689837.44623286</text:p>
          </table:table-cell>
        </table:table-row>
        <table:table-row table:style-name="ro1">
          <table:table-cell table:number-columns-repeated="3"/>
          <table:table-cell office:value-type="float" office:value="0.168" calcext:value-type="float">
            <text:p>0.168</text:p>
          </table:table-cell>
          <table:table-cell office:value-type="float" office:value="420984.609526588" calcext:value-type="float">
            <text:p>420984.609526588</text:p>
          </table:table-cell>
          <table:table-cell/>
          <table:table-cell office:value-type="float" office:value="0.352" calcext:value-type="float">
            <text:p>0.352</text:p>
          </table:table-cell>
          <table:table-cell office:value-type="float" office:value="1661391.68579037" calcext:value-type="float">
            <text:p>1661391.68579037</text:p>
          </table:table-cell>
        </table:table-row>
        <table:table-row table:style-name="ro1">
          <table:table-cell table:number-columns-repeated="3"/>
          <table:table-cell office:value-type="float" office:value="0.164" calcext:value-type="float">
            <text:p>0.164</text:p>
          </table:table-cell>
          <table:table-cell office:value-type="float" office:value="404035.36514182" calcext:value-type="float">
            <text:p>404035.36514182</text:p>
          </table:table-cell>
          <table:table-cell/>
          <table:table-cell office:value-type="float" office:value="0.336" calcext:value-type="float">
            <text:p>0.336</text:p>
          </table:table-cell>
          <table:table-cell office:value-type="float" office:value="1630345.06904384" calcext:value-type="float">
            <text:p>1630345.06904384</text:p>
          </table:table-cell>
        </table:table-row>
        <table:table-row table:style-name="ro1">
          <table:table-cell table:number-columns-repeated="3"/>
          <table:table-cell office:value-type="float" office:value="0.16" calcext:value-type="float">
            <text:p>0.16</text:p>
          </table:table-cell>
          <table:table-cell office:value-type="float" office:value="386272.410480065" calcext:value-type="float">
            <text:p>386272.410480065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596320.46467861" calcext:value-type="float">
            <text:p>1596320.46467861</text:p>
          </table:table-cell>
        </table:table-row>
        <table:table-row table:style-name="ro1">
          <table:table-cell table:number-columns-repeated="3"/>
          <table:table-cell office:value-type="float" office:value="0.156" calcext:value-type="float">
            <text:p>0.156</text:p>
          </table:table-cell>
          <table:table-cell office:value-type="float" office:value="367635.139847503" calcext:value-type="float">
            <text:p>367635.139847503</text:p>
          </table:table-cell>
          <table:table-cell/>
          <table:table-cell office:value-type="float" office:value="0.304" calcext:value-type="float">
            <text:p>0.304</text:p>
          </table:table-cell>
          <table:table-cell office:value-type="float" office:value="1558863.33200952" calcext:value-type="float">
            <text:p>1558863.33200952</text:p>
          </table:table-cell>
        </table:table-row>
        <table:table-row table:style-name="ro1">
          <table:table-cell table:number-columns-repeated="3"/>
          <table:table-cell office:value-type="float" office:value="0.152" calcext:value-type="float">
            <text:p>0.152</text:p>
          </table:table-cell>
          <table:table-cell office:value-type="float" office:value="348056.71832546" calcext:value-type="float">
            <text:p>348056.71832546</text:p>
          </table:table-cell>
          <table:table-cell/>
          <table:table-cell office:value-type="float" office:value="0.288" calcext:value-type="float">
            <text:p>0.288</text:p>
          </table:table-cell>
          <table:table-cell office:value-type="float" office:value="1517420.65285965" calcext:value-type="float">
            <text:p>1517420.65285965</text:p>
          </table:table-cell>
        </table:table-row>
        <table:table-row table:style-name="ro1">
          <table:table-cell table:number-columns-repeated="3"/>
          <table:table-cell office:value-type="float" office:value="0.148" calcext:value-type="float">
            <text:p>0.148</text:p>
          </table:table-cell>
          <table:table-cell office:value-type="float" office:value="327463.255790003" calcext:value-type="float">
            <text:p>327463.255790003</text:p>
          </table:table-cell>
          <table:table-cell/>
          <table:table-cell office:value-type="float" office:value="0.272" calcext:value-type="float">
            <text:p>0.272</text:p>
          </table:table-cell>
          <table:table-cell office:value-type="float" office:value="1471312.55469983" calcext:value-type="float">
            <text:p>1471312.55469983</text:p>
          </table:table-cell>
        </table:table-row>
        <table:table-row table:style-name="ro1">
          <table:table-cell table:number-columns-repeated="3"/>
          <table:table-cell office:value-type="float" office:value="0.144" calcext:value-type="float">
            <text:p>0.144</text:p>
          </table:table-cell>
          <table:table-cell office:value-type="float" office:value="305772.84542264" calcext:value-type="float">
            <text:p>305772.84542264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1419693.4752159" calcext:value-type="float">
            <text:p>1419693.4752159</text:p>
          </table:table-cell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office:value-type="float" office:value="282894.43997501" calcext:value-type="float">
            <text:p>282894.43997501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361498.06101841" calcext:value-type="float">
            <text:p>1361498.06101841</text:p>
          </table:table-cell>
        </table:table-row>
        <table:table-row table:style-name="ro1"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258726.532833763" calcext:value-type="float">
            <text:p>258726.532833763</text:p>
          </table:table-cell>
          <table:table-cell/>
          <table:table-cell office:value-type="float" office:value="0.224" calcext:value-type="float">
            <text:p>0.224</text:p>
          </table:table-cell>
          <table:table-cell office:value-type="float" office:value="1295364.28325786" calcext:value-type="float">
            <text:p>1295364.28325786</text:p>
          </table:table-cell>
        </table:table-row>
        <table:table-row table:style-name="ro1">
          <table:table-cell table:number-columns-repeated="3"/>
          <table:table-cell office:value-type="float" office:value="0.132" calcext:value-type="float">
            <text:p>0.132</text:p>
          </table:table-cell>
          <table:table-cell office:value-type="float" office:value="233155.603037706" calcext:value-type="float">
            <text:p>233155.603037706</text:p>
          </table:table-cell>
          <table:table-cell/>
          <table:table-cell office:value-type="float" office:value="0.208" calcext:value-type="float">
            <text:p>0.208</text:p>
          </table:table-cell>
          <table:table-cell office:value-type="float" office:value="1219521.69001785" calcext:value-type="float">
            <text:p>1219521.69001785</text:p>
          </table:table-cell>
        </table:table-row>
        <table:table-row table:style-name="ro1">
          <table:table-cell table:number-columns-repeated="3"/>
          <table:table-cell office:value-type="float" office:value="0.128" calcext:value-type="float">
            <text:p>0.128</text:p>
          </table:table-cell>
          <table:table-cell office:value-type="float" office:value="206054.273308446" calcext:value-type="float">
            <text:p>206054.273308446</text:p>
          </table:table-cell>
          <table:table-cell/>
          <table:table-cell office:value-type="float" office:value="0.192" calcext:value-type="float">
            <text:p>0.192</text:p>
          </table:table-cell>
          <table:table-cell office:value-type="float" office:value="1131624.77317748" calcext:value-type="float">
            <text:p>1131624.77317748</text:p>
          </table:table-cell>
        </table:table-row>
        <table:table-row table:style-name="ro1">
          <table:table-cell table:number-columns-repeated="3"/>
          <table:table-cell office:value-type="float" office:value="0.124" calcext:value-type="float">
            <text:p>0.124</text:p>
          </table:table-cell>
          <table:table-cell office:value-type="float" office:value="177279.117166518" calcext:value-type="float">
            <text:p>177279.117166518</text:p>
          </table:table-cell>
          <table:table-cell/>
          <table:table-cell office:value-type="float" office:value="0.176" calcext:value-type="float">
            <text:p>0.176</text:p>
          </table:table-cell>
          <table:table-cell office:value-type="float" office:value="1028497.06986083" calcext:value-type="float">
            <text:p>1028497.06986083</text:p>
          </table:table-cell>
        </table:table-row>
        <table:table-row table:style-name="ro1">
          <table:table-cell table:number-columns-repeated="3"/>
          <table:table-cell office:value-type="float" office:value="0.12" calcext:value-type="float">
            <text:p>0.12</text:p>
          </table:table-cell>
          <table:table-cell office:value-type="float" office:value="146668.034360369" calcext:value-type="float">
            <text:p>146668.034360369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905724.506953756" calcext:value-type="float">
            <text:p>905724.506953756</text:p>
          </table:table-cell>
        </table:table-row>
        <table:table-row table:style-name="ro1">
          <table:table-cell table:number-columns-repeated="3"/>
          <table:table-cell office:value-type="float" office:value="0.116" calcext:value-type="float">
            <text:p>0.116</text:p>
          </table:table-cell>
          <table:table-cell office:value-type="float" office:value="114037.091819232" calcext:value-type="float">
            <text:p>114037.091819232</text:p>
          </table:table-cell>
          <table:table-cell/>
          <table:table-cell office:value-type="float" office:value="0.144" calcext:value-type="float">
            <text:p>0.144</text:p>
          </table:table-cell>
          <table:table-cell office:value-type="float" office:value="756982.634002108" calcext:value-type="float">
            <text:p>756982.634002108</text:p>
          </table:table-cell>
        </table:table-row>
        <table:table-row table:style-name="ro1">
          <table:table-cell table:number-columns-repeated="3"/>
          <table:table-cell office:value-type="float" office:value="0.112" calcext:value-type="float">
            <text:p>0.112</text:p>
          </table:table-cell>
          <table:table-cell office:value-type="float" office:value="79176.6983235655" calcext:value-type="float">
            <text:p>79176.6983235655</text:p>
          </table:table-cell>
          <table:table-cell/>
          <table:table-cell office:value-type="float" office:value="0.128" calcext:value-type="float">
            <text:p>0.128</text:p>
          </table:table-cell>
          <table:table-cell office:value-type="float" office:value="572868.758028656" calcext:value-type="float">
            <text:p>572868.758028656</text:p>
          </table:table-cell>
        </table:table-row>
        <table:table-row table:style-name="ro1">
          <table:table-cell table:number-columns-repeated="3"/>
          <table:table-cell office:value-type="float" office:value="0.108" calcext:value-type="float">
            <text:p>0.108</text:p>
          </table:table-cell>
          <table:table-cell office:value-type="float" office:value="41846.9425006832" calcext:value-type="float">
            <text:p>41846.9425006832</text:p>
          </table:table-cell>
          <table:table-cell/>
          <table:table-cell office:value-type="float" office:value="0.112" calcext:value-type="float">
            <text:p>0.112</text:p>
          </table:table-cell>
          <table:table-cell office:value-type="float" office:value="338752.328190458" calcext:value-type="float">
            <text:p>338752.328190458</text:p>
          </table:table-cell>
        </table:table-row>
        <table:table-row table:style-name="ro1"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1771.87195429555" calcext:value-type="float">
            <text:p>1771.87195429555</text:p>
          </table:table-cell>
          <table:table-cell/>
          <table:table-cell office:value-type="float" office:value="0.096" calcext:value-type="float">
            <text:p>0.096</text:p>
          </table:table-cell>
          <table:table-cell office:value-type="float" office:value="30518.454421368" calcext:value-type="float">
            <text:p>30518.454421368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41367.5789086502" calcext:value-type="float">
            <text:p>-41367.578908650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394690.333535832" calcext:value-type="float">
            <text:p>-394690.333535832</text:p>
          </table:table-cell>
        </table:table-row>
        <table:table-row table:style-name="ro1">
          <table:table-cell table:number-columns-repeated="3"/>
          <table:table-cell office:value-type="float" office:value="0.096" calcext:value-type="float">
            <text:p>0.096</text:p>
          </table:table-cell>
          <table:table-cell office:value-type="float" office:value="-87942.4010922115" calcext:value-type="float">
            <text:p>-87942.4010922115</text:p>
          </table:table-cell>
          <table:table-cell/>
          <table:table-cell office:value-type="float" office:value="0.064" calcext:value-type="float">
            <text:p>0.064</text:p>
          </table:table-cell>
          <table:table-cell office:value-type="float" office:value="-1021313.80509558" calcext:value-type="float">
            <text:p>-1021313.80509558</text:p>
          </table:table-cell>
        </table:table-row>
        <table:table-row table:style-name="ro1">
          <table:table-cell table:number-columns-repeated="3"/>
          <table:table-cell office:value-type="float" office:value="0.092" calcext:value-type="float">
            <text:p>0.092</text:p>
          </table:table-cell>
          <table:table-cell office:value-type="float" office:value="-138386.585580444" calcext:value-type="float">
            <text:p>-138386.585580444</text:p>
          </table:table-cell>
          <table:table-cell/>
          <table:table-cell office:value-type="float" office:value="0.048" calcext:value-type="float">
            <text:p>0.048</text:p>
          </table:table-cell>
          <table:table-cell office:value-type="float" office:value="-2042794.74539709" calcext:value-type="float">
            <text:p>-2042794.74539709</text:p>
          </table:table-cell>
        </table:table-row>
        <table:table-row table:style-name="ro1">
          <table:table-cell table:number-columns-repeated="3"/>
          <table:table-cell office:value-type="float" office:value="0.096" calcext:value-type="float">
            <text:p>0.096</text:p>
          </table:table-cell>
          <table:table-cell office:value-type="float" office:value="-87942.4010922115" calcext:value-type="float">
            <text:p>-87942.4010922115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-4025645.99544805" calcext:value-type="float">
            <text:p>-4025645.99544805</text:p>
          </table:table-cell>
        </table:table-row>
        <table:table-row table:style-name="ro1">
          <table:table-cell table:number-columns-repeated="3"/>
          <table:table-cell office:value-type="float" office:value="0.092" calcext:value-type="float">
            <text:p>0.092</text:p>
          </table:table-cell>
          <table:table-cell office:value-type="float" office:value="-138386.585580444" calcext:value-type="float">
            <text:p>-138386.585580444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float" office:value="-9699145.91396231" calcext:value-type="float">
            <text:p>-9699145.91396231</text:p>
          </table:table-cell>
        </table:table-row>
        <table:table-row table:style-name="ro1">
          <table:table-cell table:number-columns-repeated="3"/>
          <table:table-cell office:value-type="float" office:value="0.088" calcext:value-type="float">
            <text:p>0.088</text:p>
          </table:table-cell>
          <table:table-cell office:value-type="float" office:value="-193211.170197437" calcext:value-type="float">
            <text:p>-193211.1701974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84" calcext:value-type="float">
            <text:p>0.084</text:p>
          </table:table-cell>
          <table:table-cell office:value-type="float" office:value="-253022.235844515" calcext:value-type="float">
            <text:p>-253022.235844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-318544.215241173" calcext:value-type="float">
            <text:p>-318544.2152411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76" calcext:value-type="float">
            <text:p>0.076</text:p>
          </table:table-cell>
          <table:table-cell office:value-type="float" office:value="-390650.444168346" calcext:value-type="float">
            <text:p>-390650.4441683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72" calcext:value-type="float">
            <text:p>0.072</text:p>
          </table:table-cell>
          <table:table-cell office:value-type="float" office:value="-470403.732353637" calcext:value-type="float">
            <text:p>-470403.7323536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-559111.021717198" calcext:value-type="float">
            <text:p>-559111.0217171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64" calcext:value-type="float">
            <text:p>0.064</text:p>
          </table:table-cell>
          <table:table-cell office:value-type="float" office:value="-658398.207987431" calcext:value-type="float">
            <text:p>-658398.2079874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6" calcext:value-type="float">
            <text:p>0.06</text:p>
          </table:table-cell>
          <table:table-cell office:value-type="float" office:value="-770314.401154622" calcext:value-type="float">
            <text:p>-770314.4011546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56" calcext:value-type="float">
            <text:p>0.056</text:p>
          </table:table-cell>
          <table:table-cell office:value-type="float" office:value="-897480.132666604" calcext:value-type="float">
            <text:p>-897480.1326666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-1043302.82969598" calcext:value-type="float">
            <text:p>-1043302.829695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48" calcext:value-type="float">
            <text:p>0.048</text:p>
          </table:table-cell>
          <table:table-cell office:value-type="float" office:value="-1212298.21996884" calcext:value-type="float">
            <text:p>-1212298.219968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44" calcext:value-type="float">
            <text:p>0.044</text:p>
          </table:table-cell>
          <table:table-cell office:value-type="float" office:value="-1410584.07556134" calcext:value-type="float">
            <text:p>-1410584.07556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-1646665.11168221" calcext:value-type="float">
            <text:p>-1646665.111682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36" calcext:value-type="float">
            <text:p>0.036</text:p>
          </table:table-cell>
          <table:table-cell office:value-type="float" office:value="-1932732.01075065" calcext:value-type="float">
            <text:p>-1932732.010750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32" calcext:value-type="float">
            <text:p>0.032</text:p>
          </table:table-cell>
          <table:table-cell office:value-type="float" office:value="-2286917.35046119" calcext:value-type="float">
            <text:p>-2286917.35046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28" calcext:value-type="float">
            <text:p>0.028</text:p>
          </table:table-cell>
          <table:table-cell office:value-type="float" office:value="-2737449.84098592" calcext:value-type="float">
            <text:p>-2737449.840985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24" calcext:value-type="float">
            <text:p>0.024</text:p>
          </table:table-cell>
          <table:table-cell office:value-type="float" office:value="-3330884.36240621" calcext:value-type="float">
            <text:p>-3330884.362406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-4150013.36352087" calcext:value-type="float">
            <text:p>-4150013.363520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16" calcext:value-type="float">
            <text:p>0.016</text:p>
          </table:table-cell>
          <table:table-cell office:value-type="float" office:value="-5358083.1402426" calcext:value-type="float">
            <text:p>-5358083.14024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12" calcext:value-type="float">
            <text:p>0.012</text:p>
          </table:table-cell>
          <table:table-cell office:value-type="float" office:value="-7329421.6101562" calcext:value-type="float">
            <text:p>-7329421.61015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-11161604.1133401" calcext:value-type="float">
            <text:p>-11161604.11334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 style:data-style-name="N2" text:time-value="15:20:19.5918080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10:33:15.388245717</meta:creation-date>
    <dc:date>2026-03-24T15:20:58.316055150</dc:date>
    <meta:editing-duration>PT2H23M29S</meta:editing-duration>
    <meta:editing-cycles>18</meta:editing-cycles>
    <meta:generator>LibreOffice/26.2.1.2$Linux_X86_64 LibreOffice_project/620$Build-2</meta:generator>
    <meta:document-statistic meta:table-count="4" meta:cell-count="189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678cm" svg:height="18.438cm" xlink:href=".." xlink:type="simple" chart:class="chart:scatter" chart:style-name="ch1">
        <chart:legend chart:legend-position="end" svg:x="28.447cm" svg:y="8.88cm" style:legend-expansion="high" chart:style-name="ch2"/>
        <chart:plot-area chart:style-name="ch3" svg:x="0.653cm" svg:y="0.368cm" svg:width="27.141cm" svg:height="17.702cm">
          <chart:coordinate-region svg:x="2.589cm" svg:y="0.607cm" svg:width="24.908cm" svg:height="17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60 bar'.C3:'160 bar'.C176" chart:label-cell-address="'160 bar'.C2:'160 bar'.C2" chart:class="chart:scatter">
            <chart:domain table:cell-range-address="'160 bar'.B3:'160 bar'.B176"/>
            <chart:data-point chart:repeated="1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orce bal(Newton)</text:p>
                <draw:g>
                  <svg:desc>'160 bar'.C2:'160 bar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'160 bar'.B3:'160 bar'.B176</svg:desc>
                </draw:g>
              </table:table-cell>
              <table:table-cell office:value-type="float" office:value="-798566.92062618">
                <text:p>-798566.92062618</text:p>
                <draw:g>
                  <svg:desc>'160 bar'.C3:'160 bar'.C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.4">
                <text:p>158.4</text:p>
              </table:table-cell>
              <table:table-cell office:value-type="float" office:value="-766600.756180932">
                <text:p>-766600.756180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8">
                <text:p>156.8</text:p>
              </table:table-cell>
              <table:table-cell office:value-type="float" office:value="-734635.208290391">
                <text:p>-734635.208290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.2">
                <text:p>155.2</text:p>
              </table:table-cell>
              <table:table-cell office:value-type="float" office:value="-702670.294558537">
                <text:p>-702670.294558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6">
                <text:p>153.6</text:p>
              </table:table-cell>
              <table:table-cell office:value-type="float" office:value="-670706.033279622">
                <text:p>-670706.033279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">
                <text:p>152</text:p>
              </table:table-cell>
              <table:table-cell office:value-type="float" office:value="-638742.443472799">
                <text:p>-638742.443472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.4">
                <text:p>150.4</text:p>
              </table:table-cell>
              <table:table-cell office:value-type="float" office:value="-606779.544918863">
                <text:p>-606779.544918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.8">
                <text:p>148.8</text:p>
              </table:table-cell>
              <table:table-cell office:value-type="float" office:value="-574817.358199276">
                <text:p>-574817.358199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.2">
                <text:p>147.2</text:p>
              </table:table-cell>
              <table:table-cell office:value-type="float" office:value="-542855.904737634">
                <text:p>-542855.904737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.6">
                <text:p>145.6</text:p>
              </table:table-cell>
              <table:table-cell office:value-type="float" office:value="-510895.206843751">
                <text:p>-510895.206843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-478935.287760579">
                <text:p>-478935.287760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.4">
                <text:p>142.4</text:p>
              </table:table-cell>
              <table:table-cell office:value-type="float" office:value="-446976.171714148">
                <text:p>-446976.171714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.8">
                <text:p>140.8</text:p>
              </table:table-cell>
              <table:table-cell office:value-type="float" office:value="-415017.883966782">
                <text:p>-415017.8839667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.2">
                <text:p>139.2</text:p>
              </table:table-cell>
              <table:table-cell office:value-type="float" office:value="-383060.450873834">
                <text:p>-383060.450873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.6">
                <text:p>137.6</text:p>
              </table:table-cell>
              <table:table-cell office:value-type="float" office:value="-351103.899944218">
                <text:p>-351103.899944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">
                <text:p>136</text:p>
              </table:table-cell>
              <table:table-cell office:value-type="float" office:value="-319148.259905038">
                <text:p>-319148.259905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.4">
                <text:p>134.4</text:p>
              </table:table-cell>
              <table:table-cell office:value-type="float" office:value="-287193.560770643">
                <text:p>-287193.560770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.8">
                <text:p>132.8</text:p>
              </table:table-cell>
              <table:table-cell office:value-type="float" office:value="-255239.833916468">
                <text:p>-255239.833916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.2">
                <text:p>131.2</text:p>
              </table:table-cell>
              <table:table-cell office:value-type="float" office:value="-223287.11215806">
                <text:p>-223287.11215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.6">
                <text:p>129.6</text:p>
              </table:table-cell>
              <table:table-cell office:value-type="float" office:value="-191335.429835702">
                <text:p>-191335.429835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159384.822905129">
                <text:p>-159384.822905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4">
                <text:p>126.4</text:p>
              </table:table-cell>
              <table:table-cell office:value-type="float" office:value="-127435.329034839">
                <text:p>-127435.329034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.8">
                <text:p>124.8</text:p>
              </table:table-cell>
              <table:table-cell office:value-type="float" office:value="-95486.9877105788">
                <text:p>-95486.9877105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2">
                <text:p>123.2</text:p>
              </table:table-cell>
              <table:table-cell office:value-type="float" office:value="-63539.8403476221">
                <text:p>-63539.8403476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.6">
                <text:p>121.6</text:p>
              </table:table-cell>
              <table:table-cell office:value-type="float" office:value="-31593.9304115376">
                <text:p>-31593.9304115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350.696451789234">
                <text:p>350.696451789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.4">
                <text:p>118.4</text:p>
              </table:table-cell>
              <table:table-cell office:value-type="float" office:value="32293.9922760474">
                <text:p>32293.9922760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.8">
                <text:p>116.8</text:p>
              </table:table-cell>
              <table:table-cell office:value-type="float" office:value="64235.9066233668">
                <text:p>64235.9066233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2">
                <text:p>115.2</text:p>
              </table:table-cell>
              <table:table-cell office:value-type="float" office:value="96176.3864211272">
                <text:p>96176.3864211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128115.375785572">
                <text:p>128115.375785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">
                <text:p>112</text:p>
              </table:table-cell>
              <table:table-cell office:value-type="float" office:value="160052.815830954">
                <text:p>160052.815830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.4">
                <text:p>110.4</text:p>
              </table:table-cell>
              <table:table-cell office:value-type="float" office:value="191988.644462793">
                <text:p>191988.6444627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.8">
                <text:p>108.8</text:p>
              </table:table-cell>
              <table:table-cell office:value-type="float" office:value="223922.796153682">
                <text:p>223922.7961536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.2">
                <text:p>107.2</text:p>
              </table:table-cell>
              <table:table-cell office:value-type="float" office:value="255855.201699873">
                <text:p>255855.2016998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6">
                <text:p>105.6</text:p>
              </table:table-cell>
              <table:table-cell office:value-type="float" office:value="287785.787956685">
                <text:p>287785.787956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">
                <text:p>104</text:p>
              </table:table-cell>
              <table:table-cell office:value-type="float" office:value="319714.477550524">
                <text:p>319714.4775505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4">
                <text:p>102.4</text:p>
              </table:table-cell>
              <table:table-cell office:value-type="float" office:value="351641.188565059">
                <text:p>351641.1885650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.8">
                <text:p>100.8</text:p>
              </table:table-cell>
              <table:table-cell office:value-type="float" office:value="383565.83419877">
                <text:p>383565.834198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2">
                <text:p>99.2</text:p>
              </table:table-cell>
              <table:table-cell office:value-type="float" office:value="415488.322390734">
                <text:p>415488.322390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.6">
                <text:p>97.6</text:p>
              </table:table-cell>
              <table:table-cell office:value-type="float" office:value="447408.555411148">
                <text:p>447408.5554111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">
                <text:p>96</text:p>
              </table:table-cell>
              <table:table-cell office:value-type="float" office:value="479326.429412568">
                <text:p>479326.4294125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.4">
                <text:p>94.4</text:p>
              </table:table-cell>
              <table:table-cell office:value-type="float" office:value="511241.833937382">
                <text:p>511241.833937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.8">
                <text:p>92.8</text:p>
              </table:table-cell>
              <table:table-cell office:value-type="float" office:value="543154.651376349">
                <text:p>543154.651376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2">
                <text:p>91.2</text:p>
              </table:table-cell>
              <table:table-cell office:value-type="float" office:value="575064.756372402">
                <text:p>575064.756372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.6">
                <text:p>89.6</text:p>
              </table:table-cell>
              <table:table-cell office:value-type="float" office:value="606972.015163024">
                <text:p>606972.0151630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">
                <text:p>88</text:p>
              </table:table-cell>
              <table:table-cell office:value-type="float" office:value="638876.28485361">
                <text:p>638876.28485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.4">
                <text:p>86.4</text:p>
              </table:table-cell>
              <table:table-cell office:value-type="float" office:value="670777.412613067">
                <text:p>670777.412613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8">
                <text:p>84.8</text:p>
              </table:table-cell>
              <table:table-cell office:value-type="float" office:value="702675.234781639">
                <text:p>702675.234781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.2">
                <text:p>83.2</text:p>
              </table:table-cell>
              <table:table-cell office:value-type="float" office:value="734569.575879419">
                <text:p>734569.575879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.6">
                <text:p>81.6</text:p>
              </table:table-cell>
              <table:table-cell office:value-type="float" office:value="766460.247502197">
                <text:p>766460.247502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798347.04708924">
                <text:p>798347.047089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.4">
                <text:p>78.4</text:p>
              </table:table-cell>
              <table:table-cell office:value-type="float" office:value="830229.756545093">
                <text:p>830229.756545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.8">
                <text:p>76.8</text:p>
              </table:table-cell>
              <table:table-cell office:value-type="float" office:value="862108.140694579">
                <text:p>862108.1406945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.2">
                <text:p>75.2</text:p>
              </table:table-cell>
              <table:table-cell office:value-type="float" office:value="893981.945546735">
                <text:p>893981.945546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6">
                <text:p>73.6</text:p>
              </table:table-cell>
              <table:table-cell office:value-type="float" office:value="925850.896339304">
                <text:p>925850.8963393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57714.695330568">
                <text:p>957714.6953305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.4">
                <text:p>70.4</text:p>
              </table:table-cell>
              <table:table-cell office:value-type="float" office:value="989573.019299531">
                <text:p>989573.0192995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.8">
                <text:p>68.8</text:p>
              </table:table-cell>
              <table:table-cell office:value-type="float" office:value="1021425.5167086">
                <text:p>1021425.51670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2">
                <text:p>67.2</text:p>
              </table:table-cell>
              <table:table-cell office:value-type="float" office:value="1053271.8044748">
                <text:p>1053271.80447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.6">
                <text:p>65.6</text:p>
              </table:table-cell>
              <table:table-cell office:value-type="float" office:value="1085111.46428575">
                <text:p>1085111.464285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116944.03838536">
                <text:p>1116944.03838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4">
                <text:p>62.4</text:p>
              </table:table-cell>
              <table:table-cell office:value-type="float" office:value="1148769.02474004">
                <text:p>1148769.02474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.8">
                <text:p>60.8</text:p>
              </table:table-cell>
              <table:table-cell office:value-type="float" office:value="1180585.87148045">
                <text:p>1180585.871480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.2">
                <text:p>59.2</text:p>
              </table:table-cell>
              <table:table-cell office:value-type="float" office:value="1212393.97049358">
                <text:p>1212393.970493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6">
                <text:p>57.6</text:p>
              </table:table-cell>
              <table:table-cell office:value-type="float" office:value="1244192.6500168">
                <text:p>1244192.65001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1275981.16605604">
                <text:p>1275981.166056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.4">
                <text:p>54.4</text:p>
              </table:table-cell>
              <table:table-cell office:value-type="float" office:value="1307758.69241339">
                <text:p>1307758.69241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.8">
                <text:p>52.8</text:p>
              </table:table-cell>
              <table:table-cell office:value-type="float" office:value="1339524.30905982">
                <text:p>1339524.309059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2">
                <text:p>51.2</text:p>
              </table:table-cell>
              <table:table-cell office:value-type="float" office:value="1371276.98851827">
                <text:p>1371276.988518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.6">
                <text:p>49.6</text:p>
              </table:table-cell>
              <table:table-cell office:value-type="float" office:value="1403015.57981143">
                <text:p>1403015.57981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">
                <text:p>48</text:p>
              </table:table-cell>
              <table:table-cell office:value-type="float" office:value="1434738.78934214">
                <text:p>1434738.789342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.4">
                <text:p>46.4</text:p>
              </table:table-cell>
              <table:table-cell office:value-type="float" office:value="1466445.15773322">
                <text:p>1466445.15773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.8">
                <text:p>44.8</text:p>
              </table:table-cell>
              <table:table-cell office:value-type="float" office:value="1498133.03099918">
                <text:p>1498133.03099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2">
                <text:p>43.2</text:p>
              </table:table-cell>
              <table:table-cell office:value-type="float" office:value="1529800.52311958">
                <text:p>1529800.523119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.6">
                <text:p>41.6</text:p>
              </table:table-cell>
              <table:table-cell office:value-type="float" office:value="1561445.46442702">
                <text:p>1561445.464427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1593065.33084044">
                <text:p>1593065.330840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4">
                <text:p>38.4</text:p>
              </table:table-cell>
              <table:table-cell office:value-type="float" office:value="1624657.3848951">
                <text:p>1624657.38489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.8">
                <text:p>36.8</text:p>
              </table:table-cell>
              <table:table-cell office:value-type="float" office:value="1656218.17363282">
                <text:p>1656218.173632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2">
                <text:p>35.2</text:p>
              </table:table-cell>
              <table:table-cell office:value-type="float" office:value="1687743.78238386">
                <text:p>1687743.78238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.6">
                <text:p>33.6</text:p>
              </table:table-cell>
              <table:table-cell office:value-type="float" office:value="1719229.5983295">
                <text:p>1719229.59832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">
                <text:p>32</text:p>
              </table:table-cell>
              <table:table-cell office:value-type="float" office:value="1750670.14512526">
                <text:p>1750670.14512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.4">
                <text:p>30.4</text:p>
              </table:table-cell>
              <table:table-cell office:value-type="float" office:value="1782058.86755797">
                <text:p>1782058.867557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">
                <text:p>28.8</text:p>
              </table:table-cell>
              <table:table-cell office:value-type="float" office:value="1813387.84745488">
                <text:p>1813387.84745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2">
                <text:p>27.2</text:p>
              </table:table-cell>
              <table:table-cell office:value-type="float" office:value="1844647.42341696">
                <text:p>1844647.42341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6">
                <text:p>25.6</text:p>
              </table:table-cell>
              <table:table-cell office:value-type="float" office:value="1875825.67347718">
                <text:p>1875825.673477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1906907.6982504">
                <text:p>1906907.69825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4">
                <text:p>22.4</text:p>
              </table:table-cell>
              <table:table-cell office:value-type="float" office:value="1937874.60671376">
                <text:p>1937874.60671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8">
                <text:p>20.8</text:p>
              </table:table-cell>
              <table:table-cell office:value-type="float" office:value="1968702.04655998">
                <text:p>1968702.046559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2">
                <text:p>19.2</text:p>
              </table:table-cell>
              <table:table-cell office:value-type="float" office:value="1999358.01502531">
                <text:p>1999358.015025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6">
                <text:p>17.6</text:p>
              </table:table-cell>
              <table:table-cell office:value-type="float" office:value="2029799.49160228">
                <text:p>2029799.491602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2059967.06065524">
                <text:p>2059967.060655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4">
                <text:p>14.4</text:p>
              </table:table-cell>
              <table:table-cell office:value-type="float" office:value="2089775.93411953">
                <text:p>2089775.934119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8">
                <text:p>12.8</text:p>
              </table:table-cell>
              <table:table-cell office:value-type="float" office:value="2119068.79235818">
                <text:p>2119068.79235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2">
                <text:p>11.2</text:p>
              </table:table-cell>
              <table:table-cell office:value-type="float" office:value="2147250.51417156">
                <text:p>2147250.51417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6">
                <text:p>9.6</text:p>
              </table:table-cell>
              <table:table-cell office:value-type="float" office:value="2174248.45142324">
                <text:p>2174248.451423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2199387.33039917">
                <text:p>2199387.33039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4">
                <text:p>6.4</text:p>
              </table:table-cell>
              <table:table-cell office:value-type="float" office:value="2221343.87393576">
                <text:p>2221343.87393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">
                <text:p>4.8</text:p>
              </table:table-cell>
              <table:table-cell office:value-type="float" office:value="2237106.50453637">
                <text:p>2237106.504536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">
                <text:p>3.2</text:p>
              </table:table-cell>
              <table:table-cell office:value-type="float" office:value="2237930.8388176">
                <text:p>2237930.8388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84">
                <text:p>1.584</text:p>
              </table:table-cell>
              <table:table-cell office:value-type="float" office:value="2180839.71079529">
                <text:p>2180839.710795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68">
                <text:p>1.568</text:p>
              </table:table-cell>
              <table:table-cell office:value-type="float" office:value="2179414.79614652">
                <text:p>2179414.796146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52">
                <text:p>1.552</text:p>
              </table:table-cell>
              <table:table-cell office:value-type="float" office:value="2177955.85848009">
                <text:p>2177955.858480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36">
                <text:p>1.536</text:p>
              </table:table-cell>
              <table:table-cell office:value-type="float" office:value="2176461.87184801">
                <text:p>2176461.871848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2">
                <text:p>1.52</text:p>
              </table:table-cell>
              <table:table-cell office:value-type="float" office:value="2174931.76821795">
                <text:p>2174931.768217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04">
                <text:p>1.504</text:p>
              </table:table-cell>
              <table:table-cell office:value-type="float" office:value="2173364.43528021">
                <text:p>2173364.43528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88">
                <text:p>1.488</text:p>
              </table:table-cell>
              <table:table-cell office:value-type="float" office:value="2171758.7141157">
                <text:p>2171758.71411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72">
                <text:p>1.472</text:p>
              </table:table-cell>
              <table:table-cell office:value-type="float" office:value="2170113.39671425">
                <text:p>2170113.396714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56">
                <text:p>1.456</text:p>
              </table:table-cell>
              <table:table-cell office:value-type="float" office:value="2168427.22333218">
                <text:p>2168427.223332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4">
                <text:p>1.44</text:p>
              </table:table-cell>
              <table:table-cell office:value-type="float" office:value="2166698.87967656">
                <text:p>2166698.879676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24">
                <text:p>1.424</text:p>
              </table:table-cell>
              <table:table-cell office:value-type="float" office:value="2164926.99390287">
                <text:p>2164926.993902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08">
                <text:p>1.408</text:p>
              </table:table-cell>
              <table:table-cell office:value-type="float" office:value="2163110.13341138">
                <text:p>2163110.13341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92">
                <text:p>1.392</text:p>
              </table:table-cell>
              <table:table-cell office:value-type="float" office:value="2161246.80142632">
                <text:p>2161246.801426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76">
                <text:p>1.376</text:p>
              </table:table-cell>
              <table:table-cell office:value-type="float" office:value="2159335.43334035">
                <text:p>2159335.433340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6">
                <text:p>1.36</text:p>
              </table:table-cell>
              <table:table-cell office:value-type="float" office:value="2157374.39280531">
                <text:p>2157374.392805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44">
                <text:p>1.344</text:p>
              </table:table-cell>
              <table:table-cell office:value-type="float" office:value="2155361.96754847">
                <text:p>2155361.967548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8">
                <text:p>1.328</text:p>
              </table:table-cell>
              <table:table-cell office:value-type="float" office:value="2153296.36489134">
                <text:p>2153296.364891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12">
                <text:p>1.312</text:p>
              </table:table-cell>
              <table:table-cell office:value-type="float" office:value="2151175.7069461">
                <text:p>2151175.7069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96">
                <text:p>1.296</text:p>
              </table:table-cell>
              <table:table-cell office:value-type="float" office:value="2148998.02546216">
                <text:p>2148998.025462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8">
                <text:p>1.28</text:p>
              </table:table-cell>
              <table:table-cell office:value-type="float" office:value="2146761.25629269">
                <text:p>2146761.256292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64">
                <text:p>1.264</text:p>
              </table:table-cell>
              <table:table-cell office:value-type="float" office:value="2144463.23344787">
                <text:p>2144463.233447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48">
                <text:p>1.248</text:p>
              </table:table-cell>
              <table:table-cell office:value-type="float" office:value="2142101.68269835">
                <text:p>2142101.682698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32">
                <text:p>1.232</text:p>
              </table:table-cell>
              <table:table-cell office:value-type="float" office:value="2139674.21468865">
                <text:p>2139674.214688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16">
                <text:p>1.216</text:p>
              </table:table-cell>
              <table:table-cell office:value-type="float" office:value="2137178.31751589">
                <text:p>2137178.317515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">
                <text:p>1.2</text:p>
              </table:table-cell>
              <table:table-cell office:value-type="float" office:value="2134611.34872475">
                <text:p>2134611.348724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84">
                <text:p>1.184</text:p>
              </table:table-cell>
              <table:table-cell office:value-type="float" office:value="2131970.52666423">
                <text:p>2131970.52666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68">
                <text:p>1.168</text:p>
              </table:table-cell>
              <table:table-cell office:value-type="float" office:value="2129252.92114578">
                <text:p>2129252.921145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2">
                <text:p>1.152</text:p>
              </table:table-cell>
              <table:table-cell office:value-type="float" office:value="2126455.44333598">
                <text:p>2126455.443335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36">
                <text:p>1.136</text:p>
              </table:table-cell>
              <table:table-cell office:value-type="float" office:value="2123574.83480928">
                <text:p>2123574.834809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">
                <text:p>1.12</text:p>
              </table:table-cell>
              <table:table-cell office:value-type="float" office:value="2120607.65567806">
                <text:p>2120607.65567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04">
                <text:p>1.104</text:p>
              </table:table-cell>
              <table:table-cell office:value-type="float" office:value="2117550.27170764">
                <text:p>2117550.27170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88">
                <text:p>1.088</text:p>
              </table:table-cell>
              <table:table-cell office:value-type="float" office:value="2114398.84031339">
                <text:p>2114398.840313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72">
                <text:p>1.072</text:p>
              </table:table-cell>
              <table:table-cell office:value-type="float" office:value="2111149.29532461">
                <text:p>2111149.295324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56">
                <text:p>1.056</text:p>
              </table:table-cell>
              <table:table-cell office:value-type="float" office:value="2107797.33038645">
                <text:p>2107797.33038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4">
                <text:p>1.04</text:p>
              </table:table-cell>
              <table:table-cell office:value-type="float" office:value="2104338.38085509">
                <text:p>2104338.380855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24">
                <text:p>1.024</text:p>
              </table:table-cell>
              <table:table-cell office:value-type="float" office:value="2100767.60402381">
                <text:p>2100767.60402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08">
                <text:p>1.008</text:p>
              </table:table-cell>
              <table:table-cell office:value-type="float" office:value="2097079.85749718">
                <text:p>2097079.857497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2">
                <text:p>0.992</text:p>
              </table:table-cell>
              <table:table-cell office:value-type="float" office:value="2093269.67550711">
                <text:p>2093269.675507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76">
                <text:p>0.976</text:p>
              </table:table-cell>
              <table:table-cell office:value-type="float" office:value="2089331.242938">
                <text:p>2089331.2429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">
                <text:p>0.96</text:p>
              </table:table-cell>
              <table:table-cell office:value-type="float" office:value="2085258.36679765">
                <text:p>2085258.366797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44">
                <text:p>0.944</text:p>
              </table:table-cell>
              <table:table-cell office:value-type="float" office:value="2081044.44483484">
                <text:p>2081044.444834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28">
                <text:p>0.928</text:p>
              </table:table-cell>
              <table:table-cell office:value-type="float" office:value="2076682.43096448">
                <text:p>2076682.430964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12">
                <text:p>0.912</text:p>
              </table:table-cell>
              <table:table-cell office:value-type="float" office:value="2072164.79711358">
                <text:p>2072164.797113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6">
                <text:p>0.896</text:p>
              </table:table-cell>
              <table:table-cell office:value-type="float" office:value="2067483.49104699">
                <text:p>2067483.491046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">
                <text:p>0.88</text:p>
              </table:table-cell>
              <table:table-cell office:value-type="float" office:value="2062629.88966874">
                <text:p>2062629.889668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2057594.7472204">
                <text:p>2057594.7472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48">
                <text:p>0.848</text:p>
              </table:table-cell>
              <table:table-cell office:value-type="float" office:value="2052368.13771242">
                <text:p>2052368.137712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48">
                <text:p>0.448</text:p>
              </table:table-cell>
              <table:table-cell office:value-type="float" office:value="1802551.50521973">
                <text:p>1802551.505219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2">
                <text:p>0.432</text:p>
              </table:table-cell>
              <table:table-cell office:value-type="float" office:value="1783236.32254855">
                <text:p>1783236.322548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6">
                <text:p>0.416</text:p>
              </table:table-cell>
              <table:table-cell office:value-type="float" office:value="1762487.68959018">
                <text:p>1762487.689590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">
                <text:p>0.4</text:p>
              </table:table-cell>
              <table:table-cell office:value-type="float" office:value="1740139.32897467">
                <text:p>1740139.328974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4">
                <text:p>0.384</text:p>
              </table:table-cell>
              <table:table-cell office:value-type="float" office:value="1715997.94090868">
                <text:p>1715997.940908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8">
                <text:p>0.368</text:p>
              </table:table-cell>
              <table:table-cell office:value-type="float" office:value="1689837.44623286">
                <text:p>1689837.446232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2">
                <text:p>0.352</text:p>
              </table:table-cell>
              <table:table-cell office:value-type="float" office:value="1661391.68579037">
                <text:p>1661391.685790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36">
                <text:p>0.336</text:p>
              </table:table-cell>
              <table:table-cell office:value-type="float" office:value="1630345.06904384">
                <text:p>1630345.069043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">
                <text:p>0.32</text:p>
              </table:table-cell>
              <table:table-cell office:value-type="float" office:value="1596320.46467861">
                <text:p>1596320.464678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04">
                <text:p>0.304</text:p>
              </table:table-cell>
              <table:table-cell office:value-type="float" office:value="1558863.33200952">
                <text:p>1558863.332009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8">
                <text:p>0.288</text:p>
              </table:table-cell>
              <table:table-cell office:value-type="float" office:value="1517420.65285965">
                <text:p>1517420.652859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72">
                <text:p>0.272</text:p>
              </table:table-cell>
              <table:table-cell office:value-type="float" office:value="1471312.55469983">
                <text:p>1471312.554699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6">
                <text:p>0.256</text:p>
              </table:table-cell>
              <table:table-cell office:value-type="float" office:value="1419693.4752159">
                <text:p>1419693.47521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">
                <text:p>0.24</text:p>
              </table:table-cell>
              <table:table-cell office:value-type="float" office:value="1361498.06101841">
                <text:p>1361498.061018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4">
                <text:p>0.224</text:p>
              </table:table-cell>
              <table:table-cell office:value-type="float" office:value="1295364.28325786">
                <text:p>1295364.283257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8">
                <text:p>0.208</text:p>
              </table:table-cell>
              <table:table-cell office:value-type="float" office:value="1219521.69001785">
                <text:p>1219521.690017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2">
                <text:p>0.192</text:p>
              </table:table-cell>
              <table:table-cell office:value-type="float" office:value="1131624.77317748">
                <text:p>1131624.773177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76">
                <text:p>0.176</text:p>
              </table:table-cell>
              <table:table-cell office:value-type="float" office:value="1028497.06986083">
                <text:p>1028497.069860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">
                <text:p>0.16</text:p>
              </table:table-cell>
              <table:table-cell office:value-type="float" office:value="905724.506953756">
                <text:p>905724.5069537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4">
                <text:p>0.144</text:p>
              </table:table-cell>
              <table:table-cell office:value-type="float" office:value="756982.634002108">
                <text:p>756982.6340021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28">
                <text:p>0.128</text:p>
              </table:table-cell>
              <table:table-cell office:value-type="float" office:value="572868.758028656">
                <text:p>572868.7580286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2">
                <text:p>0.112</text:p>
              </table:table-cell>
              <table:table-cell office:value-type="float" office:value="338752.328190458">
                <text:p>338752.3281904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6">
                <text:p>0.096</text:p>
              </table:table-cell>
              <table:table-cell office:value-type="float" office:value="30518.454421368">
                <text:p>30518.4544213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">
                <text:p>0.08</text:p>
              </table:table-cell>
              <table:table-cell office:value-type="float" office:value="-394690.333535832">
                <text:p>-394690.3335358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4">
                <text:p>0.064</text:p>
              </table:table-cell>
              <table:table-cell office:value-type="float" office:value="-1021313.80509558">
                <text:p>-1021313.805095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8">
                <text:p>0.048</text:p>
              </table:table-cell>
              <table:table-cell office:value-type="float" office:value="-2042794.74539709">
                <text:p>-2042794.745397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2">
                <text:p>0.032</text:p>
              </table:table-cell>
              <table:table-cell office:value-type="float" office:value="-4025645.99544805">
                <text:p>-4025645.995448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6">
                <text:p>0.016</text:p>
              </table:table-cell>
              <table:table-cell office:value-type="float" office:value="-9699145.91396231">
                <text:p>-9699145.91396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33.616cm" svg:height="18.971cm" xlink:href=".." xlink:type="simple" chart:class="chart:scatter" chart:style-name="ch1">
        <chart:title svg:x="14.474cm" svg:y="0.515cm" chart:style-name="ch2">
          <text:p>Force Balance Curves</text:p>
        </chart:title>
        <chart:legend chart:legend-position="end" svg:x="27.808cm" svg:y="8.569cm" style:legend-expansion="high" chart:style-name="ch3"/>
        <chart:plot-area chart:style-name="ch4" svg:x="1.763cm" svg:y="1.779cm" svg:width="25.373cm" svg:height="15.752cm">
          <chart:coordinate-region svg:x="3.699cm" svg:y="2.018cm" svg:width="23.043cm" svg:height="15.275cm"/>
          <chart:axis chart:dimension="x" chart:name="primary-x" chart:style-name="ch5">
            <chart:title svg:x="12.838cm" svg:y="17.91cm" chart:style-name="ch2">
              <text:p><text:span text:style-name="T1">Outlet Pressure (bar)</text:span></text:p>
            </chart:title>
          </chart:axis>
          <chart:axis chart:dimension="y" chart:name="primary-y" chart:style-name="ch6">
            <chart:title svg:x="0.451cm" svg:y="11.007cm" chart:style-name="ch7">
              <text:p><text:span text:style-name="T1">Force Balance (N)</text:span></text:p>
            </chart:title>
          </chart:axis>
          <chart:series chart:style-name="ch8" chart:values-cell-range-address="combined.H3:combined.H176" chart:label-cell-address="combined.H2:combined.H2" chart:class="chart:scatter">
            <chart:domain table:cell-range-address="combined.G3:combined.G176"/>
            <chart:data-point chart:repeated="174"/>
          </chart:series>
          <chart:series chart:style-name="ch9" chart:values-cell-range-address="combined.E3:combined.E197" chart:label-cell-address="combined.E2:combined.E2" chart:class="chart:scatter">
            <chart:domain table:cell-range-address="combined.D3:combined.D197"/>
            <chart:data-point chart:repeated="195"/>
          </chart:series>
          <chart:series chart:style-name="ch10" chart:values-cell-range-address="combined.B3:combined.B102" chart:label-cell-address="combined.B2:combined.B2" chart:class="chart:scatter">
            <chart:domain table:cell-range-address="combined.A3:combined.A102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orce bal(Newton) – 160 bar</text:p>
                <draw:g>
                  <svg:desc>combined.H2:combined.H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orce bal(Newton) – 40 bar</text:p>
                <draw:g>
                  <svg:desc>combined.E2:combined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orce bal(Newton) 1 bar</text:p>
                <draw:g>
                  <svg:desc>combined.B2:combine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combined.G3:combined.G176</svg:desc>
                </draw:g>
              </table:table-cell>
              <table:table-cell office:value-type="float" office:value="-798566.92062618">
                <text:p>-798566.92062618</text:p>
                <draw:g>
                  <svg:desc>combined.H3:combined.H176</svg:desc>
                </draw:g>
              </table:table-cell>
              <table:table-cell office:value-type="float" office:value="40">
                <text:p>40</text:p>
                <draw:g>
                  <svg:desc>combined.D3:combined.D197</svg:desc>
                </draw:g>
              </table:table-cell>
              <table:table-cell office:value-type="float" office:value="-397203.27762691">
                <text:p>-397203.27762691</text:p>
                <draw:g>
                  <svg:desc>combined.E3:combined.E197</svg:desc>
                </draw:g>
              </table:table-cell>
              <table:table-cell office:value-type="float" office:value="1">
                <text:p>1</text:p>
                <draw:g>
                  <svg:desc>combined.A3:combined.A102</svg:desc>
                </draw:g>
              </table:table-cell>
              <table:table-cell office:value-type="float" office:value="-134969.231507157">
                <text:p>-134969.231507157</text:p>
                <draw:g>
                  <svg:desc>combined.B3:combined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.4">
                <text:p>158.4</text:p>
              </table:table-cell>
              <table:table-cell office:value-type="float" office:value="-766600.756180932">
                <text:p>-766600.756180932</text:p>
              </table:table-cell>
              <table:table-cell office:value-type="float" office:value="39.6">
                <text:p>39.6</text:p>
              </table:table-cell>
              <table:table-cell office:value-type="float" office:value="-381269.469811703">
                <text:p>-381269.469811703</text:p>
              </table:table-cell>
              <table:table-cell office:value-type="float" office:value="0.99">
                <text:p>0.99</text:p>
              </table:table-cell>
              <table:table-cell office:value-type="float" office:value="-131622.818375755">
                <text:p>-131622.818375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8">
                <text:p>156.8</text:p>
              </table:table-cell>
              <table:table-cell office:value-type="float" office:value="-734635.208290391">
                <text:p>-734635.208290391</text:p>
              </table:table-cell>
              <table:table-cell office:value-type="float" office:value="39.2">
                <text:p>39.2</text:p>
              </table:table-cell>
              <table:table-cell office:value-type="float" office:value="-365336.855898612">
                <text:p>-365336.855898612</text:p>
              </table:table-cell>
              <table:table-cell office:value-type="float" office:value="0.98">
                <text:p>0.98</text:p>
              </table:table-cell>
              <table:table-cell office:value-type="float" office:value="-128279.1570722">
                <text:p>-128279.1570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.2">
                <text:p>155.2</text:p>
              </table:table-cell>
              <table:table-cell office:value-type="float" office:value="-702670.294558537">
                <text:p>-702670.294558537</text:p>
              </table:table-cell>
              <table:table-cell office:value-type="float" office:value="38.8">
                <text:p>38.8</text:p>
              </table:table-cell>
              <table:table-cell office:value-type="float" office:value="-349405.469861734">
                <text:p>-349405.469861734</text:p>
              </table:table-cell>
              <table:table-cell office:value-type="float" office:value="0.97">
                <text:p>0.97</text:p>
              </table:table-cell>
              <table:table-cell office:value-type="float" office:value="-124938.326039343">
                <text:p>-124938.326039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6">
                <text:p>153.6</text:p>
              </table:table-cell>
              <table:table-cell office:value-type="float" office:value="-670706.033279622">
                <text:p>-670706.033279622</text:p>
              </table:table-cell>
              <table:table-cell office:value-type="float" office:value="38.4">
                <text:p>38.4</text:p>
              </table:table-cell>
              <table:table-cell office:value-type="float" office:value="-333475.3470046">
                <text:p>-333475.3470046</text:p>
              </table:table-cell>
              <table:table-cell office:value-type="float" office:value="0.96">
                <text:p>0.96</text:p>
              </table:table-cell>
              <table:table-cell office:value-type="float" office:value="-121600.406808991">
                <text:p>-121600.406808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">
                <text:p>152</text:p>
              </table:table-cell>
              <table:table-cell office:value-type="float" office:value="-638742.443472799">
                <text:p>-638742.443472799</text:p>
              </table:table-cell>
              <table:table-cell office:value-type="float" office:value="38">
                <text:p>38</text:p>
              </table:table-cell>
              <table:table-cell office:value-type="float" office:value="-317546.524026708">
                <text:p>-317546.524026708</text:p>
              </table:table-cell>
              <table:table-cell office:value-type="float" office:value="0.95">
                <text:p>0.95</text:p>
              </table:table-cell>
              <table:table-cell office:value-type="float" office:value="-118265.484157493">
                <text:p>-118265.484157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.4">
                <text:p>150.4</text:p>
              </table:table-cell>
              <table:table-cell office:value-type="float" office:value="-606779.544918863">
                <text:p>-606779.544918863</text:p>
              </table:table-cell>
              <table:table-cell office:value-type="float" office:value="37.6">
                <text:p>37.6</text:p>
              </table:table-cell>
              <table:table-cell office:value-type="float" office:value="-301619.039094117">
                <text:p>-301619.039094117</text:p>
              </table:table-cell>
              <table:table-cell office:value-type="float" office:value="0.94">
                <text:p>0.94</text:p>
              </table:table-cell>
              <table:table-cell office:value-type="float" office:value="-114933.64627082">
                <text:p>-114933.64627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.8">
                <text:p>148.8</text:p>
              </table:table-cell>
              <table:table-cell office:value-type="float" office:value="-574817.358199276">
                <text:p>-574817.358199276</text:p>
              </table:table-cell>
              <table:table-cell office:value-type="float" office:value="37.2">
                <text:p>37.2</text:p>
              </table:table-cell>
              <table:table-cell office:value-type="float" office:value="-285692.931914414">
                <text:p>-285692.931914414</text:p>
              </table:table-cell>
              <table:table-cell office:value-type="float" office:value="0.93">
                <text:p>0.93</text:p>
              </table:table-cell>
              <table:table-cell office:value-type="float" office:value="-111604.984919807">
                <text:p>-111604.984919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.2">
                <text:p>147.2</text:p>
              </table:table-cell>
              <table:table-cell office:value-type="float" office:value="-542855.904737634">
                <text:p>-542855.904737634</text:p>
              </table:table-cell>
              <table:table-cell office:value-type="float" office:value="36.8">
                <text:p>36.8</text:p>
              </table:table-cell>
              <table:table-cell office:value-type="float" office:value="-269768.243816361">
                <text:p>-269768.243816361</text:p>
              </table:table-cell>
              <table:table-cell office:value-type="float" office:value="0.92">
                <text:p>0.92</text:p>
              </table:table-cell>
              <table:table-cell office:value-type="float" office:value="-108279.595646262">
                <text:p>-108279.595646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.6">
                <text:p>145.6</text:p>
              </table:table-cell>
              <table:table-cell office:value-type="float" office:value="-510895.206843751">
                <text:p>-510895.206843751</text:p>
              </table:table-cell>
              <table:table-cell office:value-type="float" office:value="36.4">
                <text:p>36.4</text:p>
              </table:table-cell>
              <table:table-cell office:value-type="float" office:value="-253845.017834586">
                <text:p>-253845.017834586</text:p>
              </table:table-cell>
              <table:table-cell office:value-type="float" office:value="0.91">
                <text:p>0.91</text:p>
              </table:table-cell>
              <table:table-cell office:value-type="float" office:value="-104957.577960714">
                <text:p>-104957.577960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-478935.287760579">
                <text:p>-478935.287760579</text:p>
              </table:table-cell>
              <table:table-cell office:value-type="float" office:value="36">
                <text:p>36</text:p>
              </table:table-cell>
              <table:table-cell office:value-type="float" office:value="-237923.298799672">
                <text:p>-237923.298799672</text:p>
              </table:table-cell>
              <table:table-cell office:value-type="float" office:value="0.9">
                <text:p>0.9</text:p>
              </table:table-cell>
              <table:table-cell office:value-type="float" office:value="-101639.035552644">
                <text:p>-101639.035552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.4">
                <text:p>142.4</text:p>
              </table:table-cell>
              <table:table-cell office:value-type="float" office:value="-446976.171714148">
                <text:p>-446976.171714148</text:p>
              </table:table-cell>
              <table:table-cell office:value-type="float" office:value="35.6">
                <text:p>35.6</text:p>
              </table:table-cell>
              <table:table-cell office:value-type="float" office:value="-222003.133434086">
                <text:p>-222003.133434086</text:p>
              </table:table-cell>
              <table:table-cell office:value-type="float" office:value="0.89">
                <text:p>0.89</text:p>
              </table:table-cell>
              <table:table-cell office:value-type="float" office:value="-98324.0765140646">
                <text:p>-98324.0765140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.8">
                <text:p>140.8</text:p>
              </table:table-cell>
              <table:table-cell office:value-type="float" office:value="-415017.883966782">
                <text:p>-415017.883966782</text:p>
              </table:table-cell>
              <table:table-cell office:value-type="float" office:value="35.2">
                <text:p>35.2</text:p>
              </table:table-cell>
              <table:table-cell office:value-type="float" office:value="-206084.570454356">
                <text:p>-206084.570454356</text:p>
              </table:table-cell>
              <table:table-cell office:value-type="float" office:value="0.88">
                <text:p>0.88</text:p>
              </table:table-cell>
              <table:table-cell office:value-type="float" office:value="-95012.8135774126">
                <text:p>-95012.8135774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.2">
                <text:p>139.2</text:p>
              </table:table-cell>
              <table:table-cell office:value-type="float" office:value="-383060.450873834">
                <text:p>-383060.450873834</text:p>
              </table:table-cell>
              <table:table-cell office:value-type="float" office:value="34.8">
                <text:p>34.8</text:p>
              </table:table-cell>
              <table:table-cell office:value-type="float" office:value="-190167.660680023">
                <text:p>-190167.660680023</text:p>
              </table:table-cell>
              <table:table-cell office:value-type="float" office:value="0.87">
                <text:p>0.87</text:p>
              </table:table-cell>
              <table:table-cell office:value-type="float" office:value="-91705.3643687802">
                <text:p>-91705.3643687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.6">
                <text:p>137.6</text:p>
              </table:table-cell>
              <table:table-cell office:value-type="float" office:value="-351103.899944218">
                <text:p>-351103.899944218</text:p>
              </table:table-cell>
              <table:table-cell office:value-type="float" office:value="34.4">
                <text:p>34.4</text:p>
              </table:table-cell>
              <table:table-cell office:value-type="float" office:value="-174252.457149863">
                <text:p>-174252.457149863</text:p>
              </table:table-cell>
              <table:table-cell office:value-type="float" office:value="0.86">
                <text:p>0.86</text:p>
              </table:table-cell>
              <table:table-cell office:value-type="float" office:value="-88401.85167757">
                <text:p>-88401.85167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">
                <text:p>136</text:p>
              </table:table-cell>
              <table:table-cell office:value-type="float" office:value="-319148.259905038">
                <text:p>-319148.259905038</text:p>
              </table:table-cell>
              <table:table-cell office:value-type="float" office:value="34">
                <text:p>34</text:p>
              </table:table-cell>
              <table:table-cell office:value-type="float" office:value="-158339.015245985">
                <text:p>-158339.015245985</text:p>
              </table:table-cell>
              <table:table-cell office:value-type="float" office:value="0.85">
                <text:p>0.85</text:p>
              </table:table-cell>
              <table:table-cell office:value-type="float" office:value="-85102.4037437472">
                <text:p>-85102.4037437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.4">
                <text:p>134.4</text:p>
              </table:table-cell>
              <table:table-cell office:value-type="float" office:value="-287193.560770643">
                <text:p>-287193.560770643</text:p>
              </table:table-cell>
              <table:table-cell office:value-type="float" office:value="33.6">
                <text:p>33.6</text:p>
              </table:table-cell>
              <table:table-cell office:value-type="float" office:value="-142427.392826413">
                <text:p>-142427.392826413</text:p>
              </table:table-cell>
              <table:table-cell office:value-type="float" office:value="0.84">
                <text:p>0.84</text:p>
              </table:table-cell>
              <table:table-cell office:value-type="float" office:value="-81807.154563933">
                <text:p>-81807.154563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.8">
                <text:p>132.8</text:p>
              </table:table-cell>
              <table:table-cell office:value-type="float" office:value="-255239.833916468">
                <text:p>-255239.833916468</text:p>
              </table:table-cell>
              <table:table-cell office:value-type="float" office:value="33.2">
                <text:p>33.2</text:p>
              </table:table-cell>
              <table:table-cell office:value-type="float" office:value="-126517.650366859">
                <text:p>-126517.650366859</text:p>
              </table:table-cell>
              <table:table-cell office:value-type="float" office:value="0.83">
                <text:p>0.83</text:p>
              </table:table-cell>
              <table:table-cell office:value-type="float" office:value="-78516.244217664">
                <text:p>-78516.244217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.2">
                <text:p>131.2</text:p>
              </table:table-cell>
              <table:table-cell office:value-type="float" office:value="-223287.11215806">
                <text:p>-223287.11215806</text:p>
              </table:table-cell>
              <table:table-cell office:value-type="float" office:value="32.8">
                <text:p>32.8</text:p>
              </table:table-cell>
              <table:table-cell office:value-type="float" office:value="-110609.851112445">
                <text:p>-110609.851112445</text:p>
              </table:table-cell>
              <table:table-cell office:value-type="float" office:value="0.82">
                <text:p>0.82</text:p>
              </table:table-cell>
              <table:table-cell office:value-type="float" office:value="-75235.3227125612">
                <text:p>-75235.3227125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.6">
                <text:p>129.6</text:p>
              </table:table-cell>
              <table:table-cell office:value-type="float" office:value="-191335.429835702">
                <text:p>-191335.429835702</text:p>
              </table:table-cell>
              <table:table-cell office:value-type="float" office:value="32.4">
                <text:p>32.4</text:p>
              </table:table-cell>
              <table:table-cell office:value-type="float" office:value="-94704.061240186">
                <text:p>-94704.061240186</text:p>
              </table:table-cell>
              <table:table-cell office:value-type="float" office:value="0.81">
                <text:p>0.81</text:p>
              </table:table-cell>
              <table:table-cell office:value-type="float" office:value="-71988.6299596892">
                <text:p>-71988.6299596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159384.822905129">
                <text:p>-159384.822905129</text:p>
              </table:table-cell>
              <table:table-cell office:value-type="float" office:value="32">
                <text:p>32</text:p>
              </table:table-cell>
              <table:table-cell office:value-type="float" office:value="-78800.350033154">
                <text:p>-78800.350033154</text:p>
              </table:table-cell>
              <table:table-cell office:value-type="float" office:value="0.8">
                <text:p>0.8</text:p>
              </table:table-cell>
              <table:table-cell office:value-type="float" office:value="-68747.9194091509">
                <text:p>-68747.9194091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4">
                <text:p>126.4</text:p>
              </table:table-cell>
              <table:table-cell office:value-type="float" office:value="-127435.329034839">
                <text:p>-127435.329034839</text:p>
              </table:table-cell>
              <table:table-cell office:value-type="float" office:value="31.6">
                <text:p>31.6</text:p>
              </table:table-cell>
              <table:table-cell office:value-type="float" office:value="-62898.7900673244">
                <text:p>-62898.7900673244</text:p>
              </table:table-cell>
              <table:table-cell office:value-type="float" office:value="0.79">
                <text:p>0.79</text:p>
              </table:table-cell>
              <table:table-cell office:value-type="float" office:value="-65513.4101394479">
                <text:p>-65513.4101394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.8">
                <text:p>124.8</text:p>
              </table:table-cell>
              <table:table-cell office:value-type="float" office:value="-95486.9877105788">
                <text:p>-95486.9877105788</text:p>
              </table:table-cell>
              <table:table-cell office:value-type="float" office:value="31.2">
                <text:p>31.2</text:p>
              </table:table-cell>
              <table:table-cell office:value-type="float" office:value="-46999.4574121914">
                <text:p>-46999.4574121914</text:p>
              </table:table-cell>
              <table:table-cell office:value-type="float" office:value="0.78">
                <text:p>0.78</text:p>
              </table:table-cell>
              <table:table-cell office:value-type="float" office:value="-62285.3321695899">
                <text:p>-62285.3321695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2">
                <text:p>123.2</text:p>
              </table:table-cell>
              <table:table-cell office:value-type="float" office:value="-63539.8403476221">
                <text:p>-63539.8403476221</text:p>
              </table:table-cell>
              <table:table-cell office:value-type="float" office:value="30.8">
                <text:p>30.8</text:p>
              </table:table-cell>
              <table:table-cell office:value-type="float" office:value="-31102.4318463644">
                <text:p>-31102.4318463644</text:p>
              </table:table-cell>
              <table:table-cell office:value-type="float" office:value="0.77">
                <text:p>0.77</text:p>
              </table:table-cell>
              <table:table-cell office:value-type="float" office:value="-59063.9271548177">
                <text:p>-59063.9271548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.6">
                <text:p>121.6</text:p>
              </table:table-cell>
              <table:table-cell office:value-type="float" office:value="-31593.9304115376">
                <text:p>-31593.9304115376</text:p>
              </table:table-cell>
              <table:table-cell office:value-type="float" office:value="30.4">
                <text:p>30.4</text:p>
              </table:table-cell>
              <table:table-cell office:value-type="float" office:value="-15207.7970894768">
                <text:p>-15207.7970894768</text:p>
              </table:table-cell>
              <table:table-cell office:value-type="float" office:value="0.76">
                <text:p>0.76</text:p>
              </table:table-cell>
              <table:table-cell office:value-type="float" office:value="-55849.4491363131">
                <text:p>-55849.4491363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350.696451789234">
                <text:p>350.696451789234</text:p>
              </table:table-cell>
              <table:table-cell office:value-type="float" office:value="30">
                <text:p>30</text:p>
              </table:table-cell>
              <table:table-cell office:value-type="float" office:value="684.358948127134">
                <text:p>684.358948127134</text:p>
              </table:table-cell>
              <table:table-cell office:value-type="float" office:value="0.75">
                <text:p>0.75</text:p>
              </table:table-cell>
              <table:table-cell office:value-type="float" office:value="-52642.1653498591">
                <text:p>-52642.16534985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.4">
                <text:p>118.4</text:p>
              </table:table-cell>
              <table:table-cell office:value-type="float" office:value="32293.9922760474">
                <text:p>32293.9922760474</text:p>
              </table:table-cell>
              <table:table-cell office:value-type="float" office:value="29.6">
                <text:p>29.6</text:p>
              </table:table-cell>
              <table:table-cell office:value-type="float" office:value="16573.9438963067">
                <text:p>16573.9438963067</text:p>
              </table:table-cell>
              <table:table-cell office:value-type="float" office:value="0.74">
                <text:p>0.74</text:p>
              </table:table-cell>
              <table:table-cell office:value-type="float" office:value="-49442.3570989488">
                <text:p>-49442.3570989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.8">
                <text:p>116.8</text:p>
              </table:table-cell>
              <table:table-cell office:value-type="float" office:value="64235.9066233668">
                <text:p>64235.9066233668</text:p>
              </table:table-cell>
              <table:table-cell office:value-type="float" office:value="29.2">
                <text:p>29.2</text:p>
              </table:table-cell>
              <table:table-cell office:value-type="float" office:value="32460.8606348464">
                <text:p>32460.8606348464</text:p>
              </table:table-cell>
              <table:table-cell office:value-type="float" office:value="0.73">
                <text:p>0.73</text:p>
              </table:table-cell>
              <table:table-cell office:value-type="float" office:value="-46250.3206984295">
                <text:p>-46250.3206984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2">
                <text:p>115.2</text:p>
              </table:table-cell>
              <table:table-cell office:value-type="float" office:value="96176.3864211272">
                <text:p>96176.3864211272</text:p>
              </table:table-cell>
              <table:table-cell office:value-type="float" office:value="28.8">
                <text:p>28.8</text:p>
              </table:table-cell>
              <table:table-cell office:value-type="float" office:value="48345.0069799987">
                <text:p>48345.0069799987</text:p>
              </table:table-cell>
              <table:table-cell office:value-type="float" office:value="0.72">
                <text:p>0.72</text:p>
              </table:table-cell>
              <table:table-cell office:value-type="float" office:value="-43066.3684954432">
                <text:p>-43066.3684954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128115.375785572">
                <text:p>128115.375785572</text:p>
              </table:table-cell>
              <table:table-cell office:value-type="float" office:value="28.4">
                <text:p>28.4</text:p>
              </table:table-cell>
              <table:table-cell office:value-type="float" office:value="64226.2753456458">
                <text:p>64226.2753456458</text:p>
              </table:table-cell>
              <table:table-cell office:value-type="float" office:value="0.71">
                <text:p>0.71</text:p>
              </table:table-cell>
              <table:table-cell office:value-type="float" office:value="-39890.8299751699">
                <text:p>-39890.8299751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">
                <text:p>112</text:p>
              </table:table-cell>
              <table:table-cell office:value-type="float" office:value="160052.815830954">
                <text:p>160052.815830954</text:p>
              </table:table-cell>
              <table:table-cell office:value-type="float" office:value="28">
                <text:p>28</text:p>
              </table:table-cell>
              <table:table-cell office:value-type="float" office:value="80104.5523766337">
                <text:p>80104.5523766337</text:p>
              </table:table-cell>
              <table:table-cell office:value-type="float" office:value="0.7">
                <text:p>0.7</text:p>
              </table:table-cell>
              <table:table-cell office:value-type="float" office:value="-36724.0529597337">
                <text:p>-36724.0529597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.4">
                <text:p>110.4</text:p>
              </table:table-cell>
              <table:table-cell office:value-type="float" office:value="191988.644462793">
                <text:p>191988.644462793</text:p>
              </table:table-cell>
              <table:table-cell office:value-type="float" office:value="27.6">
                <text:p>27.6</text:p>
              </table:table-cell>
              <table:table-cell office:value-type="float" office:value="95979.7185515587">
                <text:p>95979.7185515587</text:p>
              </table:table-cell>
              <table:table-cell office:value-type="float" office:value="0.69">
                <text:p>0.69</text:p>
              </table:table-cell>
              <table:table-cell office:value-type="float" office:value="-33566.4049095834">
                <text:p>-33566.40490958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.8">
                <text:p>108.8</text:p>
              </table:table-cell>
              <table:table-cell office:value-type="float" office:value="223922.796153682">
                <text:p>223922.796153682</text:p>
              </table:table-cell>
              <table:table-cell office:value-type="float" office:value="27.2">
                <text:p>27.2</text:p>
              </table:table-cell>
              <table:table-cell office:value-type="float" office:value="111851.647751973">
                <text:p>111851.647751973</text:p>
              </table:table-cell>
              <table:table-cell office:value-type="float" office:value="0.68">
                <text:p>0.68</text:p>
              </table:table-cell>
              <table:table-cell office:value-type="float" office:value="-30418.2743377441">
                <text:p>-30418.2743377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.2">
                <text:p>107.2</text:p>
              </table:table-cell>
              <table:table-cell office:value-type="float" office:value="255855.201699873">
                <text:p>255855.201699873</text:p>
              </table:table-cell>
              <table:table-cell office:value-type="float" office:value="26.8">
                <text:p>26.8</text:p>
              </table:table-cell>
              <table:table-cell office:value-type="float" office:value="127720.206794629">
                <text:p>127720.206794629</text:p>
              </table:table-cell>
              <table:table-cell office:value-type="float" office:value="0.67">
                <text:p>0.67</text:p>
              </table:table-cell>
              <table:table-cell office:value-type="float" office:value="-27280.0723485605">
                <text:p>-27280.0723485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6">
                <text:p>105.6</text:p>
              </table:table-cell>
              <table:table-cell office:value-type="float" office:value="287785.787956685">
                <text:p>287785.787956685</text:p>
              </table:table-cell>
              <table:table-cell office:value-type="float" office:value="26.4">
                <text:p>26.4</text:p>
              </table:table-cell>
              <table:table-cell office:value-type="float" office:value="143585.254922993">
                <text:p>143585.254922993</text:p>
              </table:table-cell>
              <table:table-cell office:value-type="float" office:value="0.66">
                <text:p>0.66</text:p>
              </table:table-cell>
              <table:table-cell office:value-type="float" office:value="-24152.2343139438">
                <text:p>-24152.2343139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">
                <text:p>104</text:p>
              </table:table-cell>
              <table:table-cell office:value-type="float" office:value="319714.477550524">
                <text:p>319714.477550524</text:p>
              </table:table-cell>
              <table:table-cell office:value-type="float" office:value="26">
                <text:p>26</text:p>
              </table:table-cell>
              <table:table-cell office:value-type="float" office:value="159446.643253777">
                <text:p>159446.643253777</text:p>
              </table:table-cell>
              <table:table-cell office:value-type="float" office:value="0.65">
                <text:p>0.65</text:p>
              </table:table-cell>
              <table:table-cell office:value-type="float" office:value="-21035.221701715">
                <text:p>-21035.2217017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4">
                <text:p>102.4</text:p>
              </table:table-cell>
              <table:table-cell office:value-type="float" office:value="351641.188565059">
                <text:p>351641.188565059</text:p>
              </table:table-cell>
              <table:table-cell office:value-type="float" office:value="25.6">
                <text:p>25.6</text:p>
              </table:table-cell>
              <table:table-cell office:value-type="float" office:value="175304.214173783">
                <text:p>175304.214173783</text:p>
              </table:table-cell>
              <table:table-cell office:value-type="float" office:value="0.64">
                <text:p>0.64</text:p>
              </table:table-cell>
              <table:table-cell office:value-type="float" office:value="-17929.5240724385">
                <text:p>-17929.5240724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.8">
                <text:p>100.8</text:p>
              </table:table-cell>
              <table:table-cell office:value-type="float" office:value="383565.83419877">
                <text:p>383565.83419877</text:p>
              </table:table-cell>
              <table:table-cell office:value-type="float" office:value="25.2">
                <text:p>25.2</text:p>
              </table:table-cell>
              <table:table-cell office:value-type="float" office:value="191157.800681703">
                <text:p>191157.800681703</text:p>
              </table:table-cell>
              <table:table-cell office:value-type="float" office:value="0.63">
                <text:p>0.63</text:p>
              </table:table-cell>
              <table:table-cell office:value-type="float" office:value="-14835.6612631954">
                <text:p>-14835.66126319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2">
                <text:p>99.2</text:p>
              </table:table-cell>
              <table:table-cell office:value-type="float" office:value="415488.322390734">
                <text:p>415488.322390734</text:p>
              </table:table-cell>
              <table:table-cell office:value-type="float" office:value="24.8">
                <text:p>24.8</text:p>
              </table:table-cell>
              <table:table-cell office:value-type="float" office:value="207007.225668916">
                <text:p>207007.225668916</text:p>
              </table:table-cell>
              <table:table-cell office:value-type="float" office:value="0.62">
                <text:p>0.62</text:p>
              </table:table-cell>
              <table:table-cell office:value-type="float" office:value="-11754.1857790966">
                <text:p>-11754.18577909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.6">
                <text:p>97.6</text:p>
              </table:table-cell>
              <table:table-cell office:value-type="float" office:value="447408.555411148">
                <text:p>447408.555411148</text:p>
              </table:table-cell>
              <table:table-cell office:value-type="float" office:value="24.4">
                <text:p>24.4</text:p>
              </table:table-cell>
              <table:table-cell office:value-type="float" office:value="222852.301132515">
                <text:p>222852.301132515</text:p>
              </table:table-cell>
              <table:table-cell office:value-type="float" office:value="0.61">
                <text:p>0.61</text:p>
              </table:table-cell>
              <table:table-cell office:value-type="float" office:value="-8685.68541602671">
                <text:p>-8685.68541602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">
                <text:p>96</text:p>
              </table:table-cell>
              <table:table-cell office:value-type="float" office:value="479326.429412568">
                <text:p>479326.429412568</text:p>
              </table:table-cell>
              <table:table-cell office:value-type="float" office:value="24">
                <text:p>24</text:p>
              </table:table-cell>
              <table:table-cell office:value-type="float" office:value="238692.82731296">
                <text:p>238692.82731296</text:p>
              </table:table-cell>
              <table:table-cell office:value-type="float" office:value="0.6">
                <text:p>0.6</text:p>
              </table:table-cell>
              <table:table-cell office:value-type="float" office:value="-5630.78614120779">
                <text:p>-5630.786141207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.4">
                <text:p>94.4</text:p>
              </table:table-cell>
              <table:table-cell office:value-type="float" office:value="511241.833937382">
                <text:p>511241.833937382</text:p>
              </table:table-cell>
              <table:table-cell office:value-type="float" office:value="23.6">
                <text:p>23.6</text:p>
              </table:table-cell>
              <table:table-cell office:value-type="float" office:value="254528.591747733">
                <text:p>254528.591747733</text:p>
              </table:table-cell>
              <table:table-cell office:value-type="float" office:value="0.59">
                <text:p>0.59</text:p>
              </table:table-cell>
              <table:table-cell office:value-type="float" office:value="-2590.15526172359">
                <text:p>-2590.15526172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.8">
                <text:p>92.8</text:p>
              </table:table-cell>
              <table:table-cell office:value-type="float" office:value="543154.651376349">
                <text:p>543154.651376349</text:p>
              </table:table-cell>
              <table:table-cell office:value-type="float" office:value="23.2">
                <text:p>23.2</text:p>
              </table:table-cell>
              <table:table-cell office:value-type="float" office:value="270359.368231231">
                <text:p>270359.368231231</text:p>
              </table:table-cell>
              <table:table-cell office:value-type="float" office:value="0.58">
                <text:p>0.58</text:p>
              </table:table-cell>
              <table:table-cell office:value-type="float" office:value="435.495084742346">
                <text:p>435.4950847423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2">
                <text:p>91.2</text:p>
              </table:table-cell>
              <table:table-cell office:value-type="float" office:value="575064.756372402">
                <text:p>575064.756372402</text:p>
              </table:table-cell>
              <table:table-cell office:value-type="float" office:value="22.8">
                <text:p>22.8</text:p>
              </table:table-cell>
              <table:table-cell office:value-type="float" office:value="286184.915669797">
                <text:p>286184.915669797</text:p>
              </table:table-cell>
              <table:table-cell office:value-type="float" office:value="0.57">
                <text:p>0.57</text:p>
              </table:table-cell>
              <table:table-cell office:value-type="float" office:value="3445.40407796076">
                <text:p>3445.404077960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.6">
                <text:p>89.6</text:p>
              </table:table-cell>
              <table:table-cell office:value-type="float" office:value="606972.015163024">
                <text:p>606972.015163024</text:p>
              </table:table-cell>
              <table:table-cell office:value-type="float" office:value="22.4">
                <text:p>22.4</text:p>
              </table:table-cell>
              <table:table-cell office:value-type="float" office:value="302004.976819273">
                <text:p>302004.976819273</text:p>
              </table:table-cell>
              <table:table-cell office:value-type="float" office:value="0.56">
                <text:p>0.56</text:p>
              </table:table-cell>
              <table:table-cell office:value-type="float" office:value="6438.75795750596">
                <text:p>6438.75795750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">
                <text:p>88</text:p>
              </table:table-cell>
              <table:table-cell office:value-type="float" office:value="638876.28485361">
                <text:p>638876.28485361</text:p>
              </table:table-cell>
              <table:table-cell office:value-type="float" office:value="22">
                <text:p>22</text:p>
              </table:table-cell>
              <table:table-cell office:value-type="float" office:value="317819.276890658">
                <text:p>317819.276890658</text:p>
              </table:table-cell>
              <table:table-cell office:value-type="float" office:value="0.55">
                <text:p>0.55</text:p>
              </table:table-cell>
              <table:table-cell office:value-type="float" office:value="9414.68530851367">
                <text:p>9414.685308513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.4">
                <text:p>86.4</text:p>
              </table:table-cell>
              <table:table-cell office:value-type="float" office:value="670777.412613067">
                <text:p>670777.412613067</text:p>
              </table:table-cell>
              <table:table-cell office:value-type="float" office:value="21.6">
                <text:p>21.6</text:p>
              </table:table-cell>
              <table:table-cell office:value-type="float" office:value="333627.52200741">
                <text:p>333627.52200741</text:p>
              </table:table-cell>
              <table:table-cell office:value-type="float" office:value="0.54">
                <text:p>0.54</text:p>
              </table:table-cell>
              <table:table-cell office:value-type="float" office:value="12372.2518325183">
                <text:p>12372.2518325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8">
                <text:p>84.8</text:p>
              </table:table-cell>
              <table:table-cell office:value-type="float" office:value="702675.234781639">
                <text:p>702675.234781639</text:p>
              </table:table-cell>
              <table:table-cell office:value-type="float" office:value="21.2">
                <text:p>21.2</text:p>
              </table:table-cell>
              <table:table-cell office:value-type="float" office:value="349429.397495512">
                <text:p>349429.397495512</text:p>
              </table:table-cell>
              <table:table-cell office:value-type="float" office:value="0.53">
                <text:p>0.53</text:p>
              </table:table-cell>
              <table:table-cell office:value-type="float" office:value="15310.4545363463">
                <text:p>15310.45453634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.2">
                <text:p>83.2</text:p>
              </table:table-cell>
              <table:table-cell office:value-type="float" office:value="734569.575879419">
                <text:p>734569.575879419</text:p>
              </table:table-cell>
              <table:table-cell office:value-type="float" office:value="20.8">
                <text:p>20.8</text:p>
              </table:table-cell>
              <table:table-cell office:value-type="float" office:value="365224.565984615">
                <text:p>365224.565984615</text:p>
              </table:table-cell>
              <table:table-cell office:value-type="float" office:value="0.52">
                <text:p>0.52</text:p>
              </table:table-cell>
              <table:table-cell office:value-type="float" office:value="18228.2152618638">
                <text:p>18228.2152618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.6">
                <text:p>81.6</text:p>
              </table:table-cell>
              <table:table-cell office:value-type="float" office:value="766460.247502197">
                <text:p>766460.247502197</text:p>
              </table:table-cell>
              <table:table-cell office:value-type="float" office:value="20.4">
                <text:p>20.4</text:p>
              </table:table-cell>
              <table:table-cell office:value-type="float" office:value="381012.665295296">
                <text:p>381012.665295296</text:p>
              </table:table-cell>
              <table:table-cell office:value-type="float" office:value="0.51">
                <text:p>0.51</text:p>
              </table:table-cell>
              <table:table-cell office:value-type="float" office:value="21124.3734674173">
                <text:p>21124.3734674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798347.04708924">
                <text:p>798347.04708924</text:p>
              </table:table-cell>
              <table:table-cell office:value-type="float" office:value="20">
                <text:p>20</text:p>
              </table:table-cell>
              <table:table-cell office:value-type="float" office:value="396793.306083564">
                <text:p>396793.306083564</text:p>
              </table:table-cell>
              <table:table-cell office:value-type="float" office:value="0.5">
                <text:p>0.5</text:p>
              </table:table-cell>
              <table:table-cell office:value-type="float" office:value="23997.6781577239">
                <text:p>23997.67815772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.4">
                <text:p>78.4</text:p>
              </table:table-cell>
              <table:table-cell office:value-type="float" office:value="830229.756545093">
                <text:p>830229.756545093</text:p>
              </table:table-cell>
              <table:table-cell office:value-type="float" office:value="19.6">
                <text:p>19.6</text:p>
              </table:table-cell>
              <table:table-cell office:value-type="float" office:value="412566.069209248">
                <text:p>412566.069209248</text:p>
              </table:table-cell>
              <table:table-cell office:value-type="float" office:value="0.49">
                <text:p>0.49</text:p>
              </table:table-cell>
              <table:table-cell office:value-type="float" office:value="26846.7788423234">
                <text:p>26846.77884232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.8">
                <text:p>76.8</text:p>
              </table:table-cell>
              <table:table-cell office:value-type="float" office:value="862108.140694579">
                <text:p>862108.140694579</text:p>
              </table:table-cell>
              <table:table-cell office:value-type="float" office:value="19.2">
                <text:p>19.2</text:p>
              </table:table-cell>
              <table:table-cell office:value-type="float" office:value="428330.50278946">
                <text:p>428330.50278946</text:p>
              </table:table-cell>
              <table:table-cell office:value-type="float" office:value="0.48">
                <text:p>0.48</text:p>
              </table:table-cell>
              <table:table-cell office:value-type="float" office:value="29670.215382978">
                <text:p>29670.2153829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.2">
                <text:p>75.2</text:p>
              </table:table-cell>
              <table:table-cell office:value-type="float" office:value="893981.945546735">
                <text:p>893981.945546735</text:p>
              </table:table-cell>
              <table:table-cell office:value-type="float" office:value="18.8">
                <text:p>18.8</text:p>
              </table:table-cell>
              <table:table-cell office:value-type="float" office:value="444086.118891981">
                <text:p>444086.118891981</text:p>
              </table:table-cell>
              <table:table-cell office:value-type="float" office:value="0.47">
                <text:p>0.47</text:p>
              </table:table-cell>
              <table:table-cell office:value-type="float" office:value="32466.4065669409">
                <text:p>32466.40656694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6">
                <text:p>73.6</text:p>
              </table:table-cell>
              <table:table-cell office:value-type="float" office:value="925850.896339304">
                <text:p>925850.896339304</text:p>
              </table:table-cell>
              <table:table-cell office:value-type="float" office:value="18.4">
                <text:p>18.4</text:p>
              </table:table-cell>
              <table:table-cell office:value-type="float" office:value="459832.389815803">
                <text:p>459832.389815803</text:p>
              </table:table-cell>
              <table:table-cell office:value-type="float" office:value="0.46">
                <text:p>0.46</text:p>
              </table:table-cell>
              <table:table-cell office:value-type="float" office:value="35233.637215016">
                <text:p>35233.637215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57714.695330568">
                <text:p>957714.695330568</text:p>
              </table:table-cell>
              <table:table-cell office:value-type="float" office:value="18">
                <text:p>18</text:p>
              </table:table-cell>
              <table:table-cell office:value-type="float" office:value="475568.743896991">
                <text:p>475568.743896991</text:p>
              </table:table-cell>
              <table:table-cell office:value-type="float" office:value="0.45">
                <text:p>0.45</text:p>
              </table:table-cell>
              <table:table-cell office:value-type="float" office:value="37970.0435997894">
                <text:p>37970.04359978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.4">
                <text:p>70.4</text:p>
              </table:table-cell>
              <table:table-cell office:value-type="float" office:value="989573.019299531">
                <text:p>989573.019299531</text:p>
              </table:table-cell>
              <table:table-cell office:value-type="float" office:value="17.6">
                <text:p>17.6</text:p>
              </table:table-cell>
              <table:table-cell office:value-type="float" office:value="491294.560767153">
                <text:p>491294.560767153</text:p>
              </table:table-cell>
              <table:table-cell office:value-type="float" office:value="0.44">
                <text:p>0.44</text:p>
              </table:table-cell>
              <table:table-cell office:value-type="float" office:value="40673.5969090953">
                <text:p>40673.5969090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.8">
                <text:p>68.8</text:p>
              </table:table-cell>
              <table:table-cell office:value-type="float" office:value="1021425.5167086">
                <text:p>1021425.5167086</text:p>
              </table:table-cell>
              <table:table-cell office:value-type="float" office:value="17.2">
                <text:p>17.2</text:p>
              </table:table-cell>
              <table:table-cell office:value-type="float" office:value="507009.165978744">
                <text:p>507009.165978744</text:p>
              </table:table-cell>
              <table:table-cell office:value-type="float" office:value="0.43">
                <text:p>0.43</text:p>
              </table:table-cell>
              <table:table-cell office:value-type="float" office:value="43342.0844411118">
                <text:p>43342.0844411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2">
                <text:p>67.2</text:p>
              </table:table-cell>
              <table:table-cell office:value-type="float" office:value="1053271.8044748">
                <text:p>1053271.8044748</text:p>
              </table:table-cell>
              <table:table-cell office:value-type="float" office:value="16.8">
                <text:p>16.8</text:p>
              </table:table-cell>
              <table:table-cell office:value-type="float" office:value="522711.824895587">
                <text:p>522711.824895587</text:p>
              </table:table-cell>
              <table:table-cell office:value-type="float" office:value="0.42">
                <text:p>0.42</text:p>
              </table:table-cell>
              <table:table-cell office:value-type="float" office:value="45973.088158508">
                <text:p>45973.088158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.6">
                <text:p>65.6</text:p>
              </table:table-cell>
              <table:table-cell office:value-type="float" office:value="1085111.46428575">
                <text:p>1085111.46428575</text:p>
              </table:table-cell>
              <table:table-cell office:value-type="float" office:value="16.4">
                <text:p>16.4</text:p>
              </table:table-cell>
              <table:table-cell office:value-type="float" office:value="538401.735727888">
                <text:p>538401.735727888</text:p>
              </table:table-cell>
              <table:table-cell office:value-type="float" office:value="0.41">
                <text:p>0.41</text:p>
              </table:table-cell>
              <table:table-cell office:value-type="float" office:value="48563.960157289">
                <text:p>48563.960157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116944.03838536">
                <text:p>1116944.03838536</text:p>
              </table:table-cell>
              <table:table-cell office:value-type="float" office:value="16">
                <text:p>16</text:p>
              </table:table-cell>
              <table:table-cell office:value-type="float" office:value="554078.021567611">
                <text:p>554078.021567611</text:p>
              </table:table-cell>
              <table:table-cell office:value-type="float" office:value="0.4">
                <text:p>0.4</text:p>
              </table:table-cell>
              <table:table-cell office:value-type="float" office:value="51111.7945182468">
                <text:p>51111.79451824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4">
                <text:p>62.4</text:p>
              </table:table-cell>
              <table:table-cell office:value-type="float" office:value="1148769.02474004">
                <text:p>1148769.02474004</text:p>
              </table:table-cell>
              <table:table-cell office:value-type="float" office:value="15.6">
                <text:p>15.6</text:p>
              </table:table-cell>
              <table:table-cell office:value-type="float" office:value="569739.721251547">
                <text:p>569739.721251547</text:p>
              </table:table-cell>
              <table:table-cell office:value-type="float" office:value="0.39">
                <text:p>0.39</text:p>
              </table:table-cell>
              <table:table-cell office:value-type="float" office:value="53613.394901165">
                <text:p>53613.394901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.8">
                <text:p>60.8</text:p>
              </table:table-cell>
              <table:table-cell office:value-type="float" office:value="1180585.87148045">
                <text:p>1180585.87148045</text:p>
              </table:table-cell>
              <table:table-cell office:value-type="float" office:value="15.2">
                <text:p>15.2</text:p>
              </table:table-cell>
              <table:table-cell office:value-type="float" office:value="585385.778844258">
                <text:p>585385.778844258</text:p>
              </table:table-cell>
              <table:table-cell office:value-type="float" office:value="0.38">
                <text:p>0.38</text:p>
              </table:table-cell>
              <table:table-cell office:value-type="float" office:value="56065.2371089365">
                <text:p>56065.2371089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.2">
                <text:p>59.2</text:p>
              </table:table-cell>
              <table:table-cell office:value-type="float" office:value="1212393.97049358">
                <text:p>1212393.97049358</text:p>
              </table:table-cell>
              <table:table-cell office:value-type="float" office:value="14.8">
                <text:p>14.8</text:p>
              </table:table-cell>
              <table:table-cell office:value-type="float" office:value="601015.031489631">
                <text:p>601015.031489631</text:p>
              </table:table-cell>
              <table:table-cell office:value-type="float" office:value="0.37">
                <text:p>0.37</text:p>
              </table:table-cell>
              <table:table-cell office:value-type="float" office:value="58463.4256837829">
                <text:p>58463.42568378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6">
                <text:p>57.6</text:p>
              </table:table-cell>
              <table:table-cell office:value-type="float" office:value="1244192.6500168">
                <text:p>1244192.6500168</text:p>
              </table:table-cell>
              <table:table-cell office:value-type="float" office:value="14.4">
                <text:p>14.4</text:p>
              </table:table-cell>
              <table:table-cell office:value-type="float" office:value="616626.19532583">
                <text:p>616626.19532583</text:p>
              </table:table-cell>
              <table:table-cell office:value-type="float" office:value="0.36">
                <text:p>0.36</text:p>
              </table:table-cell>
              <table:table-cell office:value-type="float" office:value="60803.6433920182">
                <text:p>60803.64339201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1275981.16605604">
                <text:p>1275981.16605604</text:p>
              </table:table-cell>
              <table:table-cell office:value-type="float" office:value="14">
                <text:p>14</text:p>
              </table:table-cell>
              <table:table-cell office:value-type="float" office:value="632217.84909102">
                <text:p>632217.84909102</text:p>
              </table:table-cell>
              <table:table-cell office:value-type="float" office:value="0.35">
                <text:p>0.35</text:p>
              </table:table-cell>
              <table:table-cell office:value-type="float" office:value="63081.0921957572">
                <text:p>63081.09219575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.4">
                <text:p>54.4</text:p>
              </table:table-cell>
              <table:table-cell office:value-type="float" office:value="1307758.69241339">
                <text:p>1307758.69241339</text:p>
              </table:table-cell>
              <table:table-cell office:value-type="float" office:value="13.6">
                <text:p>13.6</text:p>
              </table:table-cell>
              <table:table-cell office:value-type="float" office:value="647788.414962509">
                <text:p>647788.414962509</text:p>
              </table:table-cell>
              <table:table-cell office:value-type="float" office:value="0.34">
                <text:p>0.34</text:p>
              </table:table-cell>
              <table:table-cell office:value-type="float" office:value="65290.4239843902">
                <text:p>65290.42398439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.8">
                <text:p>52.8</text:p>
              </table:table-cell>
              <table:table-cell office:value-type="float" office:value="1339524.30905982">
                <text:p>1339524.30905982</text:p>
              </table:table-cell>
              <table:table-cell office:value-type="float" office:value="13.2">
                <text:p>13.2</text:p>
              </table:table-cell>
              <table:table-cell office:value-type="float" office:value="663336.136064827">
                <text:p>663336.136064827</text:p>
              </table:table-cell>
              <table:table-cell office:value-type="float" office:value="0.33">
                <text:p>0.33</text:p>
              </table:table-cell>
              <table:table-cell office:value-type="float" office:value="67425.6589253">
                <text:p>67425.65892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2">
                <text:p>51.2</text:p>
              </table:table-cell>
              <table:table-cell office:value-type="float" office:value="1371276.98851827">
                <text:p>1371276.98851827</text:p>
              </table:table-cell>
              <table:table-cell office:value-type="float" office:value="12.8">
                <text:p>12.8</text:p>
              </table:table-cell>
              <table:table-cell office:value-type="float" office:value="678859.049945949">
                <text:p>678859.049945949</text:p>
              </table:table-cell>
              <table:table-cell office:value-type="float" office:value="0.32">
                <text:p>0.32</text:p>
              </table:table-cell>
              <table:table-cell office:value-type="float" office:value="69480.0887650203">
                <text:p>69480.0887650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.6">
                <text:p>49.6</text:p>
              </table:table-cell>
              <table:table-cell office:value-type="float" office:value="1403015.57981143">
                <text:p>1403015.57981143</text:p>
              </table:table-cell>
              <table:table-cell office:value-type="float" office:value="12.4">
                <text:p>12.4</text:p>
              </table:table-cell>
              <table:table-cell office:value-type="float" office:value="694354.957146162">
                <text:p>694354.957146162</text:p>
              </table:table-cell>
              <table:table-cell office:value-type="float" office:value="0.31">
                <text:p>0.31</text:p>
              </table:table-cell>
              <table:table-cell office:value-type="float" office:value="71446.161732149">
                <text:p>71446.161732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">
                <text:p>48</text:p>
              </table:table-cell>
              <table:table-cell office:value-type="float" office:value="1434738.78934214">
                <text:p>1434738.78934214</text:p>
              </table:table-cell>
              <table:table-cell office:value-type="float" office:value="12">
                <text:p>12</text:p>
              </table:table-cell>
              <table:table-cell office:value-type="float" office:value="709821.38375859">
                <text:p>709821.38375859</text:p>
              </table:table-cell>
              <table:table-cell office:value-type="float" office:value="0.3">
                <text:p>0.3</text:p>
              </table:table-cell>
              <table:table-cell office:value-type="float" office:value="73315.3448118261">
                <text:p>73315.34481182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.4">
                <text:p>46.4</text:p>
              </table:table-cell>
              <table:table-cell office:value-type="float" office:value="1466445.15773322">
                <text:p>1466445.15773322</text:p>
              </table:table-cell>
              <table:table-cell office:value-type="float" office:value="11.6">
                <text:p>11.6</text:p>
              </table:table-cell>
              <table:table-cell office:value-type="float" office:value="725255.536587099">
                <text:p>725255.536587099</text:p>
              </table:table-cell>
              <table:table-cell office:value-type="float" office:value="0.29">
                <text:p>0.29</text:p>
              </table:table-cell>
              <table:table-cell office:value-type="float" office:value="75077.9580096587">
                <text:p>75077.9580096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.8">
                <text:p>44.8</text:p>
              </table:table-cell>
              <table:table-cell office:value-type="float" office:value="1498133.03099918">
                <text:p>1498133.03099918</text:p>
              </table:table-cell>
              <table:table-cell office:value-type="float" office:value="11.2">
                <text:p>11.2</text:p>
              </table:table-cell>
              <table:table-cell office:value-type="float" office:value="740654.249122608">
                <text:p>740654.249122608</text:p>
              </table:table-cell>
              <table:table-cell office:value-type="float" office:value="0.28">
                <text:p>0.28</text:p>
              </table:table-cell>
              <table:table-cell office:value-type="float" office:value="76722.9737050621">
                <text:p>76722.97370506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2">
                <text:p>43.2</text:p>
              </table:table-cell>
              <table:table-cell office:value-type="float" office:value="1529800.52311958">
                <text:p>1529800.52311958</text:p>
              </table:table-cell>
              <table:table-cell office:value-type="float" office:value="10.8">
                <text:p>10.8</text:p>
              </table:table-cell>
              <table:table-cell office:value-type="float" office:value="756013.916049973">
                <text:p>756013.916049973</text:p>
              </table:table-cell>
              <table:table-cell office:value-type="float" office:value="0.27">
                <text:p>0.27</text:p>
              </table:table-cell>
              <table:table-cell office:value-type="float" office:value="78237.7721759599">
                <text:p>78237.77217595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.6">
                <text:p>41.6</text:p>
              </table:table-cell>
              <table:table-cell office:value-type="float" office:value="1561445.46442702">
                <text:p>1561445.46442702</text:p>
              </table:table-cell>
              <table:table-cell office:value-type="float" office:value="10.4">
                <text:p>10.4</text:p>
              </table:table-cell>
              <table:table-cell office:value-type="float" office:value="771330.413318013">
                <text:p>771330.413318013</text:p>
              </table:table-cell>
              <table:table-cell office:value-type="float" office:value="0.26">
                <text:p>0.26</text:p>
              </table:table-cell>
              <table:table-cell office:value-type="float" office:value="79607.8416683188">
                <text:p>79607.8416683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1593065.33084044">
                <text:p>1593065.33084044</text:p>
              </table:table-cell>
              <table:table-cell office:value-type="float" office:value="10">
                <text:p>10</text:p>
              </table:table-cell>
              <table:table-cell office:value-type="float" office:value="786598.999888695">
                <text:p>786598.999888695</text:p>
              </table:table-cell>
              <table:table-cell office:value-type="float" office:value="0.25">
                <text:p>0.25</text:p>
              </table:table-cell>
              <table:table-cell office:value-type="float" office:value="80816.4077118312">
                <text:p>80816.40771183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4">
                <text:p>38.4</text:p>
              </table:table-cell>
              <table:table-cell office:value-type="float" office:value="1624657.3848951">
                <text:p>1624657.3848951</text:p>
              </table:table-cell>
              <table:table-cell office:value-type="float" office:value="9.6">
                <text:p>9.6</text:p>
              </table:table-cell>
              <table:table-cell office:value-type="float" office:value="801814.196031984">
                <text:p>801814.196031984</text:p>
              </table:table-cell>
              <table:table-cell office:value-type="float" office:value="0.24">
                <text:p>0.24</text:p>
              </table:table-cell>
              <table:table-cell office:value-type="float" office:value="81843.9713499242">
                <text:p>81843.9713499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.8">
                <text:p>36.8</text:p>
              </table:table-cell>
              <table:table-cell office:value-type="float" office:value="1656218.17363282">
                <text:p>1656218.17363282</text:p>
              </table:table-cell>
              <table:table-cell office:value-type="float" office:value="9.2">
                <text:p>9.2</text:p>
              </table:table-cell>
              <table:table-cell office:value-type="float" office:value="816969.631309749">
                <text:p>816969.631309749</text:p>
              </table:table-cell>
              <table:table-cell office:value-type="float" office:value="0.23">
                <text:p>0.23</text:p>
              </table:table-cell>
              <table:table-cell office:value-type="float" office:value="82667.7289727498">
                <text:p>82667.7289727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2">
                <text:p>35.2</text:p>
              </table:table-cell>
              <table:table-cell office:value-type="float" office:value="1687743.78238386">
                <text:p>1687743.78238386</text:p>
              </table:table-cell>
              <table:table-cell office:value-type="float" office:value="8.8">
                <text:p>8.8</text:p>
              </table:table-cell>
              <table:table-cell office:value-type="float" office:value="832057.852986271">
                <text:p>832057.852986271</text:p>
              </table:table-cell>
              <table:table-cell office:value-type="float" office:value="0.22">
                <text:p>0.22</text:p>
              </table:table-cell>
              <table:table-cell office:value-type="float" office:value="83260.8366406445">
                <text:p>83260.83664064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.6">
                <text:p>33.6</text:p>
              </table:table-cell>
              <table:table-cell office:value-type="float" office:value="1719229.5983295">
                <text:p>1719229.5983295</text:p>
              </table:table-cell>
              <table:table-cell office:value-type="float" office:value="8.4">
                <text:p>8.4</text:p>
              </table:table-cell>
              <table:table-cell office:value-type="float" office:value="847070.082198296">
                <text:p>847070.082198296</text:p>
              </table:table-cell>
              <table:table-cell office:value-type="float" office:value="0.21">
                <text:p>0.21</text:p>
              </table:table-cell>
              <table:table-cell office:value-type="float" office:value="83591.4678335829">
                <text:p>83591.46783358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">
                <text:p>32</text:p>
              </table:table-cell>
              <table:table-cell office:value-type="float" office:value="1750670.14512526">
                <text:p>1750670.14512526</text:p>
              </table:table-cell>
              <table:table-cell office:value-type="float" office:value="8">
                <text:p>8</text:p>
              </table:table-cell>
              <table:table-cell office:value-type="float" office:value="861995.900329091">
                <text:p>861995.900329091</text:p>
              </table:table-cell>
              <table:table-cell office:value-type="float" office:value="0.2">
                <text:p>0.2</text:p>
              </table:table-cell>
              <table:table-cell office:value-type="float" office:value="83621.5934064447">
                <text:p>83621.59340644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.4">
                <text:p>30.4</text:p>
              </table:table-cell>
              <table:table-cell office:value-type="float" office:value="1782058.86755797">
                <text:p>1782058.86755797</text:p>
              </table:table-cell>
              <table:table-cell office:value-type="float" office:value="7.6">
                <text:p>7.6</text:p>
              </table:table-cell>
              <table:table-cell office:value-type="float" office:value="876822.840899159">
                <text:p>876822.840899159</text:p>
              </table:table-cell>
              <table:table-cell office:value-type="float" office:value="0.19">
                <text:p>0.19</text:p>
              </table:table-cell>
              <table:table-cell office:value-type="float" office:value="83305.382940962">
                <text:p>83305.3829409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">
                <text:p>28.8</text:p>
              </table:table-cell>
              <table:table-cell office:value-type="float" office:value="1813387.84745488">
                <text:p>1813387.84745488</text:p>
              </table:table-cell>
              <table:table-cell office:value-type="float" office:value="7.2">
                <text:p>7.2</text:p>
              </table:table-cell>
              <table:table-cell office:value-type="float" office:value="891535.851699674">
                <text:p>891535.851699674</text:p>
              </table:table-cell>
              <table:table-cell office:value-type="float" office:value="0.18">
                <text:p>0.18</text:p>
              </table:table-cell>
              <table:table-cell office:value-type="float" office:value="82587.0824798328">
                <text:p>82587.08247983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2">
                <text:p>27.2</text:p>
              </table:table-cell>
              <table:table-cell office:value-type="float" office:value="1844647.42341696">
                <text:p>1844647.42341696</text:p>
              </table:table-cell>
              <table:table-cell office:value-type="float" office:value="6.8">
                <text:p>6.8</text:p>
              </table:table-cell>
              <table:table-cell office:value-type="float" office:value="906116.575876107">
                <text:p>906116.575876107</text:p>
              </table:table-cell>
              <table:table-cell office:value-type="float" office:value="0.17">
                <text:p>0.17</text:p>
              </table:table-cell>
              <table:table-cell office:value-type="float" office:value="81398.1563039587">
                <text:p>81398.1563039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6">
                <text:p>25.6</text:p>
              </table:table-cell>
              <table:table-cell office:value-type="float" office:value="1875825.67347718">
                <text:p>1875825.67347718</text:p>
              </table:table-cell>
              <table:table-cell office:value-type="float" office:value="6.4">
                <text:p>6.4</text:p>
              </table:table-cell>
              <table:table-cell office:value-type="float" office:value="920542.375914955">
                <text:p>920542.375914955</text:p>
              </table:table-cell>
              <table:table-cell office:value-type="float" office:value="0.16">
                <text:p>0.16</text:p>
              </table:table-cell>
              <table:table-cell office:value-type="float" office:value="79653.375681986">
                <text:p>79653.3756819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1906907.6982504">
                <text:p>1906907.6982504</text:p>
              </table:table-cell>
              <table:table-cell office:value-type="float" office:value="6">
                <text:p>6</text:p>
              </table:table-cell>
              <table:table-cell office:value-type="float" office:value="934784.985322996">
                <text:p>934784.985322996</text:p>
              </table:table-cell>
              <table:table-cell office:value-type="float" office:value="0.15">
                <text:p>0.15</text:p>
              </table:table-cell>
              <table:table-cell office:value-type="float" office:value="77245.3707255161">
                <text:p>77245.37072551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4">
                <text:p>22.4</text:p>
              </table:table-cell>
              <table:table-cell office:value-type="float" office:value="1937874.60671376">
                <text:p>1937874.60671376</text:p>
              </table:table-cell>
              <table:table-cell office:value-type="float" office:value="5.6">
                <text:p>5.6</text:p>
              </table:table-cell>
              <table:table-cell office:value-type="float" office:value="948808.609181942">
                <text:p>948808.609181942</text:p>
              </table:table-cell>
              <table:table-cell office:value-type="float" office:value="0.14">
                <text:p>0.14</text:p>
              </table:table-cell>
              <table:table-cell office:value-type="float" office:value="74036.8887980339">
                <text:p>74036.8887980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8">
                <text:p>20.8</text:p>
              </table:table-cell>
              <table:table-cell office:value-type="float" office:value="1968702.04655998">
                <text:p>1968702.04655998</text:p>
              </table:table-cell>
              <table:table-cell office:value-type="float" office:value="5.2">
                <text:p>5.2</text:p>
              </table:table-cell>
              <table:table-cell office:value-type="float" office:value="962567.18835815">
                <text:p>962567.18835815</text:p>
              </table:table-cell>
              <table:table-cell office:value-type="float" office:value="0.13">
                <text:p>0.13</text:p>
              </table:table-cell>
              <table:table-cell office:value-type="float" office:value="69849.5438394568">
                <text:p>69849.5438394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2">
                <text:p>19.2</text:p>
              </table:table-cell>
              <table:table-cell office:value-type="float" office:value="1999358.01502531">
                <text:p>1999358.01502531</text:p>
              </table:table-cell>
              <table:table-cell office:value-type="float" office:value="4.8">
                <text:p>4.8</text:p>
              </table:table-cell>
              <table:table-cell office:value-type="float" office:value="976000.358085282">
                <text:p>976000.358085282</text:p>
              </table:table-cell>
              <table:table-cell office:value-type="float" office:value="0.12">
                <text:p>0.12</text:p>
              </table:table-cell>
              <table:table-cell office:value-type="float" office:value="64447.0419714155">
                <text:p>64447.0419714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6">
                <text:p>17.6</text:p>
              </table:table-cell>
              <table:table-cell office:value-type="float" office:value="2029799.49160228">
                <text:p>2029799.49160228</text:p>
              </table:table-cell>
              <table:table-cell office:value-type="float" office:value="4.4">
                <text:p>4.4</text:p>
              </table:table-cell>
              <table:table-cell office:value-type="float" office:value="989027.300799345">
                <text:p>989027.300799345</text:p>
              </table:table-cell>
              <table:table-cell office:value-type="float" office:value="0.11">
                <text:p>0.11</text:p>
              </table:table-cell>
              <table:table-cell office:value-type="float" office:value="57509.4245251108">
                <text:p>57509.42452511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2059967.06065524">
                <text:p>2059967.06065524</text:p>
              </table:table-cell>
              <table:table-cell office:value-type="float" office:value="4">
                <text:p>4</text:p>
              </table:table-cell>
              <table:table-cell office:value-type="float" office:value="1001537.07159651">
                <text:p>1001537.07159651</text:p>
              </table:table-cell>
              <table:table-cell office:value-type="float" office:value="0.1">
                <text:p>0.1</text:p>
              </table:table-cell>
              <table:table-cell office:value-type="float" office:value="48592.1428322241">
                <text:p>48592.14283222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4">
                <text:p>14.4</text:p>
              </table:table-cell>
              <table:table-cell office:value-type="float" office:value="2089775.93411953">
                <text:p>2089775.93411953</text:p>
              </table:table-cell>
              <table:table-cell office:value-type="float" office:value="3.6">
                <text:p>3.6</text:p>
              </table:table-cell>
              <table:table-cell office:value-type="float" office:value="1013372.7457603">
                <text:p>1013372.7457603</text:p>
              </table:table-cell>
              <table:table-cell office:value-type="float" office:value="0.09">
                <text:p>0.09</text:p>
              </table:table-cell>
              <table:table-cell office:value-type="float" office:value="37058.3624804275">
                <text:p>37058.3624804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8">
                <text:p>12.8</text:p>
              </table:table-cell>
              <table:table-cell office:value-type="float" office:value="2119068.79235818">
                <text:p>2119068.79235818</text:p>
              </table:table-cell>
              <table:table-cell office:value-type="float" office:value="3.2">
                <text:p>3.2</text:p>
              </table:table-cell>
              <table:table-cell office:value-type="float" office:value="1024304.15866869">
                <text:p>1024304.15866869</text:p>
              </table:table-cell>
              <table:table-cell office:value-type="float" office:value="0.08">
                <text:p>0.08</text:p>
              </table:table-cell>
              <table:table-cell office:value-type="float" office:value="21961.4692916016">
                <text:p>21961.4692916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2">
                <text:p>11.2</text:p>
              </table:table-cell>
              <table:table-cell office:value-type="float" office:value="2147250.51417156">
                <text:p>2147250.51417156</text:p>
              </table:table-cell>
              <table:table-cell office:value-type="float" office:value="2.8">
                <text:p>2.8</text:p>
              </table:table-cell>
              <table:table-cell office:value-type="float" office:value="1033978.21014655">
                <text:p>1033978.21014655</text:p>
              </table:table-cell>
              <table:table-cell office:value-type="float" office:value="0.07">
                <text:p>0.07</text:p>
              </table:table-cell>
              <table:table-cell office:value-type="float" office:value="1828.84575418715">
                <text:p>1828.845754187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6">
                <text:p>9.6</text:p>
              </table:table-cell>
              <table:table-cell office:value-type="float" office:value="2174248.45142324">
                <text:p>2174248.45142324</text:p>
              </table:table-cell>
              <table:table-cell office:value-type="float" office:value="2.4">
                <text:p>2.4</text:p>
              </table:table-cell>
              <table:table-cell office:value-type="float" office:value="1040981.10242051">
                <text:p>1040981.10242051</text:p>
              </table:table-cell>
              <table:table-cell office:value-type="float" office:value="0.06">
                <text:p>0.06</text:p>
              </table:table-cell>
              <table:table-cell office:value-type="float" office:value="-25766.1875238527">
                <text:p>-25766.1875238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2199387.33039917">
                <text:p>2199387.33039917</text:p>
              </table:table-cell>
              <table:table-cell office:value-type="float" office:value="2">
                <text:p>2</text:p>
              </table:table-cell>
              <table:table-cell office:value-type="float" office:value="1044115.42409818">
                <text:p>1044115.42409818</text:p>
              </table:table-cell>
              <table:table-cell office:value-type="float" office:value="0.05">
                <text:p>0.05</text:p>
              </table:table-cell>
              <table:table-cell office:value-type="float" office:value="-65135.2209593217">
                <text:p>-65135.22095932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4">
                <text:p>6.4</text:p>
              </table:table-cell>
              <table:table-cell office:value-type="float" office:value="2221343.87393576">
                <text:p>2221343.87393576</text:p>
              </table:table-cell>
              <table:table-cell office:value-type="float" office:value="1.6">
                <text:p>1.6</text:p>
              </table:table-cell>
              <table:table-cell office:value-type="float" office:value="1041260.96120881">
                <text:p>1041260.96120881</text:p>
              </table:table-cell>
              <table:table-cell office:value-type="float" office:value="0.04">
                <text:p>0.04</text:p>
              </table:table-cell>
              <table:table-cell office:value-type="float" office:value="-124770.502083279">
                <text:p>-124770.5020832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">
                <text:p>4.8</text:p>
              </table:table-cell>
              <table:table-cell office:value-type="float" office:value="2237106.50453637">
                <text:p>2237106.50453637</text:p>
              </table:table-cell>
              <table:table-cell office:value-type="float" office:value="1.2">
                <text:p>1.2</text:p>
              </table:table-cell>
              <table:table-cell office:value-type="float" office:value="1026733.03526668">
                <text:p>1026733.03526668</text:p>
              </table:table-cell>
              <table:table-cell office:value-type="float" office:value="0.03">
                <text:p>0.03</text:p>
              </table:table-cell>
              <table:table-cell office:value-type="float" office:value="-224119.554949829">
                <text:p>-224119.554949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">
                <text:p>3.2</text:p>
              </table:table-cell>
              <table:table-cell office:value-type="float" office:value="2237930.8388176">
                <text:p>2237930.8388176</text:p>
              </table:table-cell>
              <table:table-cell office:value-type="float" office:value="0.8">
                <text:p>0.8</text:p>
              </table:table-cell>
              <table:table-cell office:value-type="float" office:value="983994.17047729">
                <text:p>983994.17047729</text:p>
              </table:table-cell>
              <table:table-cell office:value-type="float" office:value="0.02">
                <text:p>0.02</text:p>
              </table:table-cell>
              <table:table-cell office:value-type="float" office:value="-420108.252565032">
                <text:p>-420108.2525650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84">
                <text:p>1.584</text:p>
              </table:table-cell>
              <table:table-cell office:value-type="float" office:value="2180839.71079529">
                <text:p>2180839.71079529</text:p>
              </table:table-cell>
              <table:table-cell office:value-type="float" office:value="0.4">
                <text:p>0.4</text:p>
              </table:table-cell>
              <table:table-cell office:value-type="float" office:value="834164.346404599">
                <text:p>834164.346404599</text:p>
              </table:table-cell>
              <table:table-cell office:value-type="float" office:value="0.01">
                <text:p>0.01</text:p>
              </table:table-cell>
              <table:table-cell office:value-type="float" office:value="-986785.796388938">
                <text:p>-986785.796388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68">
                <text:p>1.568</text:p>
              </table:table-cell>
              <table:table-cell office:value-type="float" office:value="2179414.79614652">
                <text:p>2179414.79614652</text:p>
              </table:table-cell>
              <table:table-cell office:value-type="float" office:value="0.4">
                <text:p>0.4</text:p>
              </table:table-cell>
              <table:table-cell office:value-type="float" office:value="834164.346404599">
                <text:p>834164.346404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52">
                <text:p>1.552</text:p>
              </table:table-cell>
              <table:table-cell office:value-type="float" office:value="2177955.85848009">
                <text:p>2177955.85848009</text:p>
              </table:table-cell>
              <table:table-cell office:value-type="float" office:value="0.396">
                <text:p>0.396</text:p>
              </table:table-cell>
              <table:table-cell office:value-type="float" office:value="831080.924879074">
                <text:p>831080.92487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36">
                <text:p>1.536</text:p>
              </table:table-cell>
              <table:table-cell office:value-type="float" office:value="2176461.87184801">
                <text:p>2176461.87184801</text:p>
              </table:table-cell>
              <table:table-cell office:value-type="float" office:value="0.392">
                <text:p>0.392</text:p>
              </table:table-cell>
              <table:table-cell office:value-type="float" office:value="827934.700194269">
                <text:p>827934.70019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2">
                <text:p>1.52</text:p>
              </table:table-cell>
              <table:table-cell office:value-type="float" office:value="2174931.76821795">
                <text:p>2174931.76821795</text:p>
              </table:table-cell>
              <table:table-cell office:value-type="float" office:value="0.388">
                <text:p>0.388</text:p>
              </table:table-cell>
              <table:table-cell office:value-type="float" office:value="824723.794096966">
                <text:p>824723.794096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04">
                <text:p>1.504</text:p>
              </table:table-cell>
              <table:table-cell office:value-type="float" office:value="2173364.43528021">
                <text:p>2173364.43528021</text:p>
              </table:table-cell>
              <table:table-cell office:value-type="float" office:value="0.384">
                <text:p>0.384</text:p>
              </table:table-cell>
              <table:table-cell office:value-type="float" office:value="821446.251973725">
                <text:p>821446.25197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88">
                <text:p>1.488</text:p>
              </table:table-cell>
              <table:table-cell office:value-type="float" office:value="2171758.7141157">
                <text:p>2171758.7141157</text:p>
              </table:table-cell>
              <table:table-cell office:value-type="float" office:value="0.38">
                <text:p>0.38</text:p>
              </table:table-cell>
              <table:table-cell office:value-type="float" office:value="818100.038909019">
                <text:p>818100.038909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72">
                <text:p>1.472</text:p>
              </table:table-cell>
              <table:table-cell office:value-type="float" office:value="2170113.39671425">
                <text:p>2170113.39671425</text:p>
              </table:table-cell>
              <table:table-cell office:value-type="float" office:value="0.376">
                <text:p>0.376</text:p>
              </table:table-cell>
              <table:table-cell office:value-type="float" office:value="814683.03549575">
                <text:p>814683.0354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56">
                <text:p>1.456</text:p>
              </table:table-cell>
              <table:table-cell office:value-type="float" office:value="2168427.22333218">
                <text:p>2168427.22333218</text:p>
              </table:table-cell>
              <table:table-cell office:value-type="float" office:value="0.372">
                <text:p>0.372</text:p>
              </table:table-cell>
              <table:table-cell office:value-type="float" office:value="811193.033379754">
                <text:p>811193.03337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4">
                <text:p>1.44</text:p>
              </table:table-cell>
              <table:table-cell office:value-type="float" office:value="2166698.87967656">
                <text:p>2166698.87967656</text:p>
              </table:table-cell>
              <table:table-cell office:value-type="float" office:value="0.368">
                <text:p>0.368</text:p>
              </table:table-cell>
              <table:table-cell office:value-type="float" office:value="807627.73051833">
                <text:p>807627.7305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24">
                <text:p>1.424</text:p>
              </table:table-cell>
              <table:table-cell office:value-type="float" office:value="2164926.99390287">
                <text:p>2164926.99390287</text:p>
              </table:table-cell>
              <table:table-cell office:value-type="float" office:value="0.364">
                <text:p>0.364</text:p>
              </table:table-cell>
              <table:table-cell office:value-type="float" office:value="803984.726131101">
                <text:p>803984.72613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08">
                <text:p>1.408</text:p>
              </table:table-cell>
              <table:table-cell office:value-type="float" office:value="2163110.13341138">
                <text:p>2163110.13341138</text:p>
              </table:table-cell>
              <table:table-cell office:value-type="float" office:value="0.36">
                <text:p>0.36</text:p>
              </table:table-cell>
              <table:table-cell office:value-type="float" office:value="800261.515319586">
                <text:p>800261.515319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92">
                <text:p>1.392</text:p>
              </table:table-cell>
              <table:table-cell office:value-type="float" office:value="2161246.80142632">
                <text:p>2161246.80142632</text:p>
              </table:table-cell>
              <table:table-cell office:value-type="float" office:value="0.356">
                <text:p>0.356</text:p>
              </table:table-cell>
              <table:table-cell office:value-type="float" office:value="796455.483329781">
                <text:p>796455.48332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76">
                <text:p>1.376</text:p>
              </table:table-cell>
              <table:table-cell office:value-type="float" office:value="2159335.43334035">
                <text:p>2159335.43334035</text:p>
              </table:table-cell>
              <table:table-cell office:value-type="float" office:value="0.352">
                <text:p>0.352</text:p>
              </table:table-cell>
              <table:table-cell office:value-type="float" office:value="792563.899429753">
                <text:p>792563.899429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6">
                <text:p>1.36</text:p>
              </table:table-cell>
              <table:table-cell office:value-type="float" office:value="2157374.39280531">
                <text:p>2157374.39280531</text:p>
              </table:table-cell>
              <table:table-cell office:value-type="float" office:value="0.348">
                <text:p>0.348</text:p>
              </table:table-cell>
              <table:table-cell office:value-type="float" office:value="788583.910371652">
                <text:p>788583.91037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44">
                <text:p>1.344</text:p>
              </table:table-cell>
              <table:table-cell office:value-type="float" office:value="2155361.96754847">
                <text:p>2155361.96754847</text:p>
              </table:table-cell>
              <table:table-cell office:value-type="float" office:value="0.344">
                <text:p>0.344</text:p>
              </table:table-cell>
              <table:table-cell office:value-type="float" office:value="784512.533404812">
                <text:p>784512.533404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8">
                <text:p>1.328</text:p>
              </table:table-cell>
              <table:table-cell office:value-type="float" office:value="2153296.36489134">
                <text:p>2153296.36489134</text:p>
              </table:table-cell>
              <table:table-cell office:value-type="float" office:value="0.34">
                <text:p>0.34</text:p>
              </table:table-cell>
              <table:table-cell office:value-type="float" office:value="780346.648803434">
                <text:p>780346.64880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12">
                <text:p>1.312</text:p>
              </table:table-cell>
              <table:table-cell office:value-type="float" office:value="2151175.7069461">
                <text:p>2151175.7069461</text:p>
              </table:table-cell>
              <table:table-cell office:value-type="float" office:value="0.336">
                <text:p>0.336</text:p>
              </table:table-cell>
              <table:table-cell office:value-type="float" office:value="776082.991868972">
                <text:p>776082.99186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96">
                <text:p>1.296</text:p>
              </table:table-cell>
              <table:table-cell office:value-type="float" office:value="2148998.02546216">
                <text:p>2148998.02546216</text:p>
              </table:table-cell>
              <table:table-cell office:value-type="float" office:value="0.332">
                <text:p>0.332</text:p>
              </table:table-cell>
              <table:table-cell office:value-type="float" office:value="771718.144363491">
                <text:p>771718.144363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8">
                <text:p>1.28</text:p>
              </table:table-cell>
              <table:table-cell office:value-type="float" office:value="2146761.25629269">
                <text:p>2146761.25629269</text:p>
              </table:table-cell>
              <table:table-cell office:value-type="float" office:value="0.328">
                <text:p>0.328</text:p>
              </table:table-cell>
              <table:table-cell office:value-type="float" office:value="767248.5253261">
                <text:p>767248.525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64">
                <text:p>1.264</text:p>
              </table:table-cell>
              <table:table-cell office:value-type="float" office:value="2144463.23344787">
                <text:p>2144463.23344787</text:p>
              </table:table-cell>
              <table:table-cell office:value-type="float" office:value="0.324">
                <text:p>0.324</text:p>
              </table:table-cell>
              <table:table-cell office:value-type="float" office:value="762670.381219846">
                <text:p>762670.381219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48">
                <text:p>1.248</text:p>
              </table:table-cell>
              <table:table-cell office:value-type="float" office:value="2142101.68269835">
                <text:p>2142101.68269835</text:p>
              </table:table-cell>
              <table:table-cell office:value-type="float" office:value="0.32">
                <text:p>0.32</text:p>
              </table:table-cell>
              <table:table-cell office:value-type="float" office:value="757979.775351271">
                <text:p>757979.77535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32">
                <text:p>1.232</text:p>
              </table:table-cell>
              <table:table-cell office:value-type="float" office:value="2139674.21468865">
                <text:p>2139674.21468865</text:p>
              </table:table-cell>
              <table:table-cell office:value-type="float" office:value="0.316">
                <text:p>0.316</text:p>
              </table:table-cell>
              <table:table-cell office:value-type="float" office:value="753172.576499067">
                <text:p>753172.57649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16">
                <text:p>1.216</text:p>
              </table:table-cell>
              <table:table-cell office:value-type="float" office:value="2137178.31751589">
                <text:p>2137178.31751589</text:p>
              </table:table-cell>
              <table:table-cell office:value-type="float" office:value="0.288">
                <text:p>0.288</text:p>
              </table:table-cell>
              <table:table-cell office:value-type="float" office:value="715863.593135096">
                <text:p>715863.593135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">
                <text:p>1.2</text:p>
              </table:table-cell>
              <table:table-cell office:value-type="float" office:value="2134611.34872475">
                <text:p>2134611.34872475</text:p>
              </table:table-cell>
              <table:table-cell office:value-type="float" office:value="0.284">
                <text:p>0.284</text:p>
              </table:table-cell>
              <table:table-cell office:value-type="float" office:value="709947.070486992">
                <text:p>709947.07048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84">
                <text:p>1.184</text:p>
              </table:table-cell>
              <table:table-cell office:value-type="float" office:value="2131970.52666423">
                <text:p>2131970.52666423</text:p>
              </table:table-cell>
              <table:table-cell office:value-type="float" office:value="0.28">
                <text:p>0.28</text:p>
              </table:table-cell>
              <table:table-cell office:value-type="float" office:value="703865.648274046">
                <text:p>703865.648274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68">
                <text:p>1.168</text:p>
              </table:table-cell>
              <table:table-cell office:value-type="float" office:value="2129252.92114578">
                <text:p>2129252.92114578</text:p>
              </table:table-cell>
              <table:table-cell office:value-type="float" office:value="0.276">
                <text:p>0.276</text:p>
              </table:table-cell>
              <table:table-cell office:value-type="float" office:value="697612.389590015">
                <text:p>697612.38959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2">
                <text:p>1.152</text:p>
              </table:table-cell>
              <table:table-cell office:value-type="float" office:value="2126455.44333598">
                <text:p>2126455.44333598</text:p>
              </table:table-cell>
              <table:table-cell office:value-type="float" office:value="0.272">
                <text:p>0.272</text:p>
              </table:table-cell>
              <table:table-cell office:value-type="float" office:value="691179.95924034">
                <text:p>691179.9592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36">
                <text:p>1.136</text:p>
              </table:table-cell>
              <table:table-cell office:value-type="float" office:value="2123574.83480928">
                <text:p>2123574.83480928</text:p>
              </table:table-cell>
              <table:table-cell office:value-type="float" office:value="0.268">
                <text:p>0.268</text:p>
              </table:table-cell>
              <table:table-cell office:value-type="float" office:value="684560.594582422">
                <text:p>684560.59458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">
                <text:p>1.12</text:p>
              </table:table-cell>
              <table:table-cell office:value-type="float" office:value="2120607.65567806">
                <text:p>2120607.65567806</text:p>
              </table:table-cell>
              <table:table-cell office:value-type="float" office:value="0.264">
                <text:p>0.264</text:p>
              </table:table-cell>
              <table:table-cell office:value-type="float" office:value="677746.073756608">
                <text:p>677746.07375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04">
                <text:p>1.104</text:p>
              </table:table-cell>
              <table:table-cell office:value-type="float" office:value="2117550.27170764">
                <text:p>2117550.27170764</text:p>
              </table:table-cell>
              <table:table-cell office:value-type="float" office:value="0.26">
                <text:p>0.26</text:p>
              </table:table-cell>
              <table:table-cell office:value-type="float" office:value="670727.681030667">
                <text:p>670727.681030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88">
                <text:p>1.088</text:p>
              </table:table-cell>
              <table:table-cell office:value-type="float" office:value="2114398.84031339">
                <text:p>2114398.84031339</text:p>
              </table:table-cell>
              <table:table-cell office:value-type="float" office:value="0.256">
                <text:p>0.256</text:p>
              </table:table-cell>
              <table:table-cell office:value-type="float" office:value="663496.168946258">
                <text:p>663496.16894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72">
                <text:p>1.072</text:p>
              </table:table-cell>
              <table:table-cell office:value-type="float" office:value="2111149.29532461">
                <text:p>2111149.29532461</text:p>
              </table:table-cell>
              <table:table-cell office:value-type="float" office:value="0.252">
                <text:p>0.252</text:p>
              </table:table-cell>
              <table:table-cell office:value-type="float" office:value="656041.716916838">
                <text:p>656041.71691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56">
                <text:p>1.056</text:p>
              </table:table-cell>
              <table:table-cell office:value-type="float" office:value="2107797.33038645">
                <text:p>2107797.33038645</text:p>
              </table:table-cell>
              <table:table-cell office:value-type="float" office:value="0.248">
                <text:p>0.248</text:p>
              </table:table-cell>
              <table:table-cell office:value-type="float" office:value="648353.885881711">
                <text:p>648353.88588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4">
                <text:p>1.04</text:p>
              </table:table-cell>
              <table:table-cell office:value-type="float" office:value="2104338.38085509">
                <text:p>2104338.38085509</text:p>
              </table:table-cell>
              <table:table-cell office:value-type="float" office:value="0.244">
                <text:p>0.244</text:p>
              </table:table-cell>
              <table:table-cell office:value-type="float" office:value="640421.568569715">
                <text:p>640421.56856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24">
                <text:p>1.024</text:p>
              </table:table-cell>
              <table:table-cell office:value-type="float" office:value="2100767.60402381">
                <text:p>2100767.60402381</text:p>
              </table:table-cell>
              <table:table-cell office:value-type="float" office:value="0.24">
                <text:p>0.24</text:p>
              </table:table-cell>
              <table:table-cell office:value-type="float" office:value="632232.934867205">
                <text:p>632232.934867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08">
                <text:p>1.008</text:p>
              </table:table-cell>
              <table:table-cell office:value-type="float" office:value="2097079.85749718">
                <text:p>2097079.85749718</text:p>
              </table:table-cell>
              <table:table-cell office:value-type="float" office:value="0.236">
                <text:p>0.236</text:p>
              </table:table-cell>
              <table:table-cell office:value-type="float" office:value="623775.371717245">
                <text:p>623775.37171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2">
                <text:p>0.992</text:p>
              </table:table-cell>
              <table:table-cell office:value-type="float" office:value="2093269.67550711">
                <text:p>2093269.67550711</text:p>
              </table:table-cell>
              <table:table-cell office:value-type="float" office:value="0.232">
                <text:p>0.232</text:p>
              </table:table-cell>
              <table:table-cell office:value-type="float" office:value="615035.416898832">
                <text:p>615035.41689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76">
                <text:p>0.976</text:p>
              </table:table-cell>
              <table:table-cell office:value-type="float" office:value="2089331.242938">
                <text:p>2089331.242938</text:p>
              </table:table-cell>
              <table:table-cell office:value-type="float" office:value="0.228">
                <text:p>0.228</text:p>
              </table:table-cell>
              <table:table-cell office:value-type="float" office:value="605998.685944635">
                <text:p>605998.68594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">
                <text:p>0.96</text:p>
              </table:table-cell>
              <table:table-cell office:value-type="float" office:value="2085258.36679765">
                <text:p>2085258.36679765</text:p>
              </table:table-cell>
              <table:table-cell office:value-type="float" office:value="0.224">
                <text:p>0.224</text:p>
              </table:table-cell>
              <table:table-cell office:value-type="float" office:value="596649.791351044">
                <text:p>596649.79135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44">
                <text:p>0.944</text:p>
              </table:table-cell>
              <table:table-cell office:value-type="float" office:value="2081044.44483484">
                <text:p>2081044.44483484</text:p>
              </table:table-cell>
              <table:table-cell office:value-type="float" office:value="0.22">
                <text:p>0.22</text:p>
              </table:table-cell>
              <table:table-cell office:value-type="float" office:value="586972.253112675">
                <text:p>586972.25311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28">
                <text:p>0.928</text:p>
              </table:table-cell>
              <table:table-cell office:value-type="float" office:value="2076682.43096448">
                <text:p>2076682.43096448</text:p>
              </table:table-cell>
              <table:table-cell office:value-type="float" office:value="0.216">
                <text:p>0.216</text:p>
              </table:table-cell>
              <table:table-cell office:value-type="float" office:value="576948.399471783">
                <text:p>576948.39947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12">
                <text:p>0.912</text:p>
              </table:table-cell>
              <table:table-cell office:value-type="float" office:value="2072164.79711358">
                <text:p>2072164.79711358</text:p>
              </table:table-cell>
              <table:table-cell office:value-type="float" office:value="0.212">
                <text:p>0.212</text:p>
              </table:table-cell>
              <table:table-cell office:value-type="float" office:value="566559.256607507">
                <text:p>566559.256607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6">
                <text:p>0.896</text:p>
              </table:table-cell>
              <table:table-cell office:value-type="float" office:value="2067483.49104699">
                <text:p>2067483.49104699</text:p>
              </table:table-cell>
              <table:table-cell office:value-type="float" office:value="0.208">
                <text:p>0.208</text:p>
              </table:table-cell>
              <table:table-cell office:value-type="float" office:value="555784.425795997">
                <text:p>555784.425795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">
                <text:p>0.88</text:p>
              </table:table-cell>
              <table:table-cell office:value-type="float" office:value="2062629.88966874">
                <text:p>2062629.88966874</text:p>
              </table:table-cell>
              <table:table-cell office:value-type="float" office:value="0.204">
                <text:p>0.204</text:p>
              </table:table-cell>
              <table:table-cell office:value-type="float" office:value="544601.946344769">
                <text:p>544601.946344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2057594.7472204">
                <text:p>2057594.7472204</text:p>
              </table:table-cell>
              <table:table-cell office:value-type="float" office:value="0.2">
                <text:p>0.2</text:p>
              </table:table-cell>
              <table:table-cell office:value-type="float" office:value="532988.142336323">
                <text:p>532988.14233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48">
                <text:p>0.848</text:p>
              </table:table-cell>
              <table:table-cell office:value-type="float" office:value="2052368.13771242">
                <text:p>2052368.13771242</text:p>
              </table:table-cell>
              <table:table-cell office:value-type="float" office:value="0.196">
                <text:p>0.196</text:p>
              </table:table-cell>
              <table:table-cell office:value-type="float" office:value="520917.450899034">
                <text:p>520917.450899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48">
                <text:p>0.448</text:p>
              </table:table-cell>
              <table:table-cell office:value-type="float" office:value="1802551.50521973">
                <text:p>1802551.50521973</text:p>
              </table:table-cell>
              <table:table-cell office:value-type="float" office:value="0.192">
                <text:p>0.192</text:p>
              </table:table-cell>
              <table:table-cell office:value-type="float" office:value="508362.229347419">
                <text:p>508362.22934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2">
                <text:p>0.432</text:p>
              </table:table-cell>
              <table:table-cell office:value-type="float" office:value="1783236.32254855">
                <text:p>1783236.32254855</text:p>
              </table:table-cell>
              <table:table-cell office:value-type="float" office:value="0.188">
                <text:p>0.188</text:p>
              </table:table-cell>
              <table:table-cell office:value-type="float" office:value="495292.538086835">
                <text:p>495292.538086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6">
                <text:p>0.416</text:p>
              </table:table-cell>
              <table:table-cell office:value-type="float" office:value="1762487.68959018">
                <text:p>1762487.68959018</text:p>
              </table:table-cell>
              <table:table-cell office:value-type="float" office:value="0.184">
                <text:p>0.184</text:p>
              </table:table-cell>
              <table:table-cell office:value-type="float" office:value="481675.89564392">
                <text:p>481675.8956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">
                <text:p>0.4</text:p>
              </table:table-cell>
              <table:table-cell office:value-type="float" office:value="1740139.32897467">
                <text:p>1740139.32897467</text:p>
              </table:table-cell>
              <table:table-cell office:value-type="float" office:value="0.18">
                <text:p>0.18</text:p>
              </table:table-cell>
              <table:table-cell office:value-type="float" office:value="467477.001544908">
                <text:p>467477.00154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4">
                <text:p>0.384</text:p>
              </table:table-cell>
              <table:table-cell office:value-type="float" office:value="1715997.94090868">
                <text:p>1715997.94090868</text:p>
              </table:table-cell>
              <table:table-cell office:value-type="float" office:value="0.176">
                <text:p>0.176</text:p>
              </table:table-cell>
              <table:table-cell office:value-type="float" office:value="452657.421995179">
                <text:p>452657.42199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8">
                <text:p>0.368</text:p>
              </table:table-cell>
              <table:table-cell office:value-type="float" office:value="1689837.44623286">
                <text:p>1689837.44623286</text:p>
              </table:table-cell>
              <table:table-cell office:value-type="float" office:value="0.172">
                <text:p>0.172</text:p>
              </table:table-cell>
              <table:table-cell office:value-type="float" office:value="437175.232385604">
                <text:p>437175.23238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2">
                <text:p>0.352</text:p>
              </table:table-cell>
              <table:table-cell office:value-type="float" office:value="1661391.68579037">
                <text:p>1661391.68579037</text:p>
              </table:table-cell>
              <table:table-cell office:value-type="float" office:value="0.168">
                <text:p>0.168</text:p>
              </table:table-cell>
              <table:table-cell office:value-type="float" office:value="420984.609526588">
                <text:p>420984.60952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36">
                <text:p>0.336</text:p>
              </table:table-cell>
              <table:table-cell office:value-type="float" office:value="1630345.06904384">
                <text:p>1630345.06904384</text:p>
              </table:table-cell>
              <table:table-cell office:value-type="float" office:value="0.164">
                <text:p>0.164</text:p>
              </table:table-cell>
              <table:table-cell office:value-type="float" office:value="404035.36514182">
                <text:p>404035.36514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">
                <text:p>0.32</text:p>
              </table:table-cell>
              <table:table-cell office:value-type="float" office:value="1596320.46467861">
                <text:p>1596320.46467861</text:p>
              </table:table-cell>
              <table:table-cell office:value-type="float" office:value="0.16">
                <text:p>0.16</text:p>
              </table:table-cell>
              <table:table-cell office:value-type="float" office:value="386272.410480065">
                <text:p>386272.41048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04">
                <text:p>0.304</text:p>
              </table:table-cell>
              <table:table-cell office:value-type="float" office:value="1558863.33200952">
                <text:p>1558863.33200952</text:p>
              </table:table-cell>
              <table:table-cell office:value-type="float" office:value="0.156">
                <text:p>0.156</text:p>
              </table:table-cell>
              <table:table-cell office:value-type="float" office:value="367635.139847503">
                <text:p>367635.13984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8">
                <text:p>0.288</text:p>
              </table:table-cell>
              <table:table-cell office:value-type="float" office:value="1517420.65285965">
                <text:p>1517420.65285965</text:p>
              </table:table-cell>
              <table:table-cell office:value-type="float" office:value="0.152">
                <text:p>0.152</text:p>
              </table:table-cell>
              <table:table-cell office:value-type="float" office:value="348056.71832546">
                <text:p>348056.7183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72">
                <text:p>0.272</text:p>
              </table:table-cell>
              <table:table-cell office:value-type="float" office:value="1471312.55469983">
                <text:p>1471312.55469983</text:p>
              </table:table-cell>
              <table:table-cell office:value-type="float" office:value="0.148">
                <text:p>0.148</text:p>
              </table:table-cell>
              <table:table-cell office:value-type="float" office:value="327463.255790003">
                <text:p>327463.25579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6">
                <text:p>0.256</text:p>
              </table:table-cell>
              <table:table-cell office:value-type="float" office:value="1419693.4752159">
                <text:p>1419693.4752159</text:p>
              </table:table-cell>
              <table:table-cell office:value-type="float" office:value="0.144">
                <text:p>0.144</text:p>
              </table:table-cell>
              <table:table-cell office:value-type="float" office:value="305772.84542264">
                <text:p>305772.8454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">
                <text:p>0.24</text:p>
              </table:table-cell>
              <table:table-cell office:value-type="float" office:value="1361498.06101841">
                <text:p>1361498.06101841</text:p>
              </table:table-cell>
              <table:table-cell office:value-type="float" office:value="0.14">
                <text:p>0.14</text:p>
              </table:table-cell>
              <table:table-cell office:value-type="float" office:value="282894.43997501">
                <text:p>282894.43997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4">
                <text:p>0.224</text:p>
              </table:table-cell>
              <table:table-cell office:value-type="float" office:value="1295364.28325786">
                <text:p>1295364.28325786</text:p>
              </table:table-cell>
              <table:table-cell office:value-type="float" office:value="0.136">
                <text:p>0.136</text:p>
              </table:table-cell>
              <table:table-cell office:value-type="float" office:value="258726.532833763">
                <text:p>258726.53283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8">
                <text:p>0.208</text:p>
              </table:table-cell>
              <table:table-cell office:value-type="float" office:value="1219521.69001785">
                <text:p>1219521.69001785</text:p>
              </table:table-cell>
              <table:table-cell office:value-type="float" office:value="0.132">
                <text:p>0.132</text:p>
              </table:table-cell>
              <table:table-cell office:value-type="float" office:value="233155.603037706">
                <text:p>233155.60303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2">
                <text:p>0.192</text:p>
              </table:table-cell>
              <table:table-cell office:value-type="float" office:value="1131624.77317748">
                <text:p>1131624.77317748</text:p>
              </table:table-cell>
              <table:table-cell office:value-type="float" office:value="0.128">
                <text:p>0.128</text:p>
              </table:table-cell>
              <table:table-cell office:value-type="float" office:value="206054.273308446">
                <text:p>206054.273308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76">
                <text:p>0.176</text:p>
              </table:table-cell>
              <table:table-cell office:value-type="float" office:value="1028497.06986083">
                <text:p>1028497.06986083</text:p>
              </table:table-cell>
              <table:table-cell office:value-type="float" office:value="0.124">
                <text:p>0.124</text:p>
              </table:table-cell>
              <table:table-cell office:value-type="float" office:value="177279.117166518">
                <text:p>177279.11716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">
                <text:p>0.16</text:p>
              </table:table-cell>
              <table:table-cell office:value-type="float" office:value="905724.506953756">
                <text:p>905724.506953756</text:p>
              </table:table-cell>
              <table:table-cell office:value-type="float" office:value="0.12">
                <text:p>0.12</text:p>
              </table:table-cell>
              <table:table-cell office:value-type="float" office:value="146668.034360369">
                <text:p>146668.03436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4">
                <text:p>0.144</text:p>
              </table:table-cell>
              <table:table-cell office:value-type="float" office:value="756982.634002108">
                <text:p>756982.634002108</text:p>
              </table:table-cell>
              <table:table-cell office:value-type="float" office:value="0.116">
                <text:p>0.116</text:p>
              </table:table-cell>
              <table:table-cell office:value-type="float" office:value="114037.091819232">
                <text:p>114037.091819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28">
                <text:p>0.128</text:p>
              </table:table-cell>
              <table:table-cell office:value-type="float" office:value="572868.758028656">
                <text:p>572868.758028656</text:p>
              </table:table-cell>
              <table:table-cell office:value-type="float" office:value="0.112">
                <text:p>0.112</text:p>
              </table:table-cell>
              <table:table-cell office:value-type="float" office:value="79176.6983235655">
                <text:p>79176.698323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2">
                <text:p>0.112</text:p>
              </table:table-cell>
              <table:table-cell office:value-type="float" office:value="338752.328190458">
                <text:p>338752.328190458</text:p>
              </table:table-cell>
              <table:table-cell office:value-type="float" office:value="0.108">
                <text:p>0.108</text:p>
              </table:table-cell>
              <table:table-cell office:value-type="float" office:value="41846.9425006832">
                <text:p>41846.942500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6">
                <text:p>0.096</text:p>
              </table:table-cell>
              <table:table-cell office:value-type="float" office:value="30518.454421368">
                <text:p>30518.454421368</text:p>
              </table:table-cell>
              <table:table-cell office:value-type="float" office:value="0.104">
                <text:p>0.104</text:p>
              </table:table-cell>
              <table:table-cell office:value-type="float" office:value="1771.87195429555">
                <text:p>1771.87195429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">
                <text:p>0.08</text:p>
              </table:table-cell>
              <table:table-cell office:value-type="float" office:value="-394690.333535832">
                <text:p>-394690.333535832</text:p>
              </table:table-cell>
              <table:table-cell office:value-type="float" office:value="0.1">
                <text:p>0.1</text:p>
              </table:table-cell>
              <table:table-cell office:value-type="float" office:value="-41367.5789086502">
                <text:p>-41367.578908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4">
                <text:p>0.064</text:p>
              </table:table-cell>
              <table:table-cell office:value-type="float" office:value="-1021313.80509558">
                <text:p>-1021313.80509558</text:p>
              </table:table-cell>
              <table:table-cell office:value-type="float" office:value="0.096">
                <text:p>0.096</text:p>
              </table:table-cell>
              <table:table-cell office:value-type="float" office:value="-87942.4010922115">
                <text:p>-87942.401092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8">
                <text:p>0.048</text:p>
              </table:table-cell>
              <table:table-cell office:value-type="float" office:value="-2042794.74539709">
                <text:p>-2042794.74539709</text:p>
              </table:table-cell>
              <table:table-cell office:value-type="float" office:value="0.092">
                <text:p>0.092</text:p>
              </table:table-cell>
              <table:table-cell office:value-type="float" office:value="-138386.585580444">
                <text:p>-138386.58558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2">
                <text:p>0.032</text:p>
              </table:table-cell>
              <table:table-cell office:value-type="float" office:value="-4025645.99544805">
                <text:p>-4025645.99544805</text:p>
              </table:table-cell>
              <table:table-cell office:value-type="float" office:value="0.096">
                <text:p>0.096</text:p>
              </table:table-cell>
              <table:table-cell office:value-type="float" office:value="-87942.4010922115">
                <text:p>-87942.401092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6">
                <text:p>0.016</text:p>
              </table:table-cell>
              <table:table-cell office:value-type="float" office:value="-9699145.91396231">
                <text:p>-9699145.91396231</text:p>
              </table:table-cell>
              <table:table-cell office:value-type="float" office:value="0.092">
                <text:p>0.092</text:p>
              </table:table-cell>
              <table:table-cell office:value-type="float" office:value="-138386.585580444">
                <text:p>-138386.58558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">
                <text:p>0.088</text:p>
              </table:table-cell>
              <table:table-cell office:value-type="float" office:value="-193211.170197437">
                <text:p>-193211.17019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">
                <text:p>0.084</text:p>
              </table:table-cell>
              <table:table-cell office:value-type="float" office:value="-253022.235844515">
                <text:p>-253022.235844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-318544.215241173">
                <text:p>-318544.21524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">
                <text:p>0.076</text:p>
              </table:table-cell>
              <table:table-cell office:value-type="float" office:value="-390650.444168346">
                <text:p>-390650.44416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">
                <text:p>0.072</text:p>
              </table:table-cell>
              <table:table-cell office:value-type="float" office:value="-470403.732353637">
                <text:p>-470403.73235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">
                <text:p>0.068</text:p>
              </table:table-cell>
              <table:table-cell office:value-type="float" office:value="-559111.021717198">
                <text:p>-559111.021717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-658398.207987431">
                <text:p>-658398.207987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-770314.401154622">
                <text:p>-770314.401154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-897480.132666604">
                <text:p>-897480.132666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">
                <text:p>0.052</text:p>
              </table:table-cell>
              <table:table-cell office:value-type="float" office:value="-1043302.82969598">
                <text:p>-1043302.8296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-1212298.21996884">
                <text:p>-1212298.2199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">
                <text:p>0.044</text:p>
              </table:table-cell>
              <table:table-cell office:value-type="float" office:value="-1410584.07556134">
                <text:p>-1410584.0755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-1646665.11168221">
                <text:p>-1646665.1116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">
                <text:p>0.036</text:p>
              </table:table-cell>
              <table:table-cell office:value-type="float" office:value="-1932732.01075065">
                <text:p>-1932732.0107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-2286917.35046119">
                <text:p>-2286917.35046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">
                <text:p>0.028</text:p>
              </table:table-cell>
              <table:table-cell office:value-type="float" office:value="-2737449.84098592">
                <text:p>-2737449.8409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">
                <text:p>0.024</text:p>
              </table:table-cell>
              <table:table-cell office:value-type="float" office:value="-3330884.36240621">
                <text:p>-3330884.3624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-4150013.36352087">
                <text:p>-4150013.3635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-5358083.1402426">
                <text:p>-5358083.140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">
                <text:p>0.012</text:p>
              </table:table-cell>
              <table:table-cell office:value-type="float" office:value="-7329421.6101562">
                <text:p>-7329421.610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">
                <text:p>0.008</text:p>
              </table:table-cell>
              <table:table-cell office:value-type="float" office:value="-11161604.1133401">
                <text:p>-11161604.113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